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94a3b8"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53">
      <style:graphic-properties draw:fill="solid" draw:fill-color="#0d1b3e" draw:opacity="100%" draw:stroke="solid" svg:stroke-width="0.01389in" svg:stroke-color="#0d1b3e" svg:stroke-opacity="100%"/>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draw:fill="solid" draw:fill-color="#00bcd4" draw:opacity="100%" draw:stroke="solid" svg:stroke-width="0.01389in" svg:stroke-color="#00bcd4" svg:stroke-opacity="100%"/>
    </style:style>
    <style:style style:family="graphic" style:name="a2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2">
      <style:graphic-properties draw:fill="solid" draw:fill-color="#f0b429" draw:opacity="10%" draw:stroke="solid" svg:stroke-width="0.01389in" svg:stroke-color="#f0b429" svg:stroke-opacity="50%"/>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0d1b3e" draw:opacity="100%" draw:stroke="solid" svg:stroke-width="0.01389in" svg:stroke-color="#0d1b3e" svg:stroke-opacity="100%"/>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64">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241">
      <style:text-properties fo:font-variant="normal" fo:text-transform="none" fo:color="#94a3b8"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00bcd4" draw:opacity="100%" draw:stroke="solid" svg:stroke-width="0.01389in" svg:stroke-color="#00bcd4" svg:stroke-opacity="100%"/>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draw:fill="none" draw:stroke="none"/>
    </style:style>
    <style:style style:family="graphic" style:name="a1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draw:fill="none" draw:stroke="non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1">
      <style:graphic-properties draw:fill="solid" draw:fill-color="#112244" draw:opacity="100%" draw:stroke="solid" svg:stroke-width="0.01389in" svg:stroke-color="#1e3a6e" svg:stroke-opacity="100%"/>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c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29">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5">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1">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
      <style:graphic-properties draw:fill="solid" draw:fill-color="#0d1b3e" draw:opacity="100%" draw:stroke="solid" svg:stroke-width="0.01389in" svg:stroke-color="#0d1b3e" svg:stroke-opacity="100%"/>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draw:fill="solid" draw:fill-color="#00bcd4" draw:opacity="100%" draw:stroke="solid" svg:stroke-width="0.01389in" svg:stroke-color="#00bcd4" svg:stroke-opacity="100%"/>
    </style:style>
    <style:style style:family="graphic" style:name="a1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draw:fill="solid" draw:fill-color="#0d1b3e" draw:opacity="100%" draw:stroke="solid" svg:stroke-width="0.01389in" svg:stroke-color="#0d1b3e" svg:stroke-opacity="100%"/>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1">
      <style:graphic-properties draw:fill="solid" draw:fill-color="#00bcd4" draw:opacity="100%" draw:stroke="solid" svg:stroke-width="0.01389in" svg:stroke-color="#00bcd4" svg:stroke-opacity="100%"/>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draw:fill="solid" draw:fill-color="#0d1b3e" draw:opacity="100%" draw:stroke="solid" svg:stroke-width="0.01389in" svg:stroke-color="#0d1b3e" svg:strok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36">
      <style:graphic-properties draw:fill="solid" draw:fill-color="#0d1b3e" draw:opacity="100%" draw:stroke="solid" svg:stroke-width="0.01389in" svg:stroke-color="#0d1b3e" svg:stroke-opacity="100%"/>
    </style:style>
    <style:style style:family="graphic" style:name="a4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draw:fill="solid" draw:fill-color="#112244" draw:opacity="100%" draw:stroke="solid" svg:stroke-width="0.01389in" svg:stroke-color="#1e3a6e" svg:stroke-opacity="100%"/>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1">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draw:fill="solid" draw:fill-color="#00bcd4" draw:opacity="100%" draw:stroke="solid" svg:stroke-width="0.01389in" svg:stroke-color="#00bcd4" svg:stroke-opacity="100%"/>
    </style:style>
    <style:style style:family="graphic" style:name="a2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
      <style:text-properties fo:font-variant="normal" fo:text-transform="none" fo:color="#94a3b8"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solid" draw:fill-color="#00bcd4" draw:opacity="12%" draw:stroke="solid" svg:stroke-width="0.01389in" svg:stroke-color="#00bcd4" svg:stroke-opacity="45%"/>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draw:fill="solid" draw:fill-color="#00bcd4" draw:opacity="100%" draw:stroke="solid" svg:stroke-width="0.01389in" svg:stroke-color="#00bcd4" svg:stroke-opacity="100%"/>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draw:fill="solid" draw:fill-color="#64748b" draw:opacity="100%" draw:stroke="solid" svg:stroke-width="0.01389in" svg:stroke-color="#64748b" svg:stroke-opacity="100%"/>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solid" draw:fill-color="#64748b" draw:opacity="100%" draw:stroke="solid" svg:stroke-width="0.01389in" svg:stroke-color="#64748b" svg:stroke-opacity="100%"/>
    </style:style>
    <style:style style:family="graphic" style:name="a4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06">
      <style:graphic-properties draw:fill="solid" draw:fill-color="#64748b" draw:opacity="100%" draw:stroke="solid" svg:stroke-width="0.01389in" svg:stroke-color="#64748b" svg:stroke-opacity="100%"/>
    </style:style>
    <style:style style:family="presentation" style:name="a507">
      <style:graphic-properties draw:fill="none" draw:stroke="non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graphic-properties draw:fill="solid" draw:fill-color="#00bcd4" draw:opacity="100%" draw:stroke="solid" svg:stroke-width="0.01389in" svg:stroke-color="#00bcd4" svg:stroke-opacity="100%"/>
    </style:style>
    <style:style style:family="paragraph" style:name="a1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53">
      <style:graphic-properties draw:fill="solid" draw:fill-color="#f0b429" draw:opacity="12%" draw:stroke="solid" svg:stroke-width="0.01389in" svg:stroke-color="#f0b429" svg:stroke-opacity="45%"/>
    </style:style>
    <style:style style:family="text" style:name="a278">
      <style:text-properties fo:font-variant="normal" fo:text-transform="none" fo:color="#94a3b8"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draw:fill="none" draw:stroke="none"/>
    </style:style>
    <style:style style:family="graphic" style:name="a354">
      <style:graphic-properties draw:fill="solid" draw:fill-color="#f0b429" draw:opacity="100%" draw:stroke="solid" svg:stroke-width="0.01389in" svg:stroke-color="#f0b429" svg:stroke-opacity="100%"/>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9">
      <style:graphic-properties draw:fill="solid" draw:fill-color="#00bcd4" draw:opacity="12%" draw:stroke="solid" svg:stroke-width="0.01389in" svg:stroke-color="#00bcd4" svg:stroke-opacity="45%"/>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6">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13">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37">
      <style:graphic-properties draw:fill="solid" draw:fill-color="#0d1b3e" draw:opacity="100%" draw:stroke="solid" svg:stroke-width="0.01389in" svg:stroke-color="#0d1b3e" svg:stroke-opacity="100%"/>
    </style:style>
    <style:style style:family="graphic" style:name="a514">
      <style:graphic-properties draw:fill="solid" draw:fill-color="#0d1b3e" draw:opacity="100%" draw:stroke="solid" svg:stroke-width="0.01389in" svg:stroke-color="#0d1b3e" svg:stroke-opacity="100%"/>
    </style:style>
    <style:style style:family="graphic" style:name="a438">
      <style:graphic-properties draw:fill="solid" draw:fill-color="#00bcd4" draw:opacity="100%" draw:stroke="solid" svg:stroke-width="0.01389in" svg:stroke-color="#00bcd4" svg:stroke-opacity="100%"/>
    </style:style>
    <style:style style:family="graphic" style:name="a515">
      <style:graphic-properties draw:fill="solid" draw:fill-color="#00bcd4" draw:opacity="100%" draw:stroke="solid" svg:stroke-width="0.01389in" svg:stroke-color="#00bcd4" svg:stroke-opacity="100%"/>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82">
      <style:graphic-properties draw:fill="solid" draw:fill-color="#00bcd4" draw:opacity="100%" draw:stroke="solid" svg:stroke-width="0.01389in" svg:stroke-color="#00bcd4" svg:stroke-opacity="100%"/>
    </style:style>
    <style:style style:family="graphic" style:name="a283">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0">
      <style:graphic-properties draw:fill="solid" draw:fill-color="#00bcd4" draw:opacity="100%" draw:stroke="solid" svg:stroke-width="0.01389in" svg:stroke-color="#00bcd4" svg:stroke-opacity="100%"/>
    </style:style>
    <style:style style:family="drawing-page" style:name="a4">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graphic-properties draw:fill="solid" draw:fill-color="#00bcd4" draw:opacity="100%" draw:stroke="solid" svg:stroke-width="0.01389in" svg:stroke-color="#00bcd4" svg:stroke-opacity="100%"/>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draw:fill="solid" draw:fill-color="#0a5557" draw:opacity="70%" draw:stroke="solid" svg:stroke-width="0.01389in" svg:stroke-color="#0a5557" svg:stroke-opacity="100%"/>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94a3b8"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
      <style:graphic-properties draw:fill="solid" draw:fill-color="#f0b429" draw:opacity="100%" draw:stroke="solid" svg:stroke-width="0.01389in" svg:stroke-color="#f0b429" svg:stroke-opacity="100%"/>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draw:fill="solid" draw:fill-color="#f0b429" draw:opacity="12%" draw:stroke="solid" svg:stroke-width="0.01389in" svg:stroke-color="#f0b429" svg:stroke-opacity="45%"/>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
      <style:graphic-properties draw:fill="solid" draw:fill-color="#f0b429" draw:opacity="100%" draw:stroke="solid" svg:stroke-width="0.01389in" svg:stroke-color="#f0b429" svg:stroke-opacity="100%"/>
    </style:style>
    <style:style style:family="graphic" style:name="a4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66">
      <style:graphic-properties draw:fill="solid" draw:fill-color="#f0b429" draw:opacity="100%" draw:stroke="solid" svg:stroke-width="0.01389in" svg:stroke-color="#f0b429" svg:stroke-opacity="100%"/>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75in" style:font-size-asian="0.75in" style:font-size-complex="0.75in" fo:letter-spacing="0.1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43">
      <style:graphic-properties draw:fill="solid" draw:fill-color="#0d1b3e" draw:opacity="100%" draw:stroke="solid" svg:stroke-width="0.01389in" svg:stroke-color="#0d1b3e" svg:stroke-opacity="100%"/>
    </style:style>
    <style:style style:family="text" style:name="a367">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draw:fill="solid" draw:fill-color="#0d1b3e" draw:opacity="100%" draw:stroke="solid" svg:stroke-width="0.01389in" svg:stroke-color="#0d1b3e"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49">
      <style:graphic-properties draw:fill="solid" draw:fill-color="#00bcd4" draw:opacity="100%" draw:stroke="solid" svg:stroke-width="0.01389in" svg:stroke-color="#00bcd4" svg:stroke-opacity="100%"/>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graphic" style:name="a526">
      <style:graphic-properties draw:fill="solid" draw:fill-color="#060e24" draw:opacity="100%" draw:stroke="solid" svg:stroke-width="0.01389in" svg:stroke-color="#060e24" svg:stroke-opacity="100%"/>
    </style:style>
    <style:style style:family="graphic" style:name="a6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draw:fill="none" draw:stroke="non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92">
      <style:graphic-properties draw:fill="solid" draw:fill-color="#00bcd4" draw:opacity="100%" draw:stroke="solid" svg:stroke-width="0.01389in" svg:stroke-color="#00bcd4" svg:stroke-opacity="100%"/>
    </style:style>
    <style:style style:family="graphic" style:name="a293">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draw:fill="solid" draw:fill-color="#f0b429" draw:opacity="100%" draw:stroke="solid" svg:stroke-width="0.01389in" svg:stroke-color="#f0b429" svg:stroke-opacity="100%"/>
    </style:style>
    <style:style style:family="graphic" style:name="a2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94a3b8"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377">
      <style:graphic-properties draw:fill="solid" draw:fill-color="#112244" draw:opacity="100%" draw:stroke="solid" svg:stroke-width="0.01389in" svg:stroke-color="#1e3a6e" svg:stroke-opacity="100%"/>
    </style:style>
    <style:style style:family="text" style:name="a454">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8">
      <style:text-properties fo:font-variant="normal" fo:text-transform="none" fo:color="#ffc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draw:fill="solid" draw:fill-color="#00bcd4" draw:opacity="100%" draw:stroke="solid" svg:stroke-width="0.01389in" svg:stroke-color="#00bcd4" svg:stroke-opacity="100%"/>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38">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614">
      <style:graphic-properties draw:fill="solid" draw:fill-color="#0d1b3e" draw:opacity="100%" draw:stroke="solid" svg:stroke-width="0.01389in" svg:stroke-color="#0d1b3e" svg:stroke-opacity="100%"/>
    </style:style>
    <style:style style:family="graphic" style:name="a539">
      <style:graphic-properties draw:fill="solid" draw:fill-color="#64748b" draw:opacity="100%" draw:stroke="solid" svg:stroke-width="0.01389in" svg:stroke-color="#64748b" svg:stroke-opacity="100%"/>
    </style:style>
    <style:style style:family="graphic" style:name="a615">
      <style:graphic-properties draw:fill="solid" draw:fill-color="#00bcd4" draw:opacity="100%" draw:stroke="solid" svg:stroke-width="0.01389in" svg:stroke-color="#00bcd4" svg:stroke-opacity="100%"/>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draw:fill="solid" draw:fill-color="#00bcd4" draw:opacity="100%" draw:stroke="solid" svg:stroke-width="0.01389in" svg:stroke-color="#00bcd4" svg:stroke-opacity="100%"/>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94a3b8"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draw:fill="solid" draw:fill-color="#112244" draw:opacity="100%" draw:stroke="solid" svg:stroke-width="0.01389in" svg:stroke-color="#1e3a6e" svg:stroke-opacity="100%"/>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68">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draw:fill="solid" draw:fill-color="#0d1b3e" draw:opacity="100%" draw:stroke="solid" svg:stroke-width="0.01389in" svg:stroke-color="#0d1b3e" svg:stroke-opacity="100%"/>
    </style:style>
    <style:style style:family="graphic" style:name="a544">
      <style:graphic-properties draw:fill="solid" draw:fill-color="#060e24" draw:opacity="100%" draw:stroke="solid" svg:stroke-width="0.01389in" svg:stroke-color="#060e24" svg:stroke-opacity="100%"/>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26">
      <style:graphic-properties draw:fill="solid" draw:fill-color="#00bcd4" draw:opacity="100%" draw:stroke="solid" svg:stroke-width="0.01389in" svg:stroke-color="#00bcd4" svg:stroke-opacity="100%"/>
    </style:style>
    <style:style style:family="text" style:name="a703">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7">
      <style:graphic-properties draw:fill="solid" draw:fill-color="#00bcd4" draw:opacity="18%" draw:stroke="solid" svg:stroke-width="0.01389in" svg:stroke-color="#00bcd4" svg:stroke-opacity="40%"/>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00bcd4" draw:opacity="100%" draw:stroke="solid" svg:stroke-width="0.01389in" svg:stroke-color="#00bcd4" svg:stroke-opacity="100%"/>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60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c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3">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476">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graphic-properties draw:fill="solid" draw:fill-color="#f0b429" draw:opacity="100%" draw:stroke="solid" svg:stroke-width="0.01389in" svg:stroke-color="#f0b429" svg:stroke-opacity="100%"/>
    </style:style>
    <style:style style:family="graphic"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75in" style:font-size-asian="0.75in" style:font-size-complex="0.75in" fo:letter-spacing="0.1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
      <style:graphic-properties draw:fill="solid" draw:fill-color="#f0b429" draw:opacity="100%" draw:stroke="solid" svg:stroke-width="0.01389in" svg:stroke-color="#f0b429"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60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graphic" style:name="a566">
      <style:graphic-properties draw:fill="solid" draw:fill-color="#f0b429" draw:opacity="100%" draw:stroke="solid" svg:stroke-width="0.01389in" svg:stroke-color="#f0b429" svg:stroke-opacity="100%"/>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graphic" style:name="a800">
      <style:graphic-properties draw:fill="solid" draw:fill-color="#00bcd4" draw:opacity="100%" draw:stroke="solid" svg:stroke-width="0.01389in" svg:stroke-color="#00bcd4" svg:stroke-opacity="100%"/>
    </style:style>
    <style:style style:family="graphic" style:name="a725">
      <style:graphic-properties draw:fill="solid" draw:fill-color="#f0b429" draw:opacity="100%" draw:stroke="solid" svg:stroke-width="0.01389in" svg:stroke-color="#f0b429" svg:stroke-opacity="100%"/>
    </style:style>
    <style:style style:family="text" style:name="a80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f0b429" draw:opacity="18%" draw:stroke="solid" svg:stroke-width="0.01389in" svg:stroke-color="#f0b429" svg:stroke-opacity="40%"/>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7">
      <style:graphic-properties draw:fill="solid" draw:fill-color="#f0b429" draw:opacity="100%" draw:stroke="solid" svg:stroke-width="0.01389in" svg:stroke-color="#f0b429" svg:stroke-opacity="100%"/>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60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00bcd4" draw:opacity="100%" draw:stroke="solid" svg:stroke-width="0.01389in" svg:stroke-color="#00bcd4" svg:stroke-opacity="100%"/>
    </style:style>
    <style:style style:family="text" style:name="a80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90">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graphic" style:name="a491">
      <style:graphic-properties draw:fill="solid" draw:fill-color="#00bcd4" draw:opacity="100%" draw:stroke="solid" svg:stroke-width="0.01389in" svg:stroke-color="#00bcd4" svg:stroke-opacity="100%"/>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solid" draw:fill-color="#00bcd4" draw:opacity="12%" draw:stroke="solid" svg:stroke-width="0.01389in" svg:stroke-color="#00bcd4" svg:stroke-opacity="40%"/>
    </style:style>
    <style:style style:family="text" style:name="a496">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draw:fill="none" draw:stroke="none"/>
    </style:style>
    <style:style style:family="graphic" style:name="a5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draw:fill="solid" draw:fill-color="#00bcd4" draw:opacity="100%" draw:stroke="solid" svg:stroke-width="0.01389in" svg:stroke-color="#00bcd4" svg:stroke-opacity="100%"/>
    </style:style>
    <style:style style:family="graphic" style:name="a658">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graphic" style:name="a7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draw:fill="solid" draw:fill-color="#f0b429" draw:opacity="100%" draw:stroke="solid" svg:stroke-width="0.01389in" svg:stroke-color="#f0b429" svg:stroke-opacity="100%"/>
    </style:style>
    <style:style style:family="text" style:name="a736">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15">
      <style:graphic-properties draw:fill="solid" draw:fill-color="#00bcd4" draw:opacity="100%" draw:stroke="solid" svg:stroke-width="0.01389in" svg:stroke-color="#00bcd4" svg:stroke-opacity="100%"/>
    </style:style>
    <style:style style:family="text" style:name="a81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80">
      <style:graphic-properties draw:fill="solid" draw:fill-color="#f0b429" draw:opacity="12%" draw:stroke="solid" svg:stroke-width="0.01389in" svg:stroke-color="#f0b429" svg:stroke-opacity="40%"/>
    </style:style>
    <style:style style:family="text" style:name="a581">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60">
      <style:graphic-properties draw:fill="solid" draw:fill-color="#f0b429" draw:opacity="18%" draw:stroke="solid" svg:stroke-width="0.01389in" svg:stroke-color="#f0b429" svg:stroke-opacity="40%"/>
    </style:style>
    <style:style style:family="drawing-page" style:name="a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draw:fill="solid" draw:fill-color="#f0b429" draw:opacity="100%" draw:stroke="solid" svg:stroke-width="0.01389in" svg:stroke-color="#f0b429" svg:stroke-opacity="100%"/>
    </style:style>
    <style:style style:family="drawing-page" style:name="a44">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60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
      <style:graphic-properties draw:fill="solid" draw:fill-color="#0d1b3e" draw:opacity="100%" draw:stroke="solid" svg:stroke-width="0.01389in" svg:stroke-color="#0d1b3e" svg:stroke-opacity="100%"/>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draw:fill="solid" draw:fill-color="#00bcd4" draw:opacity="100%" draw:stroke="solid" svg:stroke-width="0.01389in" svg:stroke-color="#00bcd4" svg:stroke-opacity="100%"/>
    </style:style>
    <style:style style:family="text" style:name="a740">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draw:fill="solid" draw:fill-color="#f0b429" draw:opacity="12%" draw:stroke="solid" svg:stroke-width="0.01389in" svg:stroke-color="#f0b429" svg:stroke-opacity="40%"/>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draw:fill="solid" draw:fill-color="#00bcd4" draw:opacity="100%" draw:stroke="solid" svg:stroke-width="0.01389in" svg:stroke-color="#00bcd4" svg:stroke-opacity="100%"/>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draw:fill="solid" draw:fill-color="#00bcd4" draw:opacity="100%" draw:stroke="solid" svg:stroke-width="0.01389in" svg:stroke-color="#00bcd4" svg:stroke-opacity="100%"/>
    </style:style>
    <style:style style:family="text" style:name="a82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07">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draw:fill="solid" draw:fill-color="#0d1b3e" draw:opacity="100%" draw:stroke="solid" svg:stroke-width="0.01389in" svg:stroke-color="#0d1b3e" svg:stroke-opacity="100%"/>
    </style:style>
    <style:style style:family="graphic" style:name="a5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6">
      <style:graphic-properties draw:fill="solid" draw:fill-color="#00bcd4" draw:opacity="100%" draw:stroke="solid" svg:stroke-width="0.01389in" svg:stroke-color="#00bcd4" svg:stroke-opacity="100%"/>
    </style:style>
    <style:style style:family="graphic" style:name="a5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8">
      <style:graphic-properties draw:fill="solid" draw:fill-color="#00bcd4" draw:opacity="12%" draw:stroke="solid" svg:stroke-width="0.01389in" svg:stroke-color="#00bcd4" svg:stroke-opacity="40%"/>
    </style:style>
    <style:style style:family="paragraph" style:name="a7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draw:fill="solid" draw:fill-color="#00bcd4" draw:opacity="100%" draw:stroke="solid" svg:stroke-width="0.01389in" svg:stroke-color="#00bcd4" svg:stroke-opacity="100%"/>
    </style:style>
    <style:style style:family="paragraph" style:name="a75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draw:fill="none" draw:stroke="non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00bcd4" draw:opacity="100%" draw:stroke="solid" svg:stroke-width="0.01389in" svg:stroke-color="#00bcd4" svg:stroke-opacity="100%"/>
    </style:style>
    <style:style style:family="text" style:name="a83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9">
      <style:graphic-properties draw:fill="none" draw:stroke="none"/>
    </style:style>
    <style:style style:family="graphic" style:name="a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solid" draw:fill-color="#00bcd4" draw:opacity="100%" draw:stroke="solid" svg:stroke-width="0.01389in" svg:stroke-color="#00bcd4" svg:stroke-opacity="100%"/>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3">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draw:fill="none" draw:stroke="none"/>
    </style:style>
    <style:style style:family="graphic" style:name="a764">
      <style:graphic-properties draw:fill="solid" draw:fill-color="#0d1b3e" draw:opacity="100%" draw:stroke="solid" svg:stroke-width="0.01389in" svg:stroke-color="#0d1b3e" svg:stroke-opacity="100%"/>
    </style:style>
    <style:style style:family="graphic" style:name="a765">
      <style:graphic-properties draw:fill="solid" draw:fill-color="#00bcd4" draw:opacity="100%" draw:stroke="solid" svg:stroke-width="0.01389in" svg:stroke-color="#00bcd4" svg:stroke-opacity="100%"/>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6">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draw:fill="solid" draw:fill-color="#0d1b3e" draw:opacity="100%" draw:stroke="solid" svg:stroke-width="0.01389in" svg:stroke-color="#0d1b3e" svg:stroke-opacity="100%"/>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48">
      <style:graphic-properties draw:fill="solid" draw:fill-color="#00bcd4" draw:opacity="100%" draw:stroke="solid" svg:stroke-width="0.01389in" svg:stroke-color="#00bcd4" svg:stroke-opacity="100%"/>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25">
      <style:drawing-page-properties draw:fill="solid" draw:fill-color="#060e2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26">
      <style:graphic-properties draw:fill="solid" draw:fill-color="#00bcd4" draw:opacity="100%" draw:stroke="solid" svg:stroke-width="0.01389in" svg:stroke-color="#00bcd4" svg:stroke-opacity="100%"/>
    </style:style>
    <style:style style:family="graphic" style:name="a927">
      <style:graphic-properties draw:fill="solid" draw:fill-color="#0a1628" draw:opacity="100%" draw:stroke="solid" svg:stroke-width="0.01389in" svg:stroke-color="#0a1628" svg:stroke-opacity="100%"/>
    </style:style>
    <style:style style:family="graphic" style:name="a928">
      <style:graphic-properties draw:fill="solid" draw:fill-color="#f0b429" draw:opacity="100%" draw:stroke="solid" svg:stroke-width="0.01389in" svg:stroke-color="#f0b429" svg:stroke-opacity="100%"/>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77778in" style:font-size-asian="0.77778in" style:font-size-complex="0.77778in" fo:letter-spacing="0.13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
      <style:graphic-properties draw:fill="solid" draw:fill-color="#00bcd4" draw:opacity="100%" draw:stroke="solid" svg:stroke-width="0.01389in" svg:stroke-color="#00bcd4" svg:stroke-opacity="100%"/>
    </style:style>
    <style:style style:family="graphic" style:name="a691">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graphic-properties draw:fill="solid" draw:fill-color="#00bcd4" draw:opacity="100%" draw:stroke="solid" svg:stroke-width="0.01389in" svg:stroke-color="#00bcd4" svg:stroke-opacity="100%"/>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3">
      <style:graphic-properties draw:fill="solid" draw:fill-color="#00bcd4" draw:opacity="18%" draw:stroke="solid" svg:stroke-width="0.01389in" svg:stroke-color="#00bcd4" svg:stroke-opacity="40%"/>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0d1b3e" draw:opacity="100%" draw:stroke="solid" svg:stroke-width="0.01389in" svg:stroke-color="#0d1b3e" svg:stroke-opacity="100%"/>
    </style:style>
    <style:style style:family="graphic" style:name="a694">
      <style:graphic-properties draw:fill="solid" draw:fill-color="#00bcd4" draw:opacity="100%" draw:stroke="solid" svg:stroke-width="0.01389in" svg:stroke-color="#00bcd4" svg:stroke-opacity="100%"/>
    </style:style>
    <style:style style:family="graphic" style:name="a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60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00bcd4" draw:opacity="100%" draw:stroke="solid" svg:stroke-width="0.01389in" svg:stroke-color="#00bcd4" svg:stroke-opacity="100%"/>
    </style:style>
    <style:style style:family="text" style:name="a77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solid" draw:fill-color="#0d1b3e" draw:opacity="100%" draw:stroke="solid" svg:stroke-width="0.01389in" svg:stroke-color="#0d1b3e" svg:stroke-opacity="100%"/>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graphic-properties draw:fill="solid" draw:fill-color="#00bcd4" draw:opacity="100%" draw:stroke="solid" svg:stroke-width="0.01389in" svg:stroke-color="#00bcd4" svg:stroke-opacity="100%"/>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7">
      <style:text-properties fo:font-variant="normal" fo:text-transform="none" fo:color="#64748b"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3">
      <style:graphic-properties draw:fill="solid" draw:fill-color="#00bcd4" draw:opacity="100%" draw:stroke="solid" svg:stroke-width="0.01389in" svg:stroke-color="#00bcd4" svg:stroke-opacity="100%"/>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80">
      <style:graphic-properties draw:fill="solid" draw:fill-color="#00bcd4" draw:opacity="100%" draw:stroke="solid" svg:stroke-width="0.01389in" svg:stroke-color="#00bcd4" svg:stroke-opacity="100%"/>
    </style:style>
    <style:style style:family="text" style:name="a88">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5">
      <style:graphic-properties draw:fill="solid" draw:fill-color="#00bcd4" draw:opacity="100%" draw:stroke="solid" svg:stroke-width="0.01389in" svg:stroke-color="#00bcd4" svg:stroke-opacity="100%"/>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4">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1">
      <style:graphic-properties draw:fill="none" draw:stroke="non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2">
      <style:graphic-properties draw:fill="solid" draw:fill-color="#00bcd4" draw:opacity="100%" draw:stroke="solid" svg:stroke-width="0.01389in" svg:stroke-color="#00bcd4" svg:stroke-opacity="100%"/>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draw:fill="solid" draw:fill-color="#00bcd4" draw:opacity="100%" draw:stroke="solid" svg:stroke-width="0.01389in" svg:stroke-color="#00bcd4" svg:stroke-opacity="100%"/>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5972in" style:font-size-asian="0.15972in" style:font-size-complex="0.1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draw:fill="solid" draw:fill-color="#00bcd4" draw:opacity="100%" draw:stroke="solid" svg:stroke-width="0.01389in" svg:stroke-color="#00bcd4" svg:stroke-opacity="100%"/>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draw:fill="solid" draw:fill-color="#112244" draw:opacity="100%" draw:stroke="solid" svg:stroke-width="0.01389in" svg:stroke-color="#1e3a6e" svg:stroke-opacity="100%" draw:shadow="visible" draw:shadow-offset-x="-0.02946in" draw:shadow-offset-y="0.02946in" draw:shadow-color="#000000" draw:shadow-opacity="10%"/>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draw:fill="solid" draw:fill-color="#f0b429" draw:opacity="100%" draw:stroke="solid" svg:stroke-width="0.01389in" svg:stroke-color="#f0b429" svg:stroke-opacity="100%"/>
    </style:style>
    <style:style style:family="graphic" style:name="a7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3">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1">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9">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1">
      <style:graphic-properties draw:fill="solid" draw:fill-color="#00bcd4" draw:opacity="100%" draw:stroke="solid" svg:stroke-width="0.01389in" svg:stroke-color="#00bcd4" svg:stroke-opacity="100%"/>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6">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0">
      <style:graphic-properties draw:fill="solid" draw:fill-color="#00bcd4" draw:opacity="100%" draw:stroke="solid" svg:stroke-width="0.01389in" svg:stroke-color="#00bcd4" svg:stroke-opacity="100%"/>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9">
      <style:graphic-properties draw:fill="solid" draw:fill-color="#00bcd4" draw:opacity="100%" draw:stroke="solid" svg:stroke-width="0.01389in" svg:stroke-color="#00bcd4" svg:stroke-opacity="100%"/>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f0b429" draw:opacity="100%" draw:stroke="solid" svg:stroke-width="0.01389in" svg:stroke-color="#f0b429" svg:stroke-opacity="100%"/>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0b429"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draw:fill="solid" draw:fill-color="#00bcd4" draw:opacity="100%" draw:stroke="solid" svg:stroke-width="0.01389in" svg:stroke-color="#00bcd4" svg:stroke-opacity="100%"/>
    </style:style>
    <style:style style:family="graphic" style:name="a2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5">
      <style:graphic-properties draw:fill="solid" draw:fill-color="#00bcd4" draw:opacity="10%" draw:stroke="solid" svg:stroke-width="0.01389in" svg:stroke-color="#00bcd4" svg:stroke-opacity="50%"/>
    </style:style>
    <style:style style:family="text" style:name="a206">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37">
      <style:graphic-properties draw:fill="solid" draw:fill-color="#00bcd4" draw:opacity="100%" draw:stroke="solid" svg:stroke-width="0.01389in" svg:stroke-color="#00bcd4" svg:stroke-opacity="100%"/>
    </style:style>
    <style:style style:family="graphic" style:name="a214">
      <style:graphic-properties draw:fill="solid" draw:fill-color="#00bcd4" draw:opacity="10%" draw:stroke="solid" svg:stroke-width="0.01389in" svg:stroke-color="#00bcd4" svg:stroke-opacity="50%"/>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cbd5e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graphic" style:name="a223">
      <style:graphic-properties draw:fill="solid" draw:fill-color="#00bcd4" draw:opacity="10%" draw:stroke="solid" svg:stroke-width="0.01389in" svg:stroke-color="#00bcd4" svg:stroke-opacity="5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bcd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draw:fill="solid" draw:fill-color="#00bcd4" draw:opacity="100%" draw:stroke="solid" svg:stroke-width="0.01389in" svg:stroke-color="#00bcd4" svg:stroke-opacity="100%"/>
    </style:style>
    <text:list-style style:name="a71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5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8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9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9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8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4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8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8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5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2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5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8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5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1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8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4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office:automatic-styles>
  <office:body>
    <office:presentation>
      <draw:page draw:name="Slide 1" draw:style-name="a4" draw:master-page-name="Master1-Layout1-cust-DEFAULT" presentation:presentation-page-layout-name="Master1-PPL1" draw:id="Slide-256">
        <draw:custom-shape svg:x="6.5in" svg:y="0in" svg:width="3.5in" svg:height="5.625in" draw:id="id0" draw:style-name="a5" draw:name="Shape 0">
          <svg:title/>
          <svg:desc/>
          <draw:enhanced-geometry xmlns:dr3d="urn:oasis:names:tc:opendocument:xmlns:dr3d:1.0" draw:type="non-primitive" svg:viewBox="0 0 21600 21600" draw:enhanced-path="M 0 0 L 21600 0 21600 21600 0 21600 Z N"/>
        </draw:custom-shape>
        <draw:custom-shape svg:x="6.3in" svg:y="0in" svg:width="0.25in" svg:height="5.625in" draw:id="id1" draw:style-name="a6" draw:name="Shape 1">
          <svg:title/>
          <svg:desc/>
          <draw:enhanced-geometry xmlns:dr3d="urn:oasis:names:tc:opendocument:xmlns:dr3d:1.0" draw:type="non-primitive" svg:viewBox="0 0 21600 21600" draw:enhanced-path="M 0 0 L 21600 0 21600 21600 0 21600 Z N"/>
        </draw:custom-shape>
        <draw:custom-shape svg:x="0in" svg:y="0in" svg:width="6.4in" svg:height="0.08in" draw:id="id2" draw:style-name="a7" draw:name="Shape 2">
          <svg:title/>
          <svg:desc/>
          <draw:enhanced-geometry xmlns:dr3d="urn:oasis:names:tc:opendocument:xmlns:dr3d:1.0" draw:type="non-primitive" svg:viewBox="0 0 21600 21600" draw:enhanced-path="M 0 0 L 21600 0 21600 21600 0 21600 Z N"/>
        </draw:custom-shape>
        <draw:custom-shape svg:x="0in" svg:y="5.545in" svg:width="6.4in" svg:height="0.08in" draw:id="id3" draw:style-name="a8" draw:name="Shape 3">
          <svg:title/>
          <svg:desc/>
          <draw:enhanced-geometry xmlns:dr3d="urn:oasis:names:tc:opendocument:xmlns:dr3d:1.0" draw:type="non-primitive" svg:viewBox="0 0 21600 21600" draw:enhanced-path="M 0 0 L 21600 0 21600 21600 0 21600 Z N"/>
        </draw:custom-shape>
        <draw:custom-shape svg:x="0.55in" svg:y="1.1in" svg:width="5.5in" svg:height="0.8in" draw:id="id4" draw:style-name="a12" draw:name="Text 4">
          <svg:title/>
          <svg:desc/>
          <text:p text:style-name="a11" text:class-names="" text:cond-style-name=""><text:span text:style-name="a9" text:class-names="">HOTEL</text:span><text:span text:style-name="a10" text:class-names=""/></text:p>
          <draw:enhanced-geometry xmlns:dr3d="urn:oasis:names:tc:opendocument:xmlns:dr3d:1.0" draw:type="non-primitive" svg:viewBox="0 0 21600 21600" draw:enhanced-path="M 0 0 L 21600 0 21600 21600 0 21600 Z N"/>
        </draw:custom-shape>
        <draw:custom-shape svg:x="0.55in" svg:y="1.85in" svg:width="5.5in" svg:height="0.8in" draw:id="id5" draw:style-name="a16" draw:name="Text 5">
          <svg:title/>
          <svg:desc/>
          <text:p text:style-name="a15" text:class-names="" text:cond-style-name=""><text:span text:style-name="a13" text:class-names="">REV AI</text:span><text:span text:style-name="a14" text:class-names=""/></text:p>
          <draw:enhanced-geometry xmlns:dr3d="urn:oasis:names:tc:opendocument:xmlns:dr3d:1.0" draw:type="non-primitive" svg:viewBox="0 0 21600 21600" draw:enhanced-path="M 0 0 L 21600 0 21600 21600 0 21600 Z N"/>
        </draw:custom-shape>
        <draw:custom-shape svg:x="0.55in" svg:y="2.75in" svg:width="5.5in" svg:height="0.5in" draw:id="id6" draw:style-name="a20" draw:name="Text 6">
          <svg:title/>
          <svg:desc/>
          <text:p text:style-name="a19" text:class-names="" text:cond-style-name=""><text:span text:style-name="a17" text:class-names="">AI-Driven Revenue Analysis for Hotels</text:span><text:span text:style-name="a18" text:class-names=""/></text:p>
          <draw:enhanced-geometry xmlns:dr3d="urn:oasis:names:tc:opendocument:xmlns:dr3d:1.0" draw:type="non-primitive" svg:viewBox="0 0 21600 21600" draw:enhanced-path="M 0 0 L 21600 0 21600 21600 0 21600 Z N"/>
        </draw:custom-shape>
        <draw:custom-shape svg:x="0.55in" svg:y="3.5in" svg:width="1.1in" svg:height="0.32in" draw:id="id7" draw:style-name="a21" draw:name="Shape 7">
          <svg:title/>
          <svg:desc/>
          <draw:enhanced-geometry xmlns:dr3d="urn:oasis:names:tc:opendocument:xmlns:dr3d:1.0" draw:type="non-primitive" svg:viewBox="0 0 21600 21600" draw:enhanced-path="M 0 0 L 21600 0 21600 21600 0 21600 Z N"/>
        </draw:custom-shape>
        <draw:custom-shape svg:x="0.55in" svg:y="3.5in" svg:width="1.1in" svg:height="0.32in" draw:id="id8" draw:style-name="a25" draw:name="Text 8">
          <svg:title/>
          <svg:desc/>
          <text:p text:style-name="a24" text:class-names="" text:cond-style-name=""><text:span text:style-name="a22" text:class-names="">TEAM D</text:span><text:span text:style-name="a23" text:class-names=""/></text:p>
          <draw:enhanced-geometry xmlns:dr3d="urn:oasis:names:tc:opendocument:xmlns:dr3d:1.0" draw:type="non-primitive" svg:viewBox="0 0 21600 21600" draw:enhanced-path="M 0 0 L 21600 0 21600 21600 0 21600 Z N"/>
        </draw:custom-shape>
        <draw:custom-shape svg:x="0.55in" svg:y="3.95in" svg:width="5.6in" svg:height="0.4in" draw:id="id9" draw:style-name="a29" draw:name="Text 9">
          <svg:title/>
          <svg:desc/>
          <text:p text:style-name="a28" text:class-names="" text:cond-style-name=""><text:span text:style-name="a26" text:class-names="">A. Vedavarshini <text:s text:c="2"/>• <text:s text:c="2"/>Anwesha Barpanda <text:s text:c="2"/>• <text:s text:c="2"/>V. Sathvikkummar <text:s text:c="2"/>• <text:s text:c="2"/>Nivetha L <text:s text:c="2"/>• <text:s text:c="2"/>Kashish Patel <text:s text:c="2"/>• <text:s text:c="2"/>Marasu Vijaya Lakshmi</text:span><text:span text:style-name="a27" text:class-names=""/></text:p>
          <draw:enhanced-geometry xmlns:dr3d="urn:oasis:names:tc:opendocument:xmlns:dr3d:1.0" draw:type="non-primitive" svg:viewBox="0 0 21600 21600" draw:enhanced-path="M 0 0 L 21600 0 21600 21600 0 21600 Z N"/>
        </draw:custom-shape>
        <draw:custom-shape svg:x="6.6in" svg:y="4.4in" svg:width="3.2in" svg:height="0.5in" draw:id="id10" draw:style-name="a33" draw:name="Text 11">
          <svg:title/>
          <svg:desc/>
          <text:p text:style-name="a32" text:class-names="" text:cond-style-name=""><text:span text:style-name="a30" text:class-names="">Kaggle Dataset <text:s text:c="1"/>| <text:s text:c="1"/>Power BI <text:s text:c="1"/>| <text:s text:c="1"/>DAX <text:s text:c="1"/>| <text:s text:c="1"/>2015–2017</text:span><text:span text:style-name="a31" text:class-names=""/></text:p>
          <draw:enhanced-geometry xmlns:dr3d="urn:oasis:names:tc:opendocument:xmlns:dr3d:1.0" draw:type="non-primitive" svg:viewBox="0 0 21600 21600" draw:enhanced-path="M 0 0 L 21600 0 21600 21600 0 21600 Z N"/>
        </draw:custom-shape>
        <draw:custom-shape svg:x="7.45in" svg:y="1.8in" svg:width="1.5in" svg:height="1.5in" draw:id="id11" draw:style-name="a37" draw:name="Text 10">
          <svg:title/>
          <svg:desc/>
          <text:p text:style-name="a36" text:class-names="" text:cond-style-name=""><text:span text:style-name="a34" text:class-names="">📊</text:span><text:span text:style-name="a35" text:class-names=""/></text:p>
          <draw:enhanced-geometry xmlns:dr3d="urn:oasis:names:tc:opendocument:xmlns:dr3d:1.0" draw:type="non-primitive" svg:viewBox="0 0 21600 21600" draw:enhanced-path="M 0 0 L 21600 0 21600 21600 0 21600 Z N"/>
        </draw:custom-shape>
        <presentation:notes draw:style-name="a43">
          <draw:page-thumbnail draw:page-number="1" svg:x="0in" svg:y="0in" svg:width="0in" svg:height="0in" presentation:class="page" draw:id="id12" presentation:style-name="a38" draw:name="Slide Image Placeholder 1">
            <svg:title/>
            <svg:desc/>
          </draw:page-thumbnail>
          <draw:frame draw:id="id13" presentation:style-name="a39" draw:name="Notes Placeholder 2" svg:x="0in" svg:y="0in" svg:width="0in" svg:height="0in" presentation:class="notes" presentation:placeholder="true">
            <draw:text-box/>
            <svg:title/>
            <svg:desc/>
          </draw:frame>
          <draw:frame draw:id="id14" presentation:style-name="a42" draw:name="Slide Number Placeholder 3" svg:x="0in" svg:y="0in" svg:width="0in" svg:height="0in" presentation:class="page-number" presentation:placeholder="false">
            <draw:text-box>
              <text:p text:style-name="a41" text:class-names="" text:cond-style-name=""><text:span text:style-name="a40" text:class-names=""><text:page-number style:num-format="1" text:fixed="false">1</text:page-number></text:span></text:p>
            </draw:text-box>
            <svg:title/>
            <svg:desc/>
          </draw:frame>
        </presentation:notes>
      </draw:page>
      <draw:page draw:name="Slide 2" draw:style-name="a44" draw:master-page-name="Master1-Layout1-cust-DEFAULT" presentation:presentation-page-layout-name="Master1-PPL1" draw:id="Slide-257">
        <draw:custom-shape svg:x="0in" svg:y="0in" svg:width="10in" svg:height="0.65in" draw:id="id15" draw:style-name="a45" draw:name="Shape 0">
          <svg:title/>
          <svg:desc/>
          <draw:enhanced-geometry xmlns:dr3d="urn:oasis:names:tc:opendocument:xmlns:dr3d:1.0" draw:type="non-primitive" svg:viewBox="0 0 21600 21600" draw:enhanced-path="M 0 0 L 21600 0 21600 21600 0 21600 Z N"/>
        </draw:custom-shape>
        <draw:custom-shape svg:x="0in" svg:y="0.65in" svg:width="10in" svg:height="0.055in" draw:id="id16" draw:style-name="a46" draw:name="Shape 1">
          <svg:title/>
          <svg:desc/>
          <draw:enhanced-geometry xmlns:dr3d="urn:oasis:names:tc:opendocument:xmlns:dr3d:1.0" draw:type="non-primitive" svg:viewBox="0 0 21600 21600" draw:enhanced-path="M 0 0 L 21600 0 21600 21600 0 21600 Z N"/>
        </draw:custom-shape>
        <draw:custom-shape svg:x="0.45in" svg:y="0.08in" svg:width="8.5in" svg:height="0.52in" draw:id="id17" draw:style-name="a50" draw:name="Text 2">
          <svg:title/>
          <svg:desc/>
          <text:p text:style-name="a49" text:class-names="" text:cond-style-name=""><text:span text:style-name="a47" text:class-names="">AGENDA</text:span><text:span text:style-name="a48" text:class-names=""/></text:p>
          <draw:enhanced-geometry xmlns:dr3d="urn:oasis:names:tc:opendocument:xmlns:dr3d:1.0" draw:type="non-primitive" svg:viewBox="0 0 21600 21600" draw:enhanced-path="M 0 0 L 21600 0 21600 21600 0 21600 Z N"/>
        </draw:custom-shape>
        <draw:custom-shape svg:x="0in" svg:y="5.35in" svg:width="10in" svg:height="0.275in" draw:id="id18" draw:style-name="a51" draw:name="Shape 3">
          <svg:title/>
          <svg:desc/>
          <draw:enhanced-geometry xmlns:dr3d="urn:oasis:names:tc:opendocument:xmlns:dr3d:1.0" draw:type="non-primitive" svg:viewBox="0 0 21600 21600" draw:enhanced-path="M 0 0 L 21600 0 21600 21600 0 21600 Z N"/>
        </draw:custom-shape>
        <draw:custom-shape svg:x="0.3in" svg:y="5.35in" svg:width="9.4in" svg:height="0.275in" draw:id="id19" draw:style-name="a55" draw:name="Text 4">
          <svg:title/>
          <svg:desc/>
          <text:p text:style-name="a54" text:class-names="" text:cond-style-name=""><text:span text:style-name="a52" text:class-names="">HotelRevAI <text:s text:c="1"/>| <text:s text:c="1"/>AI-Driven Revenue Analysis</text:span><text:span text:style-name="a53" text:class-names=""/></text:p>
          <draw:enhanced-geometry xmlns:dr3d="urn:oasis:names:tc:opendocument:xmlns:dr3d:1.0" draw:type="non-primitive" svg:viewBox="0 0 21600 21600" draw:enhanced-path="M 0 0 L 21600 0 21600 21600 0 21600 Z N"/>
        </draw:custom-shape>
        <draw:custom-shape svg:x="0.4in" svg:y="0.9in" svg:width="0.5in" svg:height="0.45in" draw:id="id20" draw:style-name="a56" draw:name="Shape 5">
          <svg:title/>
          <svg:desc/>
          <draw:enhanced-geometry xmlns:dr3d="urn:oasis:names:tc:opendocument:xmlns:dr3d:1.0" draw:type="non-primitive" svg:viewBox="0 0 21600 21600" draw:enhanced-path="M 0 0 L 21600 0 21600 21600 0 21600 Z N"/>
        </draw:custom-shape>
        <draw:custom-shape svg:x="0.4in" svg:y="0.9in" svg:width="0.5in" svg:height="0.45in" draw:id="id21" draw:style-name="a60" draw:name="Text 6">
          <svg:title/>
          <svg:desc/>
          <text:p text:style-name="a59" text:class-names="" text:cond-style-name=""><text:span text:style-name="a57" text:class-names="">01</text:span><text:span text:style-name="a58" text:class-names=""/></text:p>
          <draw:enhanced-geometry xmlns:dr3d="urn:oasis:names:tc:opendocument:xmlns:dr3d:1.0" draw:type="non-primitive" svg:viewBox="0 0 21600 21600" draw:enhanced-path="M 0 0 L 21600 0 21600 21600 0 21600 Z N"/>
        </draw:custom-shape>
        <draw:custom-shape svg:x="1in" svg:y="0.94in" svg:width="4.2in" svg:height="0.38in" draw:id="id22" draw:style-name="a64" draw:name="Text 7">
          <svg:title/>
          <svg:desc/>
          <text:p text:style-name="a63" text:class-names="" text:cond-style-name=""><text:span text:style-name="a61" text:class-names="">Project Overview &amp; Problem Statement</text:span><text:span text:style-name="a62" text:class-names=""/></text:p>
          <draw:enhanced-geometry xmlns:dr3d="urn:oasis:names:tc:opendocument:xmlns:dr3d:1.0" draw:type="non-primitive" svg:viewBox="0 0 21600 21600" draw:enhanced-path="M 0 0 L 21600 0 21600 21600 0 21600 Z N"/>
        </draw:custom-shape>
        <draw:custom-shape svg:x="0.4in" svg:y="1.73in" svg:width="0.5in" svg:height="0.45in" draw:id="id23" draw:style-name="a65" draw:name="Shape 8">
          <svg:title/>
          <svg:desc/>
          <draw:enhanced-geometry xmlns:dr3d="urn:oasis:names:tc:opendocument:xmlns:dr3d:1.0" draw:type="non-primitive" svg:viewBox="0 0 21600 21600" draw:enhanced-path="M 0 0 L 21600 0 21600 21600 0 21600 Z N"/>
        </draw:custom-shape>
        <draw:custom-shape svg:x="0.4in" svg:y="1.73in" svg:width="0.5in" svg:height="0.45in" draw:id="id24" draw:style-name="a69" draw:name="Text 9">
          <svg:title/>
          <svg:desc/>
          <text:p text:style-name="a68" text:class-names="" text:cond-style-name=""><text:span text:style-name="a66" text:class-names="">02</text:span><text:span text:style-name="a67" text:class-names=""/></text:p>
          <draw:enhanced-geometry xmlns:dr3d="urn:oasis:names:tc:opendocument:xmlns:dr3d:1.0" draw:type="non-primitive" svg:viewBox="0 0 21600 21600" draw:enhanced-path="M 0 0 L 21600 0 21600 21600 0 21600 Z N"/>
        </draw:custom-shape>
        <draw:custom-shape svg:x="1in" svg:y="1.77in" svg:width="4.2in" svg:height="0.38in" draw:id="id25" draw:style-name="a73" draw:name="Text 10">
          <svg:title/>
          <svg:desc/>
          <text:p text:style-name="a72" text:class-names="" text:cond-style-name=""><text:span text:style-name="a70" text:class-names="">Tools, Technologies &amp; Power BI Role</text:span><text:span text:style-name="a71" text:class-names=""/></text:p>
          <draw:enhanced-geometry xmlns:dr3d="urn:oasis:names:tc:opendocument:xmlns:dr3d:1.0" draw:type="non-primitive" svg:viewBox="0 0 21600 21600" draw:enhanced-path="M 0 0 L 21600 0 21600 21600 0 21600 Z N"/>
        </draw:custom-shape>
        <draw:custom-shape svg:x="0.4in" svg:y="2.56in" svg:width="0.5in" svg:height="0.45in" draw:id="id26" draw:style-name="a74" draw:name="Shape 11">
          <svg:title/>
          <svg:desc/>
          <draw:enhanced-geometry xmlns:dr3d="urn:oasis:names:tc:opendocument:xmlns:dr3d:1.0" draw:type="non-primitive" svg:viewBox="0 0 21600 21600" draw:enhanced-path="M 0 0 L 21600 0 21600 21600 0 21600 Z N"/>
        </draw:custom-shape>
        <draw:custom-shape svg:x="0.4in" svg:y="2.56in" svg:width="0.5in" svg:height="0.45in" draw:id="id27" draw:style-name="a78" draw:name="Text 12">
          <svg:title/>
          <svg:desc/>
          <text:p text:style-name="a77" text:class-names="" text:cond-style-name=""><text:span text:style-name="a75" text:class-names="">03</text:span><text:span text:style-name="a76" text:class-names=""/></text:p>
          <draw:enhanced-geometry xmlns:dr3d="urn:oasis:names:tc:opendocument:xmlns:dr3d:1.0" draw:type="non-primitive" svg:viewBox="0 0 21600 21600" draw:enhanced-path="M 0 0 L 21600 0 21600 21600 0 21600 Z N"/>
        </draw:custom-shape>
        <draw:custom-shape svg:x="1in" svg:y="2.6in" svg:width="4.2in" svg:height="0.38in" draw:id="id28" draw:style-name="a82" draw:name="Text 13">
          <svg:title/>
          <svg:desc/>
          <text:p text:style-name="a81" text:class-names="" text:cond-style-name=""><text:span text:style-name="a79" text:class-names="">Role of Power BI &amp; Selection Rationale</text:span><text:span text:style-name="a80" text:class-names=""/></text:p>
          <draw:enhanced-geometry xmlns:dr3d="urn:oasis:names:tc:opendocument:xmlns:dr3d:1.0" draw:type="non-primitive" svg:viewBox="0 0 21600 21600" draw:enhanced-path="M 0 0 L 21600 0 21600 21600 0 21600 Z N"/>
        </draw:custom-shape>
        <draw:custom-shape svg:x="0.4in" svg:y="3.39in" svg:width="0.5in" svg:height="0.45in" draw:id="id29" draw:style-name="a83" draw:name="Shape 14">
          <svg:title/>
          <svg:desc/>
          <draw:enhanced-geometry xmlns:dr3d="urn:oasis:names:tc:opendocument:xmlns:dr3d:1.0" draw:type="non-primitive" svg:viewBox="0 0 21600 21600" draw:enhanced-path="M 0 0 L 21600 0 21600 21600 0 21600 Z N"/>
        </draw:custom-shape>
        <draw:custom-shape svg:x="0.4in" svg:y="3.39in" svg:width="0.5in" svg:height="0.45in" draw:id="id30" draw:style-name="a87" draw:name="Text 15">
          <svg:title/>
          <svg:desc/>
          <text:p text:style-name="a86" text:class-names="" text:cond-style-name=""><text:span text:style-name="a84" text:class-names="">04</text:span><text:span text:style-name="a85" text:class-names=""/></text:p>
          <draw:enhanced-geometry xmlns:dr3d="urn:oasis:names:tc:opendocument:xmlns:dr3d:1.0" draw:type="non-primitive" svg:viewBox="0 0 21600 21600" draw:enhanced-path="M 0 0 L 21600 0 21600 21600 0 21600 Z N"/>
        </draw:custom-shape>
        <draw:custom-shape svg:x="1in" svg:y="3.43in" svg:width="4.2in" svg:height="0.38in" draw:id="id31" draw:style-name="a91" draw:name="Text 16">
          <svg:title/>
          <svg:desc/>
          <text:p text:style-name="a90" text:class-names="" text:cond-style-name=""><text:span text:style-name="a88" text:class-names="">Data Collection, Cleaning &amp; Feature Engineering</text:span><text:span text:style-name="a89" text:class-names=""/></text:p>
          <draw:enhanced-geometry xmlns:dr3d="urn:oasis:names:tc:opendocument:xmlns:dr3d:1.0" draw:type="non-primitive" svg:viewBox="0 0 21600 21600" draw:enhanced-path="M 0 0 L 21600 0 21600 21600 0 21600 Z N"/>
        </draw:custom-shape>
        <draw:custom-shape svg:x="0.4in" svg:y="4.22in" svg:width="0.5in" svg:height="0.45in" draw:id="id32" draw:style-name="a92" draw:name="Shape 17">
          <svg:title/>
          <svg:desc/>
          <draw:enhanced-geometry xmlns:dr3d="urn:oasis:names:tc:opendocument:xmlns:dr3d:1.0" draw:type="non-primitive" svg:viewBox="0 0 21600 21600" draw:enhanced-path="M 0 0 L 21600 0 21600 21600 0 21600 Z N"/>
        </draw:custom-shape>
        <draw:custom-shape svg:x="0.4in" svg:y="4.22in" svg:width="0.5in" svg:height="0.45in" draw:id="id33" draw:style-name="a96" draw:name="Text 18">
          <svg:title/>
          <svg:desc/>
          <text:p text:style-name="a95" text:class-names="" text:cond-style-name=""><text:span text:style-name="a93" text:class-names="">05</text:span><text:span text:style-name="a94" text:class-names=""/></text:p>
          <draw:enhanced-geometry xmlns:dr3d="urn:oasis:names:tc:opendocument:xmlns:dr3d:1.0" draw:type="non-primitive" svg:viewBox="0 0 21600 21600" draw:enhanced-path="M 0 0 L 21600 0 21600 21600 0 21600 Z N"/>
        </draw:custom-shape>
        <draw:custom-shape svg:x="1in" svg:y="4.26in" svg:width="4.2in" svg:height="0.38in" draw:id="id34" draw:style-name="a100" draw:name="Text 19">
          <svg:title/>
          <svg:desc/>
          <text:p text:style-name="a99" text:class-names="" text:cond-style-name=""><text:span text:style-name="a97" text:class-names="">Data Modelling &amp; DAX Measures</text:span><text:span text:style-name="a98" text:class-names=""/></text:p>
          <draw:enhanced-geometry xmlns:dr3d="urn:oasis:names:tc:opendocument:xmlns:dr3d:1.0" draw:type="non-primitive" svg:viewBox="0 0 21600 21600" draw:enhanced-path="M 0 0 L 21600 0 21600 21600 0 21600 Z N"/>
        </draw:custom-shape>
        <draw:custom-shape svg:x="5.2in" svg:y="0.9in" svg:width="0.5in" svg:height="0.45in" draw:id="id35" draw:style-name="a101" draw:name="Shape 20">
          <svg:title/>
          <svg:desc/>
          <draw:enhanced-geometry xmlns:dr3d="urn:oasis:names:tc:opendocument:xmlns:dr3d:1.0" draw:type="non-primitive" svg:viewBox="0 0 21600 21600" draw:enhanced-path="M 0 0 L 21600 0 21600 21600 0 21600 Z N"/>
        </draw:custom-shape>
        <draw:custom-shape svg:x="5.2in" svg:y="0.9in" svg:width="0.5in" svg:height="0.45in" draw:id="id36" draw:style-name="a105" draw:name="Text 21">
          <svg:title/>
          <svg:desc/>
          <text:p text:style-name="a104" text:class-names="" text:cond-style-name=""><text:span text:style-name="a102" text:class-names="">06</text:span><text:span text:style-name="a103" text:class-names=""/></text:p>
          <draw:enhanced-geometry xmlns:dr3d="urn:oasis:names:tc:opendocument:xmlns:dr3d:1.0" draw:type="non-primitive" svg:viewBox="0 0 21600 21600" draw:enhanced-path="M 0 0 L 21600 0 21600 21600 0 21600 Z N"/>
        </draw:custom-shape>
        <draw:custom-shape svg:x="5.8in" svg:y="0.94in" svg:width="4.2in" svg:height="0.38in" draw:id="id37" draw:style-name="a109" draw:name="Text 22">
          <svg:title/>
          <svg:desc/>
          <text:p text:style-name="a108" text:class-names="" text:cond-style-name=""><text:span text:style-name="a106" text:class-names="">All 4 Dashboards — Combined Summary</text:span><text:span text:style-name="a107" text:class-names=""/></text:p>
          <draw:enhanced-geometry xmlns:dr3d="urn:oasis:names:tc:opendocument:xmlns:dr3d:1.0" draw:type="non-primitive" svg:viewBox="0 0 21600 21600" draw:enhanced-path="M 0 0 L 21600 0 21600 21600 0 21600 Z N"/>
        </draw:custom-shape>
        <draw:custom-shape svg:x="5.2in" svg:y="1.73in" svg:width="0.5in" svg:height="0.45in" draw:id="id38" draw:style-name="a110" draw:name="Shape 23">
          <svg:title/>
          <svg:desc/>
          <draw:enhanced-geometry xmlns:dr3d="urn:oasis:names:tc:opendocument:xmlns:dr3d:1.0" draw:type="non-primitive" svg:viewBox="0 0 21600 21600" draw:enhanced-path="M 0 0 L 21600 0 21600 21600 0 21600 Z N"/>
        </draw:custom-shape>
        <draw:custom-shape svg:x="5.2in" svg:y="1.73in" svg:width="0.5in" svg:height="0.45in" draw:id="id39" draw:style-name="a114" draw:name="Text 24">
          <svg:title/>
          <svg:desc/>
          <text:p text:style-name="a113" text:class-names="" text:cond-style-name=""><text:span text:style-name="a111" text:class-names="">07</text:span><text:span text:style-name="a112" text:class-names=""/></text:p>
          <draw:enhanced-geometry xmlns:dr3d="urn:oasis:names:tc:opendocument:xmlns:dr3d:1.0" draw:type="non-primitive" svg:viewBox="0 0 21600 21600" draw:enhanced-path="M 0 0 L 21600 0 21600 21600 0 21600 Z N"/>
        </draw:custom-shape>
        <draw:custom-shape svg:x="5.8in" svg:y="1.77in" svg:width="4.2in" svg:height="0.38in" draw:id="id40" draw:style-name="a118" draw:name="Text 25">
          <svg:title/>
          <svg:desc/>
          <text:p text:style-name="a117" text:class-names="" text:cond-style-name=""><text:span text:style-name="a115" text:class-names="">Revenue Deep Dive — Performance &amp; Channels</text:span><text:span text:style-name="a116" text:class-names=""/></text:p>
          <draw:enhanced-geometry xmlns:dr3d="urn:oasis:names:tc:opendocument:xmlns:dr3d:1.0" draw:type="non-primitive" svg:viewBox="0 0 21600 21600" draw:enhanced-path="M 0 0 L 21600 0 21600 21600 0 21600 Z N"/>
        </draw:custom-shape>
        <draw:custom-shape svg:x="5.2in" svg:y="2.56in" svg:width="0.5in" svg:height="0.45in" draw:id="id41" draw:style-name="a119" draw:name="Shape 26">
          <svg:title/>
          <svg:desc/>
          <draw:enhanced-geometry xmlns:dr3d="urn:oasis:names:tc:opendocument:xmlns:dr3d:1.0" draw:type="non-primitive" svg:viewBox="0 0 21600 21600" draw:enhanced-path="M 0 0 L 21600 0 21600 21600 0 21600 Z N"/>
        </draw:custom-shape>
        <draw:custom-shape svg:x="5.2in" svg:y="2.56in" svg:width="0.5in" svg:height="0.45in" draw:id="id42" draw:style-name="a123" draw:name="Text 27">
          <svg:title/>
          <svg:desc/>
          <text:p text:style-name="a122" text:class-names="" text:cond-style-name=""><text:span text:style-name="a120" text:class-names="">08</text:span><text:span text:style-name="a121" text:class-names=""/></text:p>
          <draw:enhanced-geometry xmlns:dr3d="urn:oasis:names:tc:opendocument:xmlns:dr3d:1.0" draw:type="non-primitive" svg:viewBox="0 0 21600 21600" draw:enhanced-path="M 0 0 L 21600 0 21600 21600 0 21600 Z N"/>
        </draw:custom-shape>
        <draw:custom-shape svg:x="5.8in" svg:y="2.6in" svg:width="4.2in" svg:height="0.38in" draw:id="id43" draw:style-name="a127" draw:name="Text 28">
          <svg:title/>
          <svg:desc/>
          <text:p text:style-name="a126" text:class-names="" text:cond-style-name=""><text:span text:style-name="a124" text:class-names="">Customer Behaviour &amp; Seasonality Patterns</text:span><text:span text:style-name="a125" text:class-names=""/></text:p>
          <draw:enhanced-geometry xmlns:dr3d="urn:oasis:names:tc:opendocument:xmlns:dr3d:1.0" draw:type="non-primitive" svg:viewBox="0 0 21600 21600" draw:enhanced-path="M 0 0 L 21600 0 21600 21600 0 21600 Z N"/>
        </draw:custom-shape>
        <draw:custom-shape svg:x="5.2in" svg:y="3.39in" svg:width="0.5in" svg:height="0.45in" draw:id="id44" draw:style-name="a128" draw:name="Shape 29">
          <svg:title/>
          <svg:desc/>
          <draw:enhanced-geometry xmlns:dr3d="urn:oasis:names:tc:opendocument:xmlns:dr3d:1.0" draw:type="non-primitive" svg:viewBox="0 0 21600 21600" draw:enhanced-path="M 0 0 L 21600 0 21600 21600 0 21600 Z N"/>
        </draw:custom-shape>
        <draw:custom-shape svg:x="5.2in" svg:y="3.39in" svg:width="0.5in" svg:height="0.45in" draw:id="id45" draw:style-name="a132" draw:name="Text 30">
          <svg:title/>
          <svg:desc/>
          <text:p text:style-name="a131" text:class-names="" text:cond-style-name=""><text:span text:style-name="a129" text:class-names="">09</text:span><text:span text:style-name="a130" text:class-names=""/></text:p>
          <draw:enhanced-geometry xmlns:dr3d="urn:oasis:names:tc:opendocument:xmlns:dr3d:1.0" draw:type="non-primitive" svg:viewBox="0 0 21600 21600" draw:enhanced-path="M 0 0 L 21600 0 21600 21600 0 21600 Z N"/>
        </draw:custom-shape>
        <draw:custom-shape svg:x="5.8in" svg:y="3.43in" svg:width="4.2in" svg:height="0.38in" draw:id="id46" draw:style-name="a136" draw:name="Text 31">
          <svg:title/>
          <svg:desc/>
          <text:p text:style-name="a135" text:class-names="" text:cond-style-name=""><text:span text:style-name="a133" text:class-names="">Key Findings &amp; Business Insights</text:span><text:span text:style-name="a134" text:class-names=""/></text:p>
          <draw:enhanced-geometry xmlns:dr3d="urn:oasis:names:tc:opendocument:xmlns:dr3d:1.0" draw:type="non-primitive" svg:viewBox="0 0 21600 21600" draw:enhanced-path="M 0 0 L 21600 0 21600 21600 0 21600 Z N"/>
        </draw:custom-shape>
        <draw:custom-shape svg:x="5.2in" svg:y="4.22in" svg:width="0.5in" svg:height="0.45in" draw:id="id47" draw:style-name="a137" draw:name="Shape 32">
          <svg:title/>
          <svg:desc/>
          <draw:enhanced-geometry xmlns:dr3d="urn:oasis:names:tc:opendocument:xmlns:dr3d:1.0" draw:type="non-primitive" svg:viewBox="0 0 21600 21600" draw:enhanced-path="M 0 0 L 21600 0 21600 21600 0 21600 Z N"/>
        </draw:custom-shape>
        <draw:custom-shape svg:x="5.2in" svg:y="4.22in" svg:width="0.5in" svg:height="0.45in" draw:id="id48" draw:style-name="a141" draw:name="Text 33">
          <svg:title/>
          <svg:desc/>
          <text:p text:style-name="a140" text:class-names="" text:cond-style-name=""><text:span text:style-name="a138" text:class-names="">10</text:span><text:span text:style-name="a139" text:class-names=""/></text:p>
          <draw:enhanced-geometry xmlns:dr3d="urn:oasis:names:tc:opendocument:xmlns:dr3d:1.0" draw:type="non-primitive" svg:viewBox="0 0 21600 21600" draw:enhanced-path="M 0 0 L 21600 0 21600 21600 0 21600 Z N"/>
        </draw:custom-shape>
        <draw:custom-shape svg:x="5.8in" svg:y="4.26in" svg:width="4.2in" svg:height="0.38in" draw:id="id49" draw:style-name="a145" draw:name="Text 34">
          <svg:title/>
          <svg:desc/>
          <text:p text:style-name="a144" text:class-names="" text:cond-style-name=""><text:span text:style-name="a142" text:class-names="">Conclusion &amp; Future Enhancements</text:span><text:span text:style-name="a143" text:class-names=""/></text:p>
          <draw:enhanced-geometry xmlns:dr3d="urn:oasis:names:tc:opendocument:xmlns:dr3d:1.0" draw:type="non-primitive" svg:viewBox="0 0 21600 21600" draw:enhanced-path="M 0 0 L 21600 0 21600 21600 0 21600 Z N"/>
        </draw:custom-shape>
        <presentation:notes draw:style-name="a151">
          <draw:page-thumbnail draw:page-number="2" svg:x="0in" svg:y="0in" svg:width="0in" svg:height="0in" presentation:class="page" draw:id="id50" presentation:style-name="a146" draw:name="Slide Image Placeholder 1">
            <svg:title/>
            <svg:desc/>
          </draw:page-thumbnail>
          <draw:frame draw:id="id51" presentation:style-name="a147" draw:name="Notes Placeholder 2" svg:x="0in" svg:y="0in" svg:width="0in" svg:height="0in" presentation:class="notes" presentation:placeholder="true">
            <draw:text-box/>
            <svg:title/>
            <svg:desc/>
          </draw:frame>
          <draw:frame draw:id="id52" presentation:style-name="a150" draw:name="Slide Number Placeholder 3" svg:x="0in" svg:y="0in" svg:width="0in" svg:height="0in" presentation:class="page-number" presentation:placeholder="false">
            <draw:text-box>
              <text:p text:style-name="a149" text:class-names="" text:cond-style-name=""><text:span text:style-name="a148" text:class-names=""><text:page-number style:num-format="1" text:fixed="false">2</text:page-number></text:span></text:p>
            </draw:text-box>
            <svg:title/>
            <svg:desc/>
          </draw:frame>
        </presentation:notes>
      </draw:page>
      <draw:page draw:name="Slide 3" draw:style-name="a152" draw:master-page-name="Master1-Layout1-cust-DEFAULT" presentation:presentation-page-layout-name="Master1-PPL1" draw:id="Slide-258">
        <draw:custom-shape svg:x="0in" svg:y="0in" svg:width="10in" svg:height="0.65in" draw:id="id53" draw:style-name="a153" draw:name="Shape 0">
          <svg:title/>
          <svg:desc/>
          <draw:enhanced-geometry xmlns:dr3d="urn:oasis:names:tc:opendocument:xmlns:dr3d:1.0" draw:type="non-primitive" svg:viewBox="0 0 21600 21600" draw:enhanced-path="M 0 0 L 21600 0 21600 21600 0 21600 Z N"/>
        </draw:custom-shape>
        <draw:custom-shape svg:x="0in" svg:y="0.65in" svg:width="10in" svg:height="0.055in" draw:id="id54" draw:style-name="a154" draw:name="Shape 1">
          <svg:title/>
          <svg:desc/>
          <draw:enhanced-geometry xmlns:dr3d="urn:oasis:names:tc:opendocument:xmlns:dr3d:1.0" draw:type="non-primitive" svg:viewBox="0 0 21600 21600" draw:enhanced-path="M 0 0 L 21600 0 21600 21600 0 21600 Z N"/>
        </draw:custom-shape>
        <draw:custom-shape svg:x="0.45in" svg:y="0.08in" svg:width="8.5in" svg:height="0.52in" draw:id="id55" draw:style-name="a158" draw:name="Text 2">
          <svg:title/>
          <svg:desc/>
          <text:p text:style-name="a157" text:class-names="" text:cond-style-name=""><text:span text:style-name="a155" text:class-names="">PROJECT OVERVIEW</text:span><text:span text:style-name="a156" text:class-names=""/></text:p>
          <draw:enhanced-geometry xmlns:dr3d="urn:oasis:names:tc:opendocument:xmlns:dr3d:1.0" draw:type="non-primitive" svg:viewBox="0 0 21600 21600" draw:enhanced-path="M 0 0 L 21600 0 21600 21600 0 21600 Z N"/>
        </draw:custom-shape>
        <draw:custom-shape svg:x="0in" svg:y="5.35in" svg:width="10in" svg:height="0.275in" draw:id="id56" draw:style-name="a159" draw:name="Shape 3">
          <svg:title/>
          <svg:desc/>
          <draw:enhanced-geometry xmlns:dr3d="urn:oasis:names:tc:opendocument:xmlns:dr3d:1.0" draw:type="non-primitive" svg:viewBox="0 0 21600 21600" draw:enhanced-path="M 0 0 L 21600 0 21600 21600 0 21600 Z N"/>
        </draw:custom-shape>
        <draw:custom-shape svg:x="0.3in" svg:y="5.35in" svg:width="9.4in" svg:height="0.275in" draw:id="id57" draw:style-name="a163" draw:name="Text 4">
          <svg:title/>
          <svg:desc/>
          <text:p text:style-name="a162" text:class-names="" text:cond-style-name=""><text:span text:style-name="a160" text:class-names="">HotelRevAI <text:s text:c="1"/>| <text:s text:c="1"/>AI-Driven Revenue Analysis</text:span><text:span text:style-name="a161" text:class-names=""/></text:p>
          <draw:enhanced-geometry xmlns:dr3d="urn:oasis:names:tc:opendocument:xmlns:dr3d:1.0" draw:type="non-primitive" svg:viewBox="0 0 21600 21600" draw:enhanced-path="M 0 0 L 21600 0 21600 21600 0 21600 Z N"/>
        </draw:custom-shape>
        <draw:custom-shape svg:x="0.35in" svg:y="0.85in" svg:width="4.55in" svg:height="4.3in" draw:id="id58" draw:style-name="a164" draw:name="Shape 5">
          <svg:title/>
          <svg:desc/>
          <draw:enhanced-geometry xmlns:dr3d="urn:oasis:names:tc:opendocument:xmlns:dr3d:1.0" draw:type="non-primitive" svg:viewBox="0 0 21600 21600" draw:enhanced-path="M 0 0 L 21600 0 21600 21600 0 21600 Z N"/>
        </draw:custom-shape>
        <draw:custom-shape svg:x="0.35in" svg:y="0.85in" svg:width="0.07in" svg:height="4.3in" draw:id="id59" draw:style-name="a165" draw:name="Shape 6">
          <svg:title/>
          <svg:desc/>
          <draw:enhanced-geometry xmlns:dr3d="urn:oasis:names:tc:opendocument:xmlns:dr3d:1.0" draw:type="non-primitive" svg:viewBox="0 0 21600 21600" draw:enhanced-path="M 0 0 L 21600 0 21600 21600 0 21600 Z N"/>
        </draw:custom-shape>
        <draw:custom-shape svg:x="0.5in" svg:y="0.98in" svg:width="4.2in" svg:height="0.35in" draw:id="id60" draw:style-name="a169" draw:name="Text 7">
          <svg:title/>
          <svg:desc/>
          <text:p text:style-name="a168" text:class-names="" text:cond-style-name=""><text:span text:style-name="a166" text:class-names="">PROBLEM STATEMENT</text:span><text:span text:style-name="a167" text:class-names=""/></text:p>
          <draw:enhanced-geometry xmlns:dr3d="urn:oasis:names:tc:opendocument:xmlns:dr3d:1.0" draw:type="non-primitive" svg:viewBox="0 0 21600 21600" draw:enhanced-path="M 0 0 L 21600 0 21600 21600 0 21600 Z N"/>
        </draw:custom-shape>
        <draw:custom-shape svg:x="0.5in" svg:y="1.38in" svg:width="4.1in" svg:height="1in" draw:id="id61" draw:style-name="a173" draw:name="Text 8">
          <svg:title/>
          <svg:desc/>
          <text:p text:style-name="a172" text:class-names="" text:cond-style-name=""><text:span text:style-name="a170" text:class-names="">Hotels generate massive volumes of raw booking data daily yet struggle to extract strategic insights. Without proper visualisation, it is difficult to identify peak seasons, understand channel performance, or develop targeted customer analysis.</text:span><text:span text:style-name="a171" text:class-names=""/></text:p>
          <draw:enhanced-geometry xmlns:dr3d="urn:oasis:names:tc:opendocument:xmlns:dr3d:1.0" draw:type="non-primitive" svg:viewBox="0 0 21600 21600" draw:enhanced-path="M 0 0 L 21600 0 21600 21600 0 21600 Z N"/>
        </draw:custom-shape>
        <draw:custom-shape svg:x="0.5in" svg:y="2.52in" svg:width="4.1in" svg:height="0.3in" draw:id="id62" draw:style-name="a177" draw:name="Text 9">
          <svg:title/>
          <svg:desc/>
          <text:p text:style-name="a176" text:class-names="" text:cond-style-name=""><text:span text:style-name="a174" text:class-names="">Objectives:</text:span><text:span text:style-name="a175" text:class-names=""/></text:p>
          <draw:enhanced-geometry xmlns:dr3d="urn:oasis:names:tc:opendocument:xmlns:dr3d:1.0" draw:type="non-primitive" svg:viewBox="0 0 21600 21600" draw:enhanced-path="M 0 0 L 21600 0 21600 21600 0 21600 Z N"/>
        </draw:custom-shape>
        <draw:custom-shape svg:x="0.52in" svg:y="2.85in" svg:width="4.1in" svg:height="2.1in" draw:id="id63" draw:style-name="a198" draw:name="Text 10">
          <svg:title/>
          <svg:desc/>
          <text:list text:style-name="a181">
            <text:list-item>
              <text:p text:style-name="a180" text:class-names="" text:cond-style-name=""><text:span text:style-name="a178" text:class-names="">Analyse revenue performance &amp; growth trends</text:span><text:span text:style-name="a179" text:class-names=""/></text:p>
            </text:list-item>
          </text:list>
          <text:list text:style-name="a185">
            <text:list-item>
              <text:p text:style-name="a184" text:class-names="" text:cond-style-name=""><text:span text:style-name="a182" text:class-names="">Evaluate ADR, cancellation rate, and guest counts</text:span><text:span text:style-name="a183" text:class-names=""/></text:p>
            </text:list-item>
          </text:list>
          <text:list text:style-name="a189">
            <text:list-item>
              <text:p text:style-name="a188" text:class-names="" text:cond-style-name=""><text:span text:style-name="a186" text:class-names="">Analyse customer behaviour and booking patterns</text:span><text:span text:style-name="a187" text:class-names=""/></text:p>
            </text:list-item>
          </text:list>
          <text:list text:style-name="a193">
            <text:list-item>
              <text:p text:style-name="a192" text:class-names="" text:cond-style-name=""><text:span text:style-name="a190" text:class-names="">Create 4 interactive Power BI dashboards</text:span><text:span text:style-name="a191" text:class-names=""/></text:p>
            </text:list-item>
          </text:list>
          <text:list text:style-name="a197">
            <text:list-item>
              <text:p text:style-name="a196" text:class-names="" text:cond-style-name=""><text:span text:style-name="a194" text:class-names="">Enable data-driven hotel management decisions</text:span><text:span text:style-name="a195" text:class-names=""/></text:p>
            </text:list-item>
          </text:list>
          <draw:enhanced-geometry xmlns:dr3d="urn:oasis:names:tc:opendocument:xmlns:dr3d:1.0" draw:type="non-primitive" svg:viewBox="0 0 21600 21600" draw:enhanced-path="M 0 0 L 21600 0 21600 21600 0 21600 Z N"/>
        </draw:custom-shape>
        <draw:custom-shape svg:x="5.1in" svg:y="0.85in" svg:width="4.55in" svg:height="4.3in" draw:id="id64" draw:style-name="a199" draw:name="Shape 11">
          <svg:title/>
          <svg:desc/>
          <draw:enhanced-geometry xmlns:dr3d="urn:oasis:names:tc:opendocument:xmlns:dr3d:1.0" draw:type="non-primitive" svg:viewBox="0 0 21600 21600" draw:enhanced-path="M 0 0 L 21600 0 21600 21600 0 21600 Z N"/>
        </draw:custom-shape>
        <draw:custom-shape svg:x="5.1in" svg:y="0.85in" svg:width="0.07in" svg:height="4.3in" draw:id="id65" draw:style-name="a200" draw:name="Shape 12">
          <svg:title/>
          <svg:desc/>
          <draw:enhanced-geometry xmlns:dr3d="urn:oasis:names:tc:opendocument:xmlns:dr3d:1.0" draw:type="non-primitive" svg:viewBox="0 0 21600 21600" draw:enhanced-path="M 0 0 L 21600 0 21600 21600 0 21600 Z N"/>
        </draw:custom-shape>
        <draw:custom-shape svg:x="5.25in" svg:y="0.98in" svg:width="4.2in" svg:height="0.35in" draw:id="id66" draw:style-name="a204" draw:name="Text 13">
          <svg:title/>
          <svg:desc/>
          <text:p text:style-name="a203" text:class-names="" text:cond-style-name=""><text:span text:style-name="a201" text:class-names="">DATASET AT A GLANCE</text:span><text:span text:style-name="a202" text:class-names=""/></text:p>
          <draw:enhanced-geometry xmlns:dr3d="urn:oasis:names:tc:opendocument:xmlns:dr3d:1.0" draw:type="non-primitive" svg:viewBox="0 0 21600 21600" draw:enhanced-path="M 0 0 L 21600 0 21600 21600 0 21600 Z N"/>
        </draw:custom-shape>
        <draw:custom-shape svg:x="5.2in" svg:y="1.5in" svg:width="4.35in" svg:height="0.65in" draw:id="id67" draw:style-name="a205" draw:name="Shape 14">
          <svg:title/>
          <svg:desc/>
          <draw:enhanced-geometry xmlns:dr3d="urn:oasis:names:tc:opendocument:xmlns:dr3d:1.0" draw:type="non-primitive" svg:viewBox="0 0 21600 21600" draw:enhanced-path="M 0 0 L 21600 0 21600 21600 0 21600 Z N"/>
        </draw:custom-shape>
        <draw:custom-shape svg:x="5.3in" svg:y="1.54in" svg:width="2in" svg:height="0.55in" draw:id="id68" draw:style-name="a209" draw:name="Text 15">
          <svg:title/>
          <svg:desc/>
          <text:p text:style-name="a208" text:class-names="" text:cond-style-name=""><text:span text:style-name="a206" text:class-names="">75,000+</text:span><text:span text:style-name="a207" text:class-names=""/></text:p>
          <draw:enhanced-geometry xmlns:dr3d="urn:oasis:names:tc:opendocument:xmlns:dr3d:1.0" draw:type="non-primitive" svg:viewBox="0 0 21600 21600" draw:enhanced-path="M 0 0 L 21600 0 21600 21600 0 21600 Z N"/>
        </draw:custom-shape>
        <draw:custom-shape svg:x="7.2in" svg:y="1.6in" svg:width="2.2in" svg:height="0.45in" draw:id="id69" draw:style-name="a213" draw:name="Text 16">
          <svg:title/>
          <svg:desc/>
          <text:p text:style-name="a212" text:class-names="" text:cond-style-name=""><text:span text:style-name="a210" text:class-names="">Booking Records</text:span><text:span text:style-name="a211" text:class-names=""/></text:p>
          <draw:enhanced-geometry xmlns:dr3d="urn:oasis:names:tc:opendocument:xmlns:dr3d:1.0" draw:type="non-primitive" svg:viewBox="0 0 21600 21600" draw:enhanced-path="M 0 0 L 21600 0 21600 21600 0 21600 Z N"/>
        </draw:custom-shape>
        <draw:custom-shape svg:x="5.2in" svg:y="2.28in" svg:width="4.35in" svg:height="0.65in" draw:id="id70" draw:style-name="a214" draw:name="Shape 17">
          <svg:title/>
          <svg:desc/>
          <draw:enhanced-geometry xmlns:dr3d="urn:oasis:names:tc:opendocument:xmlns:dr3d:1.0" draw:type="non-primitive" svg:viewBox="0 0 21600 21600" draw:enhanced-path="M 0 0 L 21600 0 21600 21600 0 21600 Z N"/>
        </draw:custom-shape>
        <draw:custom-shape svg:x="5.3in" svg:y="2.32in" svg:width="2in" svg:height="0.55in" draw:id="id71" draw:style-name="a218" draw:name="Text 18">
          <svg:title/>
          <svg:desc/>
          <text:p text:style-name="a217" text:class-names="" text:cond-style-name=""><text:span text:style-name="a215" text:class-names="">2</text:span><text:span text:style-name="a216" text:class-names=""/></text:p>
          <draw:enhanced-geometry xmlns:dr3d="urn:oasis:names:tc:opendocument:xmlns:dr3d:1.0" draw:type="non-primitive" svg:viewBox="0 0 21600 21600" draw:enhanced-path="M 0 0 L 21600 0 21600 21600 0 21600 Z N"/>
        </draw:custom-shape>
        <draw:custom-shape svg:x="7.2in" svg:y="2.38in" svg:width="2.2in" svg:height="0.45in" draw:id="id72" draw:style-name="a222" draw:name="Text 19">
          <svg:title/>
          <svg:desc/>
          <text:p text:style-name="a221" text:class-names="" text:cond-style-name=""><text:span text:style-name="a219" text:class-names="">Hotel Types (City &amp; Resort)</text:span><text:span text:style-name="a220" text:class-names=""/></text:p>
          <draw:enhanced-geometry xmlns:dr3d="urn:oasis:names:tc:opendocument:xmlns:dr3d:1.0" draw:type="non-primitive" svg:viewBox="0 0 21600 21600" draw:enhanced-path="M 0 0 L 21600 0 21600 21600 0 21600 Z N"/>
        </draw:custom-shape>
        <draw:custom-shape svg:x="5.2in" svg:y="3.06in" svg:width="4.35in" svg:height="0.65in" draw:id="id73" draw:style-name="a223" draw:name="Shape 20">
          <svg:title/>
          <svg:desc/>
          <draw:enhanced-geometry xmlns:dr3d="urn:oasis:names:tc:opendocument:xmlns:dr3d:1.0" draw:type="non-primitive" svg:viewBox="0 0 21600 21600" draw:enhanced-path="M 0 0 L 21600 0 21600 21600 0 21600 Z N"/>
        </draw:custom-shape>
        <draw:custom-shape svg:x="5.3in" svg:y="3.1in" svg:width="2in" svg:height="0.55in" draw:id="id74" draw:style-name="a227" draw:name="Text 21">
          <svg:title/>
          <svg:desc/>
          <text:p text:style-name="a226" text:class-names="" text:cond-style-name=""><text:span text:style-name="a224" text:class-names="">2015–2017</text:span><text:span text:style-name="a225" text:class-names=""/></text:p>
          <draw:enhanced-geometry xmlns:dr3d="urn:oasis:names:tc:opendocument:xmlns:dr3d:1.0" draw:type="non-primitive" svg:viewBox="0 0 21600 21600" draw:enhanced-path="M 0 0 L 21600 0 21600 21600 0 21600 Z N"/>
        </draw:custom-shape>
        <draw:custom-shape svg:x="7.2in" svg:y="3.16in" svg:width="2.2in" svg:height="0.45in" draw:id="id75" draw:style-name="a231" draw:name="Text 22">
          <svg:title/>
          <svg:desc/>
          <text:p text:style-name="a230" text:class-names="" text:cond-style-name=""><text:span text:style-name="a228" text:class-names="">Analysis Period</text:span><text:span text:style-name="a229" text:class-names=""/></text:p>
          <draw:enhanced-geometry xmlns:dr3d="urn:oasis:names:tc:opendocument:xmlns:dr3d:1.0" draw:type="non-primitive" svg:viewBox="0 0 21600 21600" draw:enhanced-path="M 0 0 L 21600 0 21600 21600 0 21600 Z N"/>
        </draw:custom-shape>
        <draw:custom-shape svg:x="5.2in" svg:y="3.84in" svg:width="4.35in" svg:height="0.65in" draw:id="id76" draw:style-name="a232" draw:name="Shape 23">
          <svg:title/>
          <svg:desc/>
          <draw:enhanced-geometry xmlns:dr3d="urn:oasis:names:tc:opendocument:xmlns:dr3d:1.0" draw:type="non-primitive" svg:viewBox="0 0 21600 21600" draw:enhanced-path="M 0 0 L 21600 0 21600 21600 0 21600 Z N"/>
        </draw:custom-shape>
        <draw:custom-shape svg:x="5.3in" svg:y="3.88in" svg:width="2in" svg:height="0.55in" draw:id="id77" draw:style-name="a236" draw:name="Text 24">
          <svg:title/>
          <svg:desc/>
          <text:p text:style-name="a235" text:class-names="" text:cond-style-name=""><text:span text:style-name="a233" text:class-names="">July–August</text:span><text:span text:style-name="a234" text:class-names=""/></text:p>
          <draw:enhanced-geometry xmlns:dr3d="urn:oasis:names:tc:opendocument:xmlns:dr3d:1.0" draw:type="non-primitive" svg:viewBox="0 0 21600 21600" draw:enhanced-path="M 0 0 L 21600 0 21600 21600 0 21600 Z N"/>
        </draw:custom-shape>
        <draw:custom-shape svg:x="7.2in" svg:y="3.94in" svg:width="2.2in" svg:height="0.45in" draw:id="id78" draw:style-name="a240" draw:name="Text 25">
          <svg:title/>
          <svg:desc/>
          <text:p text:style-name="a239" text:class-names="" text:cond-style-name=""><text:span text:style-name="a237" text:class-names="">Coverage Window</text:span><text:span text:style-name="a238" text:class-names=""/></text:p>
          <draw:enhanced-geometry xmlns:dr3d="urn:oasis:names:tc:opendocument:xmlns:dr3d:1.0" draw:type="non-primitive" svg:viewBox="0 0 21600 21600" draw:enhanced-path="M 0 0 L 21600 0 21600 21600 0 21600 Z N"/>
        </draw:custom-shape>
        <draw:custom-shape svg:x="5.2in" svg:y="4.65in" svg:width="4.35in" svg:height="0.38in" draw:id="id79" draw:style-name="a244" draw:name="Text 26">
          <svg:title/>
          <svg:desc/>
          <text:p text:style-name="a243" text:class-names="" text:cond-style-name=""><text:span text:style-name="a241" text:class-names="">Key Fields: ADR · Lead Time · Customer Type · Distribution Channel · Guest Count</text:span><text:span text:style-name="a242" text:class-names=""/></text:p>
          <draw:enhanced-geometry xmlns:dr3d="urn:oasis:names:tc:opendocument:xmlns:dr3d:1.0" draw:type="non-primitive" svg:viewBox="0 0 21600 21600" draw:enhanced-path="M 0 0 L 21600 0 21600 21600 0 21600 Z N"/>
        </draw:custom-shape>
        <presentation:notes draw:style-name="a250">
          <draw:page-thumbnail draw:page-number="3" svg:x="0in" svg:y="0in" svg:width="0in" svg:height="0in" presentation:class="page" draw:id="id80" presentation:style-name="a245" draw:name="Slide Image Placeholder 1">
            <svg:title/>
            <svg:desc/>
          </draw:page-thumbnail>
          <draw:frame draw:id="id81" presentation:style-name="a246" draw:name="Notes Placeholder 2" svg:x="0in" svg:y="0in" svg:width="0in" svg:height="0in" presentation:class="notes" presentation:placeholder="true">
            <draw:text-box/>
            <svg:title/>
            <svg:desc/>
          </draw:frame>
          <draw:frame draw:id="id82" presentation:style-name="a249" draw:name="Slide Number Placeholder 3" svg:x="0in" svg:y="0in" svg:width="0in" svg:height="0in" presentation:class="page-number" presentation:placeholder="false">
            <draw:text-box>
              <text:p text:style-name="a248" text:class-names="" text:cond-style-name=""><text:span text:style-name="a247" text:class-names=""><text:page-number style:num-format="1" text:fixed="false">3</text:page-number></text:span></text:p>
            </draw:text-box>
            <svg:title/>
            <svg:desc/>
          </draw:frame>
        </presentation:notes>
      </draw:page>
      <draw:page draw:name="Slide 4" draw:style-name="a251" draw:master-page-name="Master1-Layout1-cust-DEFAULT" presentation:presentation-page-layout-name="Master1-PPL1" draw:id="Slide-259">
        <draw:custom-shape svg:x="0in" svg:y="0in" svg:width="10in" svg:height="0.65in" draw:id="id83" draw:style-name="a252" draw:name="Shape 0">
          <svg:title/>
          <svg:desc/>
          <draw:enhanced-geometry xmlns:dr3d="urn:oasis:names:tc:opendocument:xmlns:dr3d:1.0" draw:type="non-primitive" svg:viewBox="0 0 21600 21600" draw:enhanced-path="M 0 0 L 21600 0 21600 21600 0 21600 Z N"/>
        </draw:custom-shape>
        <draw:custom-shape svg:x="0in" svg:y="0.65in" svg:width="10in" svg:height="0.055in" draw:id="id84" draw:style-name="a253" draw:name="Shape 1">
          <svg:title/>
          <svg:desc/>
          <draw:enhanced-geometry xmlns:dr3d="urn:oasis:names:tc:opendocument:xmlns:dr3d:1.0" draw:type="non-primitive" svg:viewBox="0 0 21600 21600" draw:enhanced-path="M 0 0 L 21600 0 21600 21600 0 21600 Z N"/>
        </draw:custom-shape>
        <draw:custom-shape svg:x="0.45in" svg:y="0.08in" svg:width="8.5in" svg:height="0.52in" draw:id="id85" draw:style-name="a257" draw:name="Text 2">
          <svg:title/>
          <svg:desc/>
          <text:p text:style-name="a256" text:class-names="" text:cond-style-name=""><text:span text:style-name="a254" text:class-names="">TOOLS &amp; TECHNOLOGIES</text:span><text:span text:style-name="a255" text:class-names=""/></text:p>
          <draw:enhanced-geometry xmlns:dr3d="urn:oasis:names:tc:opendocument:xmlns:dr3d:1.0" draw:type="non-primitive" svg:viewBox="0 0 21600 21600" draw:enhanced-path="M 0 0 L 21600 0 21600 21600 0 21600 Z N"/>
        </draw:custom-shape>
        <draw:custom-shape svg:x="0in" svg:y="5.35in" svg:width="10in" svg:height="0.275in" draw:id="id86" draw:style-name="a258" draw:name="Shape 3">
          <svg:title/>
          <svg:desc/>
          <draw:enhanced-geometry xmlns:dr3d="urn:oasis:names:tc:opendocument:xmlns:dr3d:1.0" draw:type="non-primitive" svg:viewBox="0 0 21600 21600" draw:enhanced-path="M 0 0 L 21600 0 21600 21600 0 21600 Z N"/>
        </draw:custom-shape>
        <draw:custom-shape svg:x="0.3in" svg:y="5.35in" svg:width="9.4in" svg:height="0.275in" draw:id="id87" draw:style-name="a262" draw:name="Text 4">
          <svg:title/>
          <svg:desc/>
          <text:p text:style-name="a261" text:class-names="" text:cond-style-name=""><text:span text:style-name="a259" text:class-names="">HotelRevAI <text:s text:c="1"/>| <text:s text:c="1"/>AI-Driven Revenue Analysis</text:span><text:span text:style-name="a260" text:class-names=""/></text:p>
          <draw:enhanced-geometry xmlns:dr3d="urn:oasis:names:tc:opendocument:xmlns:dr3d:1.0" draw:type="non-primitive" svg:viewBox="0 0 21600 21600" draw:enhanced-path="M 0 0 L 21600 0 21600 21600 0 21600 Z N"/>
        </draw:custom-shape>
        <draw:custom-shape svg:x="0.35in" svg:y="0.85in" svg:width="4.4in" svg:height="1.95in" draw:id="id88" draw:style-name="a263" draw:name="Shape 5">
          <svg:title/>
          <svg:desc/>
          <draw:enhanced-geometry xmlns:dr3d="urn:oasis:names:tc:opendocument:xmlns:dr3d:1.0" draw:type="non-primitive" svg:viewBox="0 0 21600 21600" draw:enhanced-path="M 0 0 L 21600 0 21600 21600 0 21600 Z N"/>
        </draw:custom-shape>
        <draw:custom-shape svg:x="1.25in" svg:y="1.03in" svg:width="3.3in" svg:height="0.38in" draw:id="id89" draw:style-name="a267" draw:name="Text 7">
          <svg:title/>
          <svg:desc/>
          <text:p text:style-name="a266" text:class-names="" text:cond-style-name=""><text:span text:style-name="a264" text:class-names="">Power BI Desktop</text:span><text:span text:style-name="a265" text:class-names=""/></text:p>
          <draw:enhanced-geometry xmlns:dr3d="urn:oasis:names:tc:opendocument:xmlns:dr3d:1.0" draw:type="non-primitive" svg:viewBox="0 0 21600 21600" draw:enhanced-path="M 0 0 L 21600 0 21600 21600 0 21600 Z N"/>
        </draw:custom-shape>
        <draw:custom-shape svg:x="1.25in" svg:y="1.45in" svg:width="3.3in" svg:height="1.1in" draw:id="id90" draw:style-name="a271" draw:name="Text 8">
          <svg:title/>
          <svg:desc/>
          <text:p text:style-name="a270" text:class-names="" text:cond-style-name=""><text:span text:style-name="a268" text:class-names="">Interactive dashboards, visualizations, KPI cards, charts, and graphs for reporting.</text:span><text:span text:style-name="a269" text:class-names=""/></text:p>
          <draw:enhanced-geometry xmlns:dr3d="urn:oasis:names:tc:opendocument:xmlns:dr3d:1.0" draw:type="non-primitive" svg:viewBox="0 0 21600 21600" draw:enhanced-path="M 0 0 L 21600 0 21600 21600 0 21600 Z N"/>
        </draw:custom-shape>
        <draw:custom-shape svg:x="0.35in" svg:y="0.85in" svg:width="4.4in" svg:height="0.07in" draw:id="id91" draw:style-name="a272" draw:name="Shape 9">
          <svg:title/>
          <svg:desc/>
          <draw:enhanced-geometry xmlns:dr3d="urn:oasis:names:tc:opendocument:xmlns:dr3d:1.0" draw:type="non-primitive" svg:viewBox="0 0 21600 21600" draw:enhanced-path="M 0 0 L 21600 0 21600 21600 0 21600 Z N"/>
        </draw:custom-shape>
        <draw:custom-shape svg:x="5.1in" svg:y="0.85in" svg:width="4.4in" svg:height="1.95in" draw:id="id92" draw:style-name="a273" draw:name="Shape 10">
          <svg:title/>
          <svg:desc/>
          <draw:enhanced-geometry xmlns:dr3d="urn:oasis:names:tc:opendocument:xmlns:dr3d:1.0" draw:type="non-primitive" svg:viewBox="0 0 21600 21600" draw:enhanced-path="M 0 0 L 21600 0 21600 21600 0 21600 Z N"/>
        </draw:custom-shape>
        <draw:custom-shape svg:x="6in" svg:y="1.03in" svg:width="3.3in" svg:height="0.38in" draw:id="id93" draw:style-name="a277" draw:name="Text 12">
          <svg:title/>
          <svg:desc/>
          <text:p text:style-name="a276" text:class-names="" text:cond-style-name=""><text:span text:style-name="a274" text:class-names="">Power Query Editor</text:span><text:span text:style-name="a275" text:class-names=""/></text:p>
          <draw:enhanced-geometry xmlns:dr3d="urn:oasis:names:tc:opendocument:xmlns:dr3d:1.0" draw:type="non-primitive" svg:viewBox="0 0 21600 21600" draw:enhanced-path="M 0 0 L 21600 0 21600 21600 0 21600 Z N"/>
        </draw:custom-shape>
        <draw:custom-shape svg:x="6in" svg:y="1.45in" svg:width="3.3in" svg:height="1.1in" draw:id="id94" draw:style-name="a281" draw:name="Text 13">
          <svg:title/>
          <svg:desc/>
          <text:p text:style-name="a280" text:class-names="" text:cond-style-name=""><text:span text:style-name="a278" text:class-names="">Data cleaning and preprocessing — handling nulls, duplicates, and type corrections.</text:span><text:span text:style-name="a279" text:class-names=""/></text:p>
          <draw:enhanced-geometry xmlns:dr3d="urn:oasis:names:tc:opendocument:xmlns:dr3d:1.0" draw:type="non-primitive" svg:viewBox="0 0 21600 21600" draw:enhanced-path="M 0 0 L 21600 0 21600 21600 0 21600 Z N"/>
        </draw:custom-shape>
        <draw:custom-shape svg:x="5.1in" svg:y="0.85in" svg:width="4.4in" svg:height="0.07in" draw:id="id95" draw:style-name="a282" draw:name="Shape 14">
          <svg:title/>
          <svg:desc/>
          <draw:enhanced-geometry xmlns:dr3d="urn:oasis:names:tc:opendocument:xmlns:dr3d:1.0" draw:type="non-primitive" svg:viewBox="0 0 21600 21600" draw:enhanced-path="M 0 0 L 21600 0 21600 21600 0 21600 Z N"/>
        </draw:custom-shape>
        <draw:custom-shape svg:x="0.35in" svg:y="3.1in" svg:width="4.4in" svg:height="1.95in" draw:id="id96" draw:style-name="a283" draw:name="Shape 15">
          <svg:title/>
          <svg:desc/>
          <draw:enhanced-geometry xmlns:dr3d="urn:oasis:names:tc:opendocument:xmlns:dr3d:1.0" draw:type="non-primitive" svg:viewBox="0 0 21600 21600" draw:enhanced-path="M 0 0 L 21600 0 21600 21600 0 21600 Z N"/>
        </draw:custom-shape>
        <draw:custom-shape svg:x="1.25in" svg:y="3.28in" svg:width="3.3in" svg:height="0.38in" draw:id="id97" draw:style-name="a287" draw:name="Text 17">
          <svg:title/>
          <svg:desc/>
          <text:p text:style-name="a286" text:class-names="" text:cond-style-name=""><text:span text:style-name="a284" text:class-names="">DAX (Data Analysis Expressions)</text:span><text:span text:style-name="a285" text:class-names=""/></text:p>
          <draw:enhanced-geometry xmlns:dr3d="urn:oasis:names:tc:opendocument:xmlns:dr3d:1.0" draw:type="non-primitive" svg:viewBox="0 0 21600 21600" draw:enhanced-path="M 0 0 L 21600 0 21600 21600 0 21600 Z N"/>
        </draw:custom-shape>
        <draw:custom-shape svg:x="1.25in" svg:y="3.7in" svg:width="3.3in" svg:height="1.1in" draw:id="id98" draw:style-name="a291" draw:name="Text 18">
          <svg:title/>
          <svg:desc/>
          <text:p text:style-name="a290" text:class-names="" text:cond-style-name=""><text:span text:style-name="a288" text:class-names="">Calculated measures and business metrics: revenue, occupancy, customer analysis.</text:span><text:span text:style-name="a289" text:class-names=""/></text:p>
          <draw:enhanced-geometry xmlns:dr3d="urn:oasis:names:tc:opendocument:xmlns:dr3d:1.0" draw:type="non-primitive" svg:viewBox="0 0 21600 21600" draw:enhanced-path="M 0 0 L 21600 0 21600 21600 0 21600 Z N"/>
        </draw:custom-shape>
        <draw:custom-shape svg:x="0.35in" svg:y="3.1in" svg:width="4.4in" svg:height="0.07in" draw:id="id99" draw:style-name="a292" draw:name="Shape 19">
          <svg:title/>
          <svg:desc/>
          <draw:enhanced-geometry xmlns:dr3d="urn:oasis:names:tc:opendocument:xmlns:dr3d:1.0" draw:type="non-primitive" svg:viewBox="0 0 21600 21600" draw:enhanced-path="M 0 0 L 21600 0 21600 21600 0 21600 Z N"/>
        </draw:custom-shape>
        <draw:custom-shape svg:x="5.1in" svg:y="3.07346in" svg:width="4.4in" svg:height="1.95in" draw:id="id100" draw:style-name="a293" draw:name="Shape 20">
          <svg:title/>
          <svg:desc/>
          <draw:enhanced-geometry xmlns:dr3d="urn:oasis:names:tc:opendocument:xmlns:dr3d:1.0" draw:type="non-primitive" svg:viewBox="0 0 21600 21600" draw:enhanced-path="M 0 0 L 21600 0 21600 21600 0 21600 Z N"/>
        </draw:custom-shape>
        <draw:custom-shape svg:x="6in" svg:y="3.28in" svg:width="3.3in" svg:height="0.38in" draw:id="id101" draw:style-name="a297" draw:name="Text 22">
          <svg:title/>
          <svg:desc/>
          <text:p text:style-name="a296" text:class-names="" text:cond-style-name=""><text:span text:style-name="a294" text:class-names="">CSV Dataset (Kaggle)</text:span><text:span text:style-name="a295" text:class-names=""/></text:p>
          <draw:enhanced-geometry xmlns:dr3d="urn:oasis:names:tc:opendocument:xmlns:dr3d:1.0" draw:type="non-primitive" svg:viewBox="0 0 21600 21600" draw:enhanced-path="M 0 0 L 21600 0 21600 21600 0 21600 Z N"/>
        </draw:custom-shape>
        <draw:custom-shape svg:x="6in" svg:y="3.7in" svg:width="3.3in" svg:height="1.1in" draw:id="id102" draw:style-name="a301" draw:name="Text 23">
          <svg:title/>
          <svg:desc/>
          <text:p text:style-name="a300" text:class-names="" text:cond-style-name=""><text:span text:style-name="a298" text:class-names="">Raw hotel booking records used as the primary data source for the entire analysis.</text:span><text:span text:style-name="a299" text:class-names=""/></text:p>
          <draw:enhanced-geometry xmlns:dr3d="urn:oasis:names:tc:opendocument:xmlns:dr3d:1.0" draw:type="non-primitive" svg:viewBox="0 0 21600 21600" draw:enhanced-path="M 0 0 L 21600 0 21600 21600 0 21600 Z N"/>
        </draw:custom-shape>
        <draw:custom-shape svg:x="5.1in" svg:y="3.1in" svg:width="4.4in" svg:height="0.07in" draw:id="id103" draw:style-name="a302" draw:name="Shape 24">
          <svg:title/>
          <svg:desc/>
          <draw:enhanced-geometry xmlns:dr3d="urn:oasis:names:tc:opendocument:xmlns:dr3d:1.0" draw:type="non-primitive" svg:viewBox="0 0 21600 21600" draw:enhanced-path="M 0 0 L 21600 0 21600 21600 0 21600 Z N"/>
        </draw:custom-shape>
        <draw:custom-shape svg:x="0.35in" svg:y="5.1in" svg:width="9.3in" svg:height="0.28in" draw:id="id104" draw:style-name="a306" draw:name="Text 25">
          <svg:title/>
          <svg:desc/>
          <text:p text:style-name="a305" text:class-names="" text:cond-style-name=""><text:span text:style-name="a303" text:class-names="">These tools together enable efficient data processing, analysis, and visualization within a single integrated platform.</text:span><text:span text:style-name="a304" text:class-names=""/></text:p>
          <draw:enhanced-geometry xmlns:dr3d="urn:oasis:names:tc:opendocument:xmlns:dr3d:1.0" draw:type="non-primitive" svg:viewBox="0 0 21600 21600" draw:enhanced-path="M 0 0 L 21600 0 21600 21600 0 21600 Z N"/>
        </draw:custom-shape>
        <draw:custom-shape svg:x="0.45in" svg:y="1.005in" svg:width="0.7in" svg:height="0.7in" draw:id="id105" draw:style-name="a310" draw:name="Text 6">
          <svg:title/>
          <svg:desc/>
          <text:p text:style-name="a309" text:class-names="" text:cond-style-name=""><text:span text:style-name="a307" text:class-names="">📊</text:span><text:span text:style-name="a308" text:class-names=""/></text:p>
          <draw:enhanced-geometry xmlns:dr3d="urn:oasis:names:tc:opendocument:xmlns:dr3d:1.0" draw:type="non-primitive" svg:viewBox="0 0 21600 21600" draw:enhanced-path="M 0 0 L 21600 0 21600 21600 0 21600 Z N"/>
        </draw:custom-shape>
        <draw:custom-shape svg:x="5.2in" svg:y="0.97in" svg:width="0.7in" svg:height="0.7in" draw:id="id106" draw:style-name="a314" draw:name="Text 11">
          <svg:title/>
          <svg:desc/>
          <text:p text:style-name="a313" text:class-names="" text:cond-style-name=""><text:span text:style-name="a311" text:class-names="">🔧</text:span><text:span text:style-name="a312" text:class-names=""/></text:p>
          <draw:enhanced-geometry xmlns:dr3d="urn:oasis:names:tc:opendocument:xmlns:dr3d:1.0" draw:type="non-primitive" svg:viewBox="0 0 21600 21600" draw:enhanced-path="M 0 0 L 21600 0 21600 21600 0 21600 Z N"/>
        </draw:custom-shape>
        <draw:custom-shape svg:x="0.45in" svg:y="3.255in" svg:width="0.7in" svg:height="0.7in" draw:id="id107" draw:style-name="a318" draw:name="Text 16">
          <svg:title/>
          <svg:desc/>
          <text:p text:style-name="a317" text:class-names="" text:cond-style-name=""><text:span text:style-name="a315" text:class-names="">📐</text:span><text:span text:style-name="a316" text:class-names=""/></text:p>
          <draw:enhanced-geometry xmlns:dr3d="urn:oasis:names:tc:opendocument:xmlns:dr3d:1.0" draw:type="non-primitive" svg:viewBox="0 0 21600 21600" draw:enhanced-path="M 0 0 L 21600 0 21600 21600 0 21600 Z N"/>
        </draw:custom-shape>
        <draw:custom-shape svg:x="5.2in" svg:y="3.23885in" svg:width="0.7in" svg:height="0.7in" draw:id="id108" draw:style-name="a322" draw:name="Text 21">
          <svg:title/>
          <svg:desc/>
          <text:p text:style-name="a321" text:class-names="" text:cond-style-name=""><text:span text:style-name="a319" text:class-names="">📁</text:span><text:span text:style-name="a320" text:class-names=""/></text:p>
          <draw:enhanced-geometry xmlns:dr3d="urn:oasis:names:tc:opendocument:xmlns:dr3d:1.0" draw:type="non-primitive" svg:viewBox="0 0 21600 21600" draw:enhanced-path="M 0 0 L 21600 0 21600 21600 0 21600 Z N"/>
        </draw:custom-shape>
        <presentation:notes draw:style-name="a328">
          <draw:page-thumbnail draw:page-number="4" svg:x="0in" svg:y="0in" svg:width="0in" svg:height="0in" presentation:class="page" draw:id="id109" presentation:style-name="a323" draw:name="Slide Image Placeholder 1">
            <svg:title/>
            <svg:desc/>
          </draw:page-thumbnail>
          <draw:frame draw:id="id110" presentation:style-name="a324" draw:name="Notes Placeholder 2" svg:x="0in" svg:y="0in" svg:width="0in" svg:height="0in" presentation:class="notes" presentation:placeholder="true">
            <draw:text-box/>
            <svg:title/>
            <svg:desc/>
          </draw:frame>
          <draw:frame draw:id="id111" presentation:style-name="a327" draw:name="Slide Number Placeholder 3" svg:x="0in" svg:y="0in" svg:width="0in" svg:height="0in" presentation:class="page-number" presentation:placeholder="false">
            <draw:text-box>
              <text:p text:style-name="a326" text:class-names="" text:cond-style-name=""><text:span text:style-name="a325" text:class-names=""><text:page-number style:num-format="1" text:fixed="false">4</text:page-number></text:span></text:p>
            </draw:text-box>
            <svg:title/>
            <svg:desc/>
          </draw:frame>
        </presentation:notes>
      </draw:page>
      <draw:page draw:name="Slide 5" draw:style-name="a329" draw:master-page-name="Master1-Layout1-cust-DEFAULT" presentation:presentation-page-layout-name="Master1-PPL1" draw:id="Slide-260">
        <draw:custom-shape svg:x="0in" svg:y="0in" svg:width="10in" svg:height="0.65in" draw:id="id112" draw:style-name="a330" draw:name="Shape 0">
          <svg:title/>
          <svg:desc/>
          <draw:enhanced-geometry xmlns:dr3d="urn:oasis:names:tc:opendocument:xmlns:dr3d:1.0" draw:type="non-primitive" svg:viewBox="0 0 21600 21600" draw:enhanced-path="M 0 0 L 21600 0 21600 21600 0 21600 Z N"/>
        </draw:custom-shape>
        <draw:custom-shape svg:x="0in" svg:y="0.65in" svg:width="10in" svg:height="0.055in" draw:id="id113" draw:style-name="a331" draw:name="Shape 1">
          <svg:title/>
          <svg:desc/>
          <draw:enhanced-geometry xmlns:dr3d="urn:oasis:names:tc:opendocument:xmlns:dr3d:1.0" draw:type="non-primitive" svg:viewBox="0 0 21600 21600" draw:enhanced-path="M 0 0 L 21600 0 21600 21600 0 21600 Z N"/>
        </draw:custom-shape>
        <draw:custom-shape svg:x="0.45in" svg:y="0.08in" svg:width="8.5in" svg:height="0.52in" draw:id="id114" draw:style-name="a335" draw:name="Text 2">
          <svg:title/>
          <svg:desc/>
          <text:p text:style-name="a334" text:class-names="" text:cond-style-name=""><text:span text:style-name="a332" text:class-names="">ROLE OF POWER BI &amp; WHY WE CHOSE IT</text:span><text:span text:style-name="a333" text:class-names=""/></text:p>
          <draw:enhanced-geometry xmlns:dr3d="urn:oasis:names:tc:opendocument:xmlns:dr3d:1.0" draw:type="non-primitive" svg:viewBox="0 0 21600 21600" draw:enhanced-path="M 0 0 L 21600 0 21600 21600 0 21600 Z N"/>
        </draw:custom-shape>
        <draw:custom-shape svg:x="0in" svg:y="5.35in" svg:width="10in" svg:height="0.275in" draw:id="id115" draw:style-name="a336" draw:name="Shape 3">
          <svg:title/>
          <svg:desc/>
          <draw:enhanced-geometry xmlns:dr3d="urn:oasis:names:tc:opendocument:xmlns:dr3d:1.0" draw:type="non-primitive" svg:viewBox="0 0 21600 21600" draw:enhanced-path="M 0 0 L 21600 0 21600 21600 0 21600 Z N"/>
        </draw:custom-shape>
        <draw:custom-shape svg:x="0.3in" svg:y="5.35in" svg:width="9.4in" svg:height="0.275in" draw:id="id116" draw:style-name="a340" draw:name="Text 4">
          <svg:title/>
          <svg:desc/>
          <text:p text:style-name="a339" text:class-names="" text:cond-style-name=""><text:span text:style-name="a337" text:class-names="">HotelRevAI <text:s text:c="1"/>| <text:s text:c="1"/>AI-Driven Revenue Analysis</text:span><text:span text:style-name="a338" text:class-names=""/></text:p>
          <draw:enhanced-geometry xmlns:dr3d="urn:oasis:names:tc:opendocument:xmlns:dr3d:1.0" draw:type="non-primitive" svg:viewBox="0 0 21600 21600" draw:enhanced-path="M 0 0 L 21600 0 21600 21600 0 21600 Z N"/>
        </draw:custom-shape>
        <draw:custom-shape svg:x="0.28in" svg:y="0.82in" svg:width="4.6in" svg:height="4.35in" draw:id="id117" draw:style-name="a341" draw:name="Shape 5">
          <svg:title/>
          <svg:desc/>
          <draw:enhanced-geometry xmlns:dr3d="urn:oasis:names:tc:opendocument:xmlns:dr3d:1.0" draw:type="non-primitive" svg:viewBox="0 0 21600 21600" draw:enhanced-path="M 0 0 L 21600 0 21600 21600 0 21600 Z N"/>
        </draw:custom-shape>
        <draw:custom-shape svg:x="0.28in" svg:y="0.82in" svg:width="0.07in" svg:height="4.35in" draw:id="id118" draw:style-name="a342" draw:name="Shape 6">
          <svg:title/>
          <svg:desc/>
          <draw:enhanced-geometry xmlns:dr3d="urn:oasis:names:tc:opendocument:xmlns:dr3d:1.0" draw:type="non-primitive" svg:viewBox="0 0 21600 21600" draw:enhanced-path="M 0 0 L 21600 0 21600 21600 0 21600 Z N"/>
        </draw:custom-shape>
        <draw:custom-shape svg:x="0.44in" svg:y="0.95in" svg:width="4.2in" svg:height="0.35in" draw:id="id119" draw:style-name="a346" draw:name="Text 7">
          <svg:title/>
          <svg:desc/>
          <text:p text:style-name="a345" text:class-names="" text:cond-style-name=""><text:span text:style-name="a343" text:class-names="">SIGNIFICANCE OF POWER BI</text:span><text:span text:style-name="a344" text:class-names=""/></text:p>
          <draw:enhanced-geometry xmlns:dr3d="urn:oasis:names:tc:opendocument:xmlns:dr3d:1.0" draw:type="non-primitive" svg:viewBox="0 0 21600 21600" draw:enhanced-path="M 0 0 L 21600 0 21600 21600 0 21600 Z N"/>
        </draw:custom-shape>
        <draw:custom-shape svg:x="0.38in" svg:y="1.45in" svg:width="4.35in" svg:height="0.65in" draw:id="id120" draw:style-name="a347" draw:name="Shape 8">
          <svg:title/>
          <svg:desc/>
          <draw:enhanced-geometry xmlns:dr3d="urn:oasis:names:tc:opendocument:xmlns:dr3d:1.0" draw:type="non-primitive" svg:viewBox="0 0 21600 21600" draw:enhanced-path="M 0 0 L 21600 0 21600 21600 0 21600 Z N"/>
        </draw:custom-shape>
        <draw:custom-shape svg:x="0.38in" svg:y="1.63in" svg:width="0.05in" svg:height="0.3in" draw:id="id121" draw:style-name="a348" draw:name="Shape 9">
          <svg:title/>
          <svg:desc/>
          <draw:enhanced-geometry xmlns:dr3d="urn:oasis:names:tc:opendocument:xmlns:dr3d:1.0" draw:type="non-primitive" svg:viewBox="0 0 21600 21600" draw:enhanced-path="M 0 0 L 21600 0 21600 21600 0 21600 Z N"/>
        </draw:custom-shape>
        <draw:custom-shape svg:x="0.52in" svg:y="1.55in" svg:width="4.1in" svg:height="0.45in" draw:id="id122" draw:style-name="a352" draw:name="Text 10">
          <svg:title/>
          <svg:desc/>
          <text:p text:style-name="a351" text:class-names="" text:cond-style-name=""><text:span text:style-name="a349" text:class-names="">Converts raw data into interactive visual insights</text:span><text:span text:style-name="a350" text:class-names=""/></text:p>
          <draw:enhanced-geometry xmlns:dr3d="urn:oasis:names:tc:opendocument:xmlns:dr3d:1.0" draw:type="non-primitive" svg:viewBox="0 0 21600 21600" draw:enhanced-path="M 0 0 L 21600 0 21600 21600 0 21600 Z N"/>
        </draw:custom-shape>
        <draw:custom-shape svg:x="0.38in" svg:y="2.27in" svg:width="4.35in" svg:height="0.65in" draw:id="id123" draw:style-name="a353" draw:name="Shape 11">
          <svg:title/>
          <svg:desc/>
          <draw:enhanced-geometry xmlns:dr3d="urn:oasis:names:tc:opendocument:xmlns:dr3d:1.0" draw:type="non-primitive" svg:viewBox="0 0 21600 21600" draw:enhanced-path="M 0 0 L 21600 0 21600 21600 0 21600 Z N"/>
        </draw:custom-shape>
        <draw:custom-shape svg:x="0.38in" svg:y="2.45in" svg:width="0.05in" svg:height="0.3in" draw:id="id124" draw:style-name="a354" draw:name="Shape 12">
          <svg:title/>
          <svg:desc/>
          <draw:enhanced-geometry xmlns:dr3d="urn:oasis:names:tc:opendocument:xmlns:dr3d:1.0" draw:type="non-primitive" svg:viewBox="0 0 21600 21600" draw:enhanced-path="M 0 0 L 21600 0 21600 21600 0 21600 Z N"/>
        </draw:custom-shape>
        <draw:custom-shape svg:x="0.52in" svg:y="2.37in" svg:width="4.1in" svg:height="0.45in" draw:id="id125" draw:style-name="a358" draw:name="Text 13">
          <svg:title/>
          <svg:desc/>
          <text:p text:style-name="a357" text:class-names="" text:cond-style-name=""><text:span text:style-name="a355" text:class-names="">Supports real-time data analysis &amp; live connections</text:span><text:span text:style-name="a356" text:class-names=""/></text:p>
          <draw:enhanced-geometry xmlns:dr3d="urn:oasis:names:tc:opendocument:xmlns:dr3d:1.0" draw:type="non-primitive" svg:viewBox="0 0 21600 21600" draw:enhanced-path="M 0 0 L 21600 0 21600 21600 0 21600 Z N"/>
        </draw:custom-shape>
        <draw:custom-shape svg:x="0.38in" svg:y="3.09in" svg:width="4.35in" svg:height="0.65in" draw:id="id126" draw:style-name="a359" draw:name="Shape 14">
          <svg:title/>
          <svg:desc/>
          <draw:enhanced-geometry xmlns:dr3d="urn:oasis:names:tc:opendocument:xmlns:dr3d:1.0" draw:type="non-primitive" svg:viewBox="0 0 21600 21600" draw:enhanced-path="M 0 0 L 21600 0 21600 21600 0 21600 Z N"/>
        </draw:custom-shape>
        <draw:custom-shape svg:x="0.38in" svg:y="3.27in" svg:width="0.05in" svg:height="0.3in" draw:id="id127" draw:style-name="a360" draw:name="Shape 15">
          <svg:title/>
          <svg:desc/>
          <draw:enhanced-geometry xmlns:dr3d="urn:oasis:names:tc:opendocument:xmlns:dr3d:1.0" draw:type="non-primitive" svg:viewBox="0 0 21600 21600" draw:enhanced-path="M 0 0 L 21600 0 21600 21600 0 21600 Z N"/>
        </draw:custom-shape>
        <draw:custom-shape svg:x="0.52in" svg:y="3.19in" svg:width="4.1in" svg:height="0.45in" draw:id="id128" draw:style-name="a364" draw:name="Text 16">
          <svg:title/>
          <svg:desc/>
          <text:p text:style-name="a363" text:class-names="" text:cond-style-name=""><text:span text:style-name="a361" text:class-names="">Provides user-friendly drag-and-drop dashboards</text:span><text:span text:style-name="a362" text:class-names=""/></text:p>
          <draw:enhanced-geometry xmlns:dr3d="urn:oasis:names:tc:opendocument:xmlns:dr3d:1.0" draw:type="non-primitive" svg:viewBox="0 0 21600 21600" draw:enhanced-path="M 0 0 L 21600 0 21600 21600 0 21600 Z N"/>
        </draw:custom-shape>
        <draw:custom-shape svg:x="0.38in" svg:y="3.91in" svg:width="4.35in" svg:height="0.65in" draw:id="id129" draw:style-name="a365" draw:name="Shape 17">
          <svg:title/>
          <svg:desc/>
          <draw:enhanced-geometry xmlns:dr3d="urn:oasis:names:tc:opendocument:xmlns:dr3d:1.0" draw:type="non-primitive" svg:viewBox="0 0 21600 21600" draw:enhanced-path="M 0 0 L 21600 0 21600 21600 0 21600 Z N"/>
        </draw:custom-shape>
        <draw:custom-shape svg:x="0.38in" svg:y="4.09in" svg:width="0.05in" svg:height="0.3in" draw:id="id130" draw:style-name="a366" draw:name="Shape 18">
          <svg:title/>
          <svg:desc/>
          <draw:enhanced-geometry xmlns:dr3d="urn:oasis:names:tc:opendocument:xmlns:dr3d:1.0" draw:type="non-primitive" svg:viewBox="0 0 21600 21600" draw:enhanced-path="M 0 0 L 21600 0 21600 21600 0 21600 Z N"/>
        </draw:custom-shape>
        <draw:custom-shape svg:x="0.52in" svg:y="4.01in" svg:width="4.1in" svg:height="0.45in" draw:id="id131" draw:style-name="a370" draw:name="Text 19">
          <svg:title/>
          <svg:desc/>
          <text:p text:style-name="a369" text:class-names="" text:cond-style-name=""><text:span text:style-name="a367" text:class-names="">Enables better, faster business decision-making</text:span><text:span text:style-name="a368" text:class-names=""/></text:p>
          <draw:enhanced-geometry xmlns:dr3d="urn:oasis:names:tc:opendocument:xmlns:dr3d:1.0" draw:type="non-primitive" svg:viewBox="0 0 21600 21600" draw:enhanced-path="M 0 0 L 21600 0 21600 21600 0 21600 Z N"/>
        </draw:custom-shape>
        <draw:custom-shape svg:x="5.12in" svg:y="0.82in" svg:width="4.6in" svg:height="4.35in" draw:id="id132" draw:style-name="a371" draw:name="Shape 20">
          <svg:title/>
          <svg:desc/>
          <draw:enhanced-geometry xmlns:dr3d="urn:oasis:names:tc:opendocument:xmlns:dr3d:1.0" draw:type="non-primitive" svg:viewBox="0 0 21600 21600" draw:enhanced-path="M 0 0 L 21600 0 21600 21600 0 21600 Z N"/>
        </draw:custom-shape>
        <draw:custom-shape svg:x="5.12in" svg:y="0.82in" svg:width="0.07in" svg:height="4.35in" draw:id="id133" draw:style-name="a372" draw:name="Shape 21">
          <svg:title/>
          <svg:desc/>
          <draw:enhanced-geometry xmlns:dr3d="urn:oasis:names:tc:opendocument:xmlns:dr3d:1.0" draw:type="non-primitive" svg:viewBox="0 0 21600 21600" draw:enhanced-path="M 0 0 L 21600 0 21600 21600 0 21600 Z N"/>
        </draw:custom-shape>
        <draw:custom-shape svg:x="5.28in" svg:y="0.95in" svg:width="4.2in" svg:height="0.35in" draw:id="id134" draw:style-name="a376" draw:name="Text 22">
          <svg:title/>
          <svg:desc/>
          <text:p text:style-name="a375" text:class-names="" text:cond-style-name=""><text:span text:style-name="a373" text:class-names="">WHY POWER BI?</text:span><text:span text:style-name="a374" text:class-names=""/></text:p>
          <draw:enhanced-geometry xmlns:dr3d="urn:oasis:names:tc:opendocument:xmlns:dr3d:1.0" draw:type="non-primitive" svg:viewBox="0 0 21600 21600" draw:enhanced-path="M 0 0 L 21600 0 21600 21600 0 21600 Z N"/>
        </draw:custom-shape>
        <draw:custom-shape svg:x="5.22in" svg:y="1.45in" svg:width="4.35in" svg:height="0.65in" draw:id="id135" draw:style-name="a377" draw:name="Shape 23">
          <svg:title/>
          <svg:desc/>
          <draw:enhanced-geometry xmlns:dr3d="urn:oasis:names:tc:opendocument:xmlns:dr3d:1.0" draw:type="non-primitive" svg:viewBox="0 0 21600 21600" draw:enhanced-path="M 0 0 L 21600 0 21600 21600 0 21600 Z N"/>
        </draw:custom-shape>
        <draw:custom-shape svg:x="5.28in" svg:y="1.53in" svg:width="0.45in" svg:height="0.48in" draw:id="id136" draw:style-name="a380" draw:name="Text 24">
          <svg:title/>
          <svg:desc/>
          <text:p text:style-name="a379" text:class-names="" text:cond-style-name=""><text:span text:style-name="a378" text:class-names="">→</text:span></text:p>
          <draw:enhanced-geometry xmlns:dr3d="urn:oasis:names:tc:opendocument:xmlns:dr3d:1.0" draw:type="non-primitive" svg:viewBox="0 0 21600 21600" draw:enhanced-path="M 0 0 L 21600 0 21600 21600 0 21600 Z N"/>
        </draw:custom-shape>
        <draw:custom-shape svg:x="5.78in" svg:y="1.49in" svg:width="3.65in" svg:height="0.28in" draw:id="id137" draw:style-name="a384" draw:name="Text 25">
          <svg:title/>
          <svg:desc/>
          <text:p text:style-name="a383" text:class-names="" text:cond-style-name=""><text:span text:style-name="a381" text:class-names="">All-in-One Platform</text:span><text:span text:style-name="a382" text:class-names=""/></text:p>
          <draw:enhanced-geometry xmlns:dr3d="urn:oasis:names:tc:opendocument:xmlns:dr3d:1.0" draw:type="non-primitive" svg:viewBox="0 0 21600 21600" draw:enhanced-path="M 0 0 L 21600 0 21600 21600 0 21600 Z N"/>
        </draw:custom-shape>
        <draw:custom-shape svg:x="5.78in" svg:y="1.77in" svg:width="3.65in" svg:height="0.3in" draw:id="id138" draw:style-name="a388" draw:name="Text 26">
          <svg:title/>
          <svg:desc/>
          <text:p text:style-name="a387" text:class-names="" text:cond-style-name=""><text:span text:style-name="a385" text:class-names="">Combines data cleaning, modelling, and visualization in one integrated tool.</text:span><text:span text:style-name="a386" text:class-names=""/></text:p>
          <draw:enhanced-geometry xmlns:dr3d="urn:oasis:names:tc:opendocument:xmlns:dr3d:1.0" draw:type="non-primitive" svg:viewBox="0 0 21600 21600" draw:enhanced-path="M 0 0 L 21600 0 21600 21600 0 21600 Z N"/>
        </draw:custom-shape>
        <draw:custom-shape svg:x="5.22in" svg:y="2.27in" svg:width="4.35in" svg:height="0.65in" draw:id="id139" draw:style-name="a389" draw:name="Shape 27">
          <svg:title/>
          <svg:desc/>
          <draw:enhanced-geometry xmlns:dr3d="urn:oasis:names:tc:opendocument:xmlns:dr3d:1.0" draw:type="non-primitive" svg:viewBox="0 0 21600 21600" draw:enhanced-path="M 0 0 L 21600 0 21600 21600 0 21600 Z N"/>
        </draw:custom-shape>
        <draw:custom-shape svg:x="5.28in" svg:y="2.35in" svg:width="0.45in" svg:height="0.48in" draw:id="id140" draw:style-name="a392" draw:name="Text 28">
          <svg:title/>
          <svg:desc/>
          <text:p text:style-name="a391" text:class-names="" text:cond-style-name=""><text:span text:style-name="a390" text:class-names="">∑</text:span></text:p>
          <draw:enhanced-geometry xmlns:dr3d="urn:oasis:names:tc:opendocument:xmlns:dr3d:1.0" draw:type="non-primitive" svg:viewBox="0 0 21600 21600" draw:enhanced-path="M 0 0 L 21600 0 21600 21600 0 21600 Z N"/>
        </draw:custom-shape>
        <draw:custom-shape svg:x="5.78in" svg:y="2.31in" svg:width="3.65in" svg:height="0.28in" draw:id="id141" draw:style-name="a396" draw:name="Text 29">
          <svg:title/>
          <svg:desc/>
          <text:p text:style-name="a395" text:class-names="" text:cond-style-name=""><text:span text:style-name="a393" text:class-names="">DAX Support</text:span><text:span text:style-name="a394" text:class-names=""/></text:p>
          <draw:enhanced-geometry xmlns:dr3d="urn:oasis:names:tc:opendocument:xmlns:dr3d:1.0" draw:type="non-primitive" svg:viewBox="0 0 21600 21600" draw:enhanced-path="M 0 0 L 21600 0 21600 21600 0 21600 Z N"/>
        </draw:custom-shape>
        <draw:custom-shape svg:x="5.78in" svg:y="2.59in" svg:width="3.65in" svg:height="0.3in" draw:id="id142" draw:style-name="a400" draw:name="Text 30">
          <svg:title/>
          <svg:desc/>
          <text:p text:style-name="a399" text:class-names="" text:cond-style-name=""><text:span text:style-name="a397" text:class-names="">Advanced calculated measures for complex business KPIs and metrics.</text:span><text:span text:style-name="a398" text:class-names=""/></text:p>
          <draw:enhanced-geometry xmlns:dr3d="urn:oasis:names:tc:opendocument:xmlns:dr3d:1.0" draw:type="non-primitive" svg:viewBox="0 0 21600 21600" draw:enhanced-path="M 0 0 L 21600 0 21600 21600 0 21600 Z N"/>
        </draw:custom-shape>
        <draw:custom-shape svg:x="5.22in" svg:y="3.09in" svg:width="4.35in" svg:height="0.65in" draw:id="id143" draw:style-name="a401" draw:name="Shape 31">
          <svg:title/>
          <svg:desc/>
          <draw:enhanced-geometry xmlns:dr3d="urn:oasis:names:tc:opendocument:xmlns:dr3d:1.0" draw:type="non-primitive" svg:viewBox="0 0 21600 21600" draw:enhanced-path="M 0 0 L 21600 0 21600 21600 0 21600 Z N"/>
        </draw:custom-shape>
        <draw:custom-shape svg:x="5.28in" svg:y="3.17in" svg:width="0.45in" svg:height="0.48in" draw:id="id144" draw:style-name="a404" draw:name="Text 32">
          <svg:title/>
          <svg:desc/>
          <text:p text:style-name="a403" text:class-names="" text:cond-style-name=""><text:span text:style-name="a402" text:class-names="">◈</text:span></text:p>
          <draw:enhanced-geometry xmlns:dr3d="urn:oasis:names:tc:opendocument:xmlns:dr3d:1.0" draw:type="non-primitive" svg:viewBox="0 0 21600 21600" draw:enhanced-path="M 0 0 L 21600 0 21600 21600 0 21600 Z N"/>
        </draw:custom-shape>
        <draw:custom-shape svg:x="5.78in" svg:y="3.13in" svg:width="3.65in" svg:height="0.28in" draw:id="id145" draw:style-name="a408" draw:name="Text 33">
          <svg:title/>
          <svg:desc/>
          <text:p text:style-name="a407" text:class-names="" text:cond-style-name=""><text:span text:style-name="a405" text:class-names="">Easy Dashboard Building</text:span><text:span text:style-name="a406" text:class-names=""/></text:p>
          <draw:enhanced-geometry xmlns:dr3d="urn:oasis:names:tc:opendocument:xmlns:dr3d:1.0" draw:type="non-primitive" svg:viewBox="0 0 21600 21600" draw:enhanced-path="M 0 0 L 21600 0 21600 21600 0 21600 Z N"/>
        </draw:custom-shape>
        <draw:custom-shape svg:x="5.78in" svg:y="3.41in" svg:width="3.65in" svg:height="0.3in" draw:id="id146" draw:style-name="a412" draw:name="Text 34">
          <svg:title/>
          <svg:desc/>
          <text:p text:style-name="a411" text:class-names="" text:cond-style-name=""><text:span text:style-name="a409" text:class-names="">Drag-and-drop interface for rapidly building interactive visual reports.</text:span><text:span text:style-name="a410" text:class-names=""/></text:p>
          <draw:enhanced-geometry xmlns:dr3d="urn:oasis:names:tc:opendocument:xmlns:dr3d:1.0" draw:type="non-primitive" svg:viewBox="0 0 21600 21600" draw:enhanced-path="M 0 0 L 21600 0 21600 21600 0 21600 Z N"/>
        </draw:custom-shape>
        <draw:custom-shape svg:x="5.22in" svg:y="3.91in" svg:width="4.35in" svg:height="0.65in" draw:id="id147" draw:style-name="a413" draw:name="Shape 35">
          <svg:title/>
          <svg:desc/>
          <draw:enhanced-geometry xmlns:dr3d="urn:oasis:names:tc:opendocument:xmlns:dr3d:1.0" draw:type="non-primitive" svg:viewBox="0 0 21600 21600" draw:enhanced-path="M 0 0 L 21600 0 21600 21600 0 21600 Z N"/>
        </draw:custom-shape>
        <draw:custom-shape svg:x="5.28in" svg:y="3.99in" svg:width="0.45in" svg:height="0.48in" draw:id="id148" draw:style-name="a417" draw:name="Text 36">
          <svg:title/>
          <svg:desc/>
          <text:p text:style-name="a416" text:class-names="" text:cond-style-name=""><text:span text:style-name="a414" text:class-names="">⚡</text:span><text:span text:style-name="a415" text:class-names=""/></text:p>
          <draw:enhanced-geometry xmlns:dr3d="urn:oasis:names:tc:opendocument:xmlns:dr3d:1.0" draw:type="non-primitive" svg:viewBox="0 0 21600 21600" draw:enhanced-path="M 0 0 L 21600 0 21600 21600 0 21600 Z N"/>
        </draw:custom-shape>
        <draw:custom-shape svg:x="5.78in" svg:y="3.95in" svg:width="3.65in" svg:height="0.28in" draw:id="id149" draw:style-name="a421" draw:name="Text 37">
          <svg:title/>
          <svg:desc/>
          <text:p text:style-name="a420" text:class-names="" text:cond-style-name=""><text:span text:style-name="a418" text:class-names="">Large Dataset Efficiency</text:span><text:span text:style-name="a419" text:class-names=""/></text:p>
          <draw:enhanced-geometry xmlns:dr3d="urn:oasis:names:tc:opendocument:xmlns:dr3d:1.0" draw:type="non-primitive" svg:viewBox="0 0 21600 21600" draw:enhanced-path="M 0 0 L 21600 0 21600 21600 0 21600 Z N"/>
        </draw:custom-shape>
        <draw:custom-shape svg:x="5.78in" svg:y="4.23in" svg:width="3.65in" svg:height="0.3in" draw:id="id150" draw:style-name="a425" draw:name="Text 38">
          <svg:title/>
          <svg:desc/>
          <text:p text:style-name="a424" text:class-names="" text:cond-style-name=""><text:span text:style-name="a422" text:class-names="">Handles 75,000+ records with fast query and refresh performance.</text:span><text:span text:style-name="a423" text:class-names=""/></text:p>
          <draw:enhanced-geometry xmlns:dr3d="urn:oasis:names:tc:opendocument:xmlns:dr3d:1.0" draw:type="non-primitive" svg:viewBox="0 0 21600 21600" draw:enhanced-path="M 0 0 L 21600 0 21600 21600 0 21600 Z N"/>
        </draw:custom-shape>
        <draw:custom-shape svg:x="0.28in" svg:y="5.12in" svg:width="9.4in" svg:height="0.22in" draw:id="id151" draw:style-name="a429" draw:name="Text 39">
          <svg:title/>
          <svg:desc/>
          <text:p text:style-name="a428" text:class-names="" text:cond-style-name=""><text:span text:style-name="a426" text:class-names="">Power BI acts as a complete end-to-end analytics platform for this project.</text:span><text:span text:style-name="a427" text:class-names=""/></text:p>
          <draw:enhanced-geometry xmlns:dr3d="urn:oasis:names:tc:opendocument:xmlns:dr3d:1.0" draw:type="non-primitive" svg:viewBox="0 0 21600 21600" draw:enhanced-path="M 0 0 L 21600 0 21600 21600 0 21600 Z N"/>
        </draw:custom-shape>
        <presentation:notes draw:style-name="a435">
          <draw:page-thumbnail draw:page-number="5" svg:x="0in" svg:y="0in" svg:width="0in" svg:height="0in" presentation:class="page" draw:id="id152" presentation:style-name="a430" draw:name="Slide Image Placeholder 1">
            <svg:title/>
            <svg:desc/>
          </draw:page-thumbnail>
          <draw:frame draw:id="id153" presentation:style-name="a431" draw:name="Notes Placeholder 2" svg:x="0in" svg:y="0in" svg:width="0in" svg:height="0in" presentation:class="notes" presentation:placeholder="true">
            <draw:text-box/>
            <svg:title/>
            <svg:desc/>
          </draw:frame>
          <draw:frame draw:id="id154" presentation:style-name="a434" draw:name="Slide Number Placeholder 3" svg:x="0in" svg:y="0in" svg:width="0in" svg:height="0in" presentation:class="page-number" presentation:placeholder="false">
            <draw:text-box>
              <text:p text:style-name="a433" text:class-names="" text:cond-style-name=""><text:span text:style-name="a432" text:class-names=""><text:page-number style:num-format="1" text:fixed="false">5</text:page-number></text:span></text:p>
            </draw:text-box>
            <svg:title/>
            <svg:desc/>
          </draw:frame>
        </presentation:notes>
      </draw:page>
      <draw:page draw:name="Slide 6" draw:style-name="a436" draw:master-page-name="Master1-Layout1-cust-DEFAULT" presentation:presentation-page-layout-name="Master1-PPL1" draw:id="Slide-261">
        <draw:custom-shape svg:x="0in" svg:y="0in" svg:width="10in" svg:height="0.65in" draw:id="id155" draw:style-name="a437" draw:name="Shape 0">
          <svg:title/>
          <svg:desc/>
          <draw:enhanced-geometry xmlns:dr3d="urn:oasis:names:tc:opendocument:xmlns:dr3d:1.0" draw:type="non-primitive" svg:viewBox="0 0 21600 21600" draw:enhanced-path="M 0 0 L 21600 0 21600 21600 0 21600 Z N"/>
        </draw:custom-shape>
        <draw:custom-shape svg:x="0in" svg:y="0.65in" svg:width="10in" svg:height="0.055in" draw:id="id156" draw:style-name="a438" draw:name="Shape 1">
          <svg:title/>
          <svg:desc/>
          <draw:enhanced-geometry xmlns:dr3d="urn:oasis:names:tc:opendocument:xmlns:dr3d:1.0" draw:type="non-primitive" svg:viewBox="0 0 21600 21600" draw:enhanced-path="M 0 0 L 21600 0 21600 21600 0 21600 Z N"/>
        </draw:custom-shape>
        <draw:custom-shape svg:x="0.45in" svg:y="0.08in" svg:width="8.5in" svg:height="0.52in" draw:id="id157" draw:style-name="a442" draw:name="Text 2">
          <svg:title/>
          <svg:desc/>
          <text:p text:style-name="a441" text:class-names="" text:cond-style-name=""><text:span text:style-name="a439" text:class-names="">DATA COLLECTION, CLEANING &amp; FEATURE ENGINEERING</text:span><text:span text:style-name="a440" text:class-names=""/></text:p>
          <draw:enhanced-geometry xmlns:dr3d="urn:oasis:names:tc:opendocument:xmlns:dr3d:1.0" draw:type="non-primitive" svg:viewBox="0 0 21600 21600" draw:enhanced-path="M 0 0 L 21600 0 21600 21600 0 21600 Z N"/>
        </draw:custom-shape>
        <draw:custom-shape svg:x="0in" svg:y="5.35in" svg:width="10in" svg:height="0.275in" draw:id="id158" draw:style-name="a443" draw:name="Shape 3">
          <svg:title/>
          <svg:desc/>
          <draw:enhanced-geometry xmlns:dr3d="urn:oasis:names:tc:opendocument:xmlns:dr3d:1.0" draw:type="non-primitive" svg:viewBox="0 0 21600 21600" draw:enhanced-path="M 0 0 L 21600 0 21600 21600 0 21600 Z N"/>
        </draw:custom-shape>
        <draw:custom-shape svg:x="0.3in" svg:y="5.35in" svg:width="9.4in" svg:height="0.275in" draw:id="id159" draw:style-name="a447" draw:name="Text 4">
          <svg:title/>
          <svg:desc/>
          <text:p text:style-name="a446" text:class-names="" text:cond-style-name=""><text:span text:style-name="a444" text:class-names="">HotelRevAI <text:s text:c="1"/>| <text:s text:c="1"/>AI-Driven Revenue Analysis</text:span><text:span text:style-name="a445" text:class-names=""/></text:p>
          <draw:enhanced-geometry xmlns:dr3d="urn:oasis:names:tc:opendocument:xmlns:dr3d:1.0" draw:type="non-primitive" svg:viewBox="0 0 21600 21600" draw:enhanced-path="M 0 0 L 21600 0 21600 21600 0 21600 Z N"/>
        </draw:custom-shape>
        <draw:custom-shape svg:x="0.35in" svg:y="0.9in" svg:width="2.15in" svg:height="4.28in" draw:id="id160" draw:style-name="a448" draw:name="Shape 5">
          <svg:title/>
          <svg:desc/>
          <draw:enhanced-geometry xmlns:dr3d="urn:oasis:names:tc:opendocument:xmlns:dr3d:1.0" draw:type="non-primitive" svg:viewBox="0 0 21600 21600" draw:enhanced-path="M 0 0 L 21600 0 21600 21600 0 21600 Z N"/>
        </draw:custom-shape>
        <draw:custom-shape svg:x="0.35in" svg:y="0.9in" svg:width="2.15in" svg:height="0.65in" draw:id="id161" draw:style-name="a449" draw:name="Shape 6">
          <svg:title/>
          <svg:desc/>
          <draw:enhanced-geometry xmlns:dr3d="urn:oasis:names:tc:opendocument:xmlns:dr3d:1.0" draw:type="non-primitive" svg:viewBox="0 0 21600 21600" draw:enhanced-path="M 0 0 L 21600 0 21600 21600 0 21600 Z N"/>
        </draw:custom-shape>
        <draw:custom-shape svg:x="0.35in" svg:y="0.95in" svg:width="2.15in" svg:height="0.55in" draw:id="id162" draw:style-name="a453" draw:name="Text 7">
          <svg:title/>
          <svg:desc/>
          <text:p text:style-name="a452" text:class-names="" text:cond-style-name=""><text:span text:style-name="a450" text:class-names="">01</text:span><text:span text:style-name="a451" text:class-names=""/></text:p>
          <draw:enhanced-geometry xmlns:dr3d="urn:oasis:names:tc:opendocument:xmlns:dr3d:1.0" draw:type="non-primitive" svg:viewBox="0 0 21600 21600" draw:enhanced-path="M 0 0 L 21600 0 21600 21600 0 21600 Z N"/>
        </draw:custom-shape>
        <draw:custom-shape svg:x="0.47in" svg:y="1.65in" svg:width="1.9in" svg:height="0.55in" draw:id="id163" draw:style-name="a457" draw:name="Text 8">
          <svg:title/>
          <svg:desc/>
          <text:p text:style-name="a456" text:class-names="" text:cond-style-name=""><text:span text:style-name="a454" text:class-names="">Excel / CSV Import</text:span><text:span text:style-name="a455" text:class-names=""/></text:p>
          <draw:enhanced-geometry xmlns:dr3d="urn:oasis:names:tc:opendocument:xmlns:dr3d:1.0" draw:type="non-primitive" svg:viewBox="0 0 21600 21600" draw:enhanced-path="M 0 0 L 21600 0 21600 21600 0 21600 Z N"/>
        </draw:custom-shape>
        <draw:custom-shape svg:x="0.47in" svg:y="2.25in" svg:width="1.9in" svg:height="2.8in" draw:id="id164" draw:style-name="a461" draw:name="Text 9">
          <svg:title/>
          <svg:desc/>
          <text:p text:style-name="a460" text:class-names="" text:cond-style-name=""><text:span text:style-name="a458" text:class-names="">Dataset obtained from Kaggle imported into Power BI via Power Query Editor.</text:span><text:span text:style-name="a459" text:class-names=""/></text:p>
          <draw:enhanced-geometry xmlns:dr3d="urn:oasis:names:tc:opendocument:xmlns:dr3d:1.0" draw:type="non-primitive" svg:viewBox="0 0 21600 21600" draw:enhanced-path="M 0 0 L 21600 0 21600 21600 0 21600 Z N"/>
        </draw:custom-shape>
        <draw:custom-shape svg:x="2.7in" svg:y="0.9in" svg:width="2.15in" svg:height="4.28in" draw:id="id165" draw:style-name="a462" draw:name="Shape 10">
          <svg:title/>
          <svg:desc/>
          <draw:enhanced-geometry xmlns:dr3d="urn:oasis:names:tc:opendocument:xmlns:dr3d:1.0" draw:type="non-primitive" svg:viewBox="0 0 21600 21600" draw:enhanced-path="M 0 0 L 21600 0 21600 21600 0 21600 Z N"/>
        </draw:custom-shape>
        <draw:custom-shape svg:x="2.7in" svg:y="0.9in" svg:width="2.15in" svg:height="0.65in" draw:id="id166" draw:style-name="a463" draw:name="Shape 11">
          <svg:title/>
          <svg:desc/>
          <draw:enhanced-geometry xmlns:dr3d="urn:oasis:names:tc:opendocument:xmlns:dr3d:1.0" draw:type="non-primitive" svg:viewBox="0 0 21600 21600" draw:enhanced-path="M 0 0 L 21600 0 21600 21600 0 21600 Z N"/>
        </draw:custom-shape>
        <draw:custom-shape svg:x="2.7in" svg:y="0.95in" svg:width="2.15in" svg:height="0.55in" draw:id="id167" draw:style-name="a467" draw:name="Text 12">
          <svg:title/>
          <svg:desc/>
          <text:p text:style-name="a466" text:class-names="" text:cond-style-name=""><text:span text:style-name="a464" text:class-names="">02</text:span><text:span text:style-name="a465" text:class-names=""/></text:p>
          <draw:enhanced-geometry xmlns:dr3d="urn:oasis:names:tc:opendocument:xmlns:dr3d:1.0" draw:type="non-primitive" svg:viewBox="0 0 21600 21600" draw:enhanced-path="M 0 0 L 21600 0 21600 21600 0 21600 Z N"/>
        </draw:custom-shape>
        <draw:custom-shape svg:x="2.82in" svg:y="1.65in" svg:width="1.9in" svg:height="0.55in" draw:id="id168" draw:style-name="a471" draw:name="Text 13">
          <svg:title/>
          <svg:desc/>
          <text:p text:style-name="a470" text:class-names="" text:cond-style-name=""><text:span text:style-name="a468" text:class-names="">Data Cleaning</text:span><text:span text:style-name="a469" text:class-names=""/></text:p>
          <draw:enhanced-geometry xmlns:dr3d="urn:oasis:names:tc:opendocument:xmlns:dr3d:1.0" draw:type="non-primitive" svg:viewBox="0 0 21600 21600" draw:enhanced-path="M 0 0 L 21600 0 21600 21600 0 21600 Z N"/>
        </draw:custom-shape>
        <draw:custom-shape svg:x="2.82in" svg:y="2.25in" svg:width="1.9in" svg:height="2.8in" draw:id="id169" draw:style-name="a475" draw:name="Text 14">
          <svg:title/>
          <svg:desc/>
          <text:p text:style-name="a474" text:class-names="" text:cond-style-name=""><text:span text:style-name="a472" text:class-names="">Null values handled · Data types corrected · Duplicates removed · Irrelevant columns dropped.</text:span><text:span text:style-name="a473" text:class-names=""/></text:p>
          <draw:enhanced-geometry xmlns:dr3d="urn:oasis:names:tc:opendocument:xmlns:dr3d:1.0" draw:type="non-primitive" svg:viewBox="0 0 21600 21600" draw:enhanced-path="M 0 0 L 21600 0 21600 21600 0 21600 Z N"/>
        </draw:custom-shape>
        <draw:custom-shape svg:x="5.05in" svg:y="0.9in" svg:width="2.15in" svg:height="4.28in" draw:id="id170" draw:style-name="a476" draw:name="Shape 15">
          <svg:title/>
          <svg:desc/>
          <draw:enhanced-geometry xmlns:dr3d="urn:oasis:names:tc:opendocument:xmlns:dr3d:1.0" draw:type="non-primitive" svg:viewBox="0 0 21600 21600" draw:enhanced-path="M 0 0 L 21600 0 21600 21600 0 21600 Z N"/>
        </draw:custom-shape>
        <draw:custom-shape svg:x="5.05in" svg:y="0.9in" svg:width="2.15in" svg:height="0.65in" draw:id="id171" draw:style-name="a477" draw:name="Shape 16">
          <svg:title/>
          <svg:desc/>
          <draw:enhanced-geometry xmlns:dr3d="urn:oasis:names:tc:opendocument:xmlns:dr3d:1.0" draw:type="non-primitive" svg:viewBox="0 0 21600 21600" draw:enhanced-path="M 0 0 L 21600 0 21600 21600 0 21600 Z N"/>
        </draw:custom-shape>
        <draw:custom-shape svg:x="5.05in" svg:y="0.95in" svg:width="2.15in" svg:height="0.55in" draw:id="id172" draw:style-name="a481" draw:name="Text 17">
          <svg:title/>
          <svg:desc/>
          <text:p text:style-name="a480" text:class-names="" text:cond-style-name=""><text:span text:style-name="a478" text:class-names="">03</text:span><text:span text:style-name="a479" text:class-names=""/></text:p>
          <draw:enhanced-geometry xmlns:dr3d="urn:oasis:names:tc:opendocument:xmlns:dr3d:1.0" draw:type="non-primitive" svg:viewBox="0 0 21600 21600" draw:enhanced-path="M 0 0 L 21600 0 21600 21600 0 21600 Z N"/>
        </draw:custom-shape>
        <draw:custom-shape svg:x="5.17in" svg:y="1.65in" svg:width="1.9in" svg:height="0.55in" draw:id="id173" draw:style-name="a485" draw:name="Text 18">
          <svg:title/>
          <svg:desc/>
          <text:p text:style-name="a484" text:class-names="" text:cond-style-name=""><text:span text:style-name="a482" text:class-names="">Feature Engineering</text:span><text:span text:style-name="a483" text:class-names=""/></text:p>
          <draw:enhanced-geometry xmlns:dr3d="urn:oasis:names:tc:opendocument:xmlns:dr3d:1.0" draw:type="non-primitive" svg:viewBox="0 0 21600 21600" draw:enhanced-path="M 0 0 L 21600 0 21600 21600 0 21600 Z N"/>
        </draw:custom-shape>
        <draw:custom-shape svg:x="5.17in" svg:y="2.25in" svg:width="1.9in" svg:height="2.8in" draw:id="id174" draw:style-name="a489" draw:name="Text 19">
          <svg:title/>
          <svg:desc/>
          <text:p text:style-name="a488" text:class-names="" text:cond-style-name=""><text:span text:style-name="a486" text:class-names="">New columns derived: Total Nights · Total Guests · Revenue (ADR × Nights) · Arrival Date.</text:span><text:span text:style-name="a487" text:class-names=""/></text:p>
          <draw:enhanced-geometry xmlns:dr3d="urn:oasis:names:tc:opendocument:xmlns:dr3d:1.0" draw:type="non-primitive" svg:viewBox="0 0 21600 21600" draw:enhanced-path="M 0 0 L 21600 0 21600 21600 0 21600 Z N"/>
        </draw:custom-shape>
        <draw:custom-shape svg:x="7.4in" svg:y="0.9in" svg:width="2.15in" svg:height="4.28in" draw:id="id175" draw:style-name="a490" draw:name="Shape 20">
          <svg:title/>
          <svg:desc/>
          <draw:enhanced-geometry xmlns:dr3d="urn:oasis:names:tc:opendocument:xmlns:dr3d:1.0" draw:type="non-primitive" svg:viewBox="0 0 21600 21600" draw:enhanced-path="M 0 0 L 21600 0 21600 21600 0 21600 Z N"/>
        </draw:custom-shape>
        <draw:custom-shape svg:x="7.4in" svg:y="0.9in" svg:width="2.15in" svg:height="0.65in" draw:id="id176" draw:style-name="a491" draw:name="Shape 21">
          <svg:title/>
          <svg:desc/>
          <draw:enhanced-geometry xmlns:dr3d="urn:oasis:names:tc:opendocument:xmlns:dr3d:1.0" draw:type="non-primitive" svg:viewBox="0 0 21600 21600" draw:enhanced-path="M 0 0 L 21600 0 21600 21600 0 21600 Z N"/>
        </draw:custom-shape>
        <draw:custom-shape svg:x="7.4in" svg:y="0.95in" svg:width="2.15in" svg:height="0.55in" draw:id="id177" draw:style-name="a495" draw:name="Text 22">
          <svg:title/>
          <svg:desc/>
          <text:p text:style-name="a494" text:class-names="" text:cond-style-name=""><text:span text:style-name="a492" text:class-names="">04</text:span><text:span text:style-name="a493" text:class-names=""/></text:p>
          <draw:enhanced-geometry xmlns:dr3d="urn:oasis:names:tc:opendocument:xmlns:dr3d:1.0" draw:type="non-primitive" svg:viewBox="0 0 21600 21600" draw:enhanced-path="M 0 0 L 21600 0 21600 21600 0 21600 Z N"/>
        </draw:custom-shape>
        <draw:custom-shape svg:x="7.52in" svg:y="1.65in" svg:width="1.9in" svg:height="0.55in" draw:id="id178" draw:style-name="a499" draw:name="Text 23">
          <svg:title/>
          <svg:desc/>
          <text:p text:style-name="a498" text:class-names="" text:cond-style-name=""><text:span text:style-name="a496" text:class-names="">Model Ready</text:span><text:span text:style-name="a497" text:class-names=""/></text:p>
          <draw:enhanced-geometry xmlns:dr3d="urn:oasis:names:tc:opendocument:xmlns:dr3d:1.0" draw:type="non-primitive" svg:viewBox="0 0 21600 21600" draw:enhanced-path="M 0 0 L 21600 0 21600 21600 0 21600 Z N"/>
        </draw:custom-shape>
        <draw:custom-shape svg:x="7.52in" svg:y="2.25in" svg:width="1.9in" svg:height="2.8in" draw:id="id179" draw:style-name="a503" draw:name="Text 24">
          <svg:title/>
          <svg:desc/>
          <text:p text:style-name="a502" text:class-names="" text:cond-style-name=""><text:span text:style-name="a500" text:class-names="">Fact + Dimension tables loaded into Power BI for structured star-schema modelling.</text:span><text:span text:style-name="a501" text:class-names=""/></text:p>
          <draw:enhanced-geometry xmlns:dr3d="urn:oasis:names:tc:opendocument:xmlns:dr3d:1.0" draw:type="non-primitive" svg:viewBox="0 0 21600 21600" draw:enhanced-path="M 0 0 L 21600 0 21600 21600 0 21600 Z N"/>
        </draw:custom-shape>
        <draw:custom-shape svg:x="2.58in" svg:y="2.85in" svg:width="0.09in" svg:height="0.12in" draw:id="id180" draw:style-name="a504" draw:name="Shape 25">
          <svg:title/>
          <svg:desc/>
          <draw:enhanced-geometry xmlns:dr3d="urn:oasis:names:tc:opendocument:xmlns:dr3d:1.0" draw:type="non-primitive" svg:viewBox="0 0 21600 21600" draw:enhanced-path="M 0 0 L 21600 0 21600 21600 0 21600 Z N"/>
        </draw:custom-shape>
        <draw:custom-shape svg:x="4.93in" svg:y="2.85in" svg:width="0.09in" svg:height="0.12in" draw:id="id181" draw:style-name="a505" draw:name="Shape 26">
          <svg:title/>
          <svg:desc/>
          <draw:enhanced-geometry xmlns:dr3d="urn:oasis:names:tc:opendocument:xmlns:dr3d:1.0" draw:type="non-primitive" svg:viewBox="0 0 21600 21600" draw:enhanced-path="M 0 0 L 21600 0 21600 21600 0 21600 Z N"/>
        </draw:custom-shape>
        <draw:custom-shape svg:x="7.28in" svg:y="2.85in" svg:width="0.09in" svg:height="0.12in" draw:id="id182" draw:style-name="a506" draw:name="Shape 27">
          <svg:title/>
          <svg:desc/>
          <draw:enhanced-geometry xmlns:dr3d="urn:oasis:names:tc:opendocument:xmlns:dr3d:1.0" draw:type="non-primitive" svg:viewBox="0 0 21600 21600" draw:enhanced-path="M 0 0 L 21600 0 21600 21600 0 21600 Z N"/>
        </draw:custom-shape>
        <presentation:notes draw:style-name="a512">
          <draw:page-thumbnail draw:page-number="6" svg:x="0in" svg:y="0in" svg:width="0in" svg:height="0in" presentation:class="page" draw:id="id183" presentation:style-name="a507" draw:name="Slide Image Placeholder 1">
            <svg:title/>
            <svg:desc/>
          </draw:page-thumbnail>
          <draw:frame draw:id="id184" presentation:style-name="a508" draw:name="Notes Placeholder 2" svg:x="0in" svg:y="0in" svg:width="0in" svg:height="0in" presentation:class="notes" presentation:placeholder="true">
            <draw:text-box/>
            <svg:title/>
            <svg:desc/>
          </draw:frame>
          <draw:frame draw:id="id185" presentation:style-name="a511" draw:name="Slide Number Placeholder 3" svg:x="0in" svg:y="0in" svg:width="0in" svg:height="0in" presentation:class="page-number" presentation:placeholder="false">
            <draw:text-box>
              <text:p text:style-name="a510" text:class-names="" text:cond-style-name=""><text:span text:style-name="a509" text:class-names=""><text:page-number style:num-format="1" text:fixed="false">6</text:page-number></text:span></text:p>
            </draw:text-box>
            <svg:title/>
            <svg:desc/>
          </draw:frame>
        </presentation:notes>
      </draw:page>
      <draw:page draw:name="Slide 7" draw:style-name="a513" draw:master-page-name="Master1-Layout1-cust-DEFAULT" presentation:presentation-page-layout-name="Master1-PPL1" draw:id="Slide-262">
        <draw:custom-shape svg:x="0in" svg:y="0in" svg:width="10in" svg:height="0.65in" draw:id="id186" draw:style-name="a514" draw:name="Shape 0">
          <svg:title/>
          <svg:desc/>
          <draw:enhanced-geometry xmlns:dr3d="urn:oasis:names:tc:opendocument:xmlns:dr3d:1.0" draw:type="non-primitive" svg:viewBox="0 0 21600 21600" draw:enhanced-path="M 0 0 L 21600 0 21600 21600 0 21600 Z N"/>
        </draw:custom-shape>
        <draw:custom-shape svg:x="0in" svg:y="0.65in" svg:width="10in" svg:height="0.055in" draw:id="id187" draw:style-name="a515" draw:name="Shape 1">
          <svg:title/>
          <svg:desc/>
          <draw:enhanced-geometry xmlns:dr3d="urn:oasis:names:tc:opendocument:xmlns:dr3d:1.0" draw:type="non-primitive" svg:viewBox="0 0 21600 21600" draw:enhanced-path="M 0 0 L 21600 0 21600 21600 0 21600 Z N"/>
        </draw:custom-shape>
        <draw:custom-shape svg:x="0.45in" svg:y="0.08in" svg:width="8.5in" svg:height="0.52in" draw:id="id188" draw:style-name="a519" draw:name="Text 2">
          <svg:title/>
          <svg:desc/>
          <text:p text:style-name="a518" text:class-names="" text:cond-style-name=""><text:span text:style-name="a516" text:class-names="">DATA MODELLING &amp; DAX MEASURE LIBRARY</text:span><text:span text:style-name="a517" text:class-names=""/></text:p>
          <draw:enhanced-geometry xmlns:dr3d="urn:oasis:names:tc:opendocument:xmlns:dr3d:1.0" draw:type="non-primitive" svg:viewBox="0 0 21600 21600" draw:enhanced-path="M 0 0 L 21600 0 21600 21600 0 21600 Z N"/>
        </draw:custom-shape>
        <draw:custom-shape svg:x="0in" svg:y="5.35in" svg:width="10in" svg:height="0.275in" draw:id="id189" draw:style-name="a520" draw:name="Shape 3">
          <svg:title/>
          <svg:desc/>
          <draw:enhanced-geometry xmlns:dr3d="urn:oasis:names:tc:opendocument:xmlns:dr3d:1.0" draw:type="non-primitive" svg:viewBox="0 0 21600 21600" draw:enhanced-path="M 0 0 L 21600 0 21600 21600 0 21600 Z N"/>
        </draw:custom-shape>
        <draw:custom-shape svg:x="0.3in" svg:y="5.35in" svg:width="9.4in" svg:height="0.275in" draw:id="id190" draw:style-name="a524" draw:name="Text 4">
          <svg:title/>
          <svg:desc/>
          <text:p text:style-name="a523" text:class-names="" text:cond-style-name=""><text:span text:style-name="a521" text:class-names="">HotelRevAI <text:s text:c="1"/>| <text:s text:c="1"/>AI-Driven Revenue Analysis</text:span><text:span text:style-name="a522" text:class-names=""/></text:p>
          <draw:enhanced-geometry xmlns:dr3d="urn:oasis:names:tc:opendocument:xmlns:dr3d:1.0" draw:type="non-primitive" svg:viewBox="0 0 21600 21600" draw:enhanced-path="M 0 0 L 21600 0 21600 21600 0 21600 Z N"/>
        </draw:custom-shape>
        <draw:custom-shape svg:x="0.35in" svg:y="0.85in" svg:width="4.5in" svg:height="4.3in" draw:id="id191" draw:style-name="a525" draw:name="Shape 5">
          <svg:title/>
          <svg:desc/>
          <draw:enhanced-geometry xmlns:dr3d="urn:oasis:names:tc:opendocument:xmlns:dr3d:1.0" draw:type="non-primitive" svg:viewBox="0 0 21600 21600" draw:enhanced-path="M 0 0 L 21600 0 21600 21600 0 21600 Z N"/>
        </draw:custom-shape>
        <draw:custom-shape svg:x="0.35in" svg:y="0.85in" svg:width="0.07in" svg:height="4.3in" draw:id="id192" draw:style-name="a526" draw:name="Shape 6">
          <svg:title/>
          <svg:desc/>
          <draw:enhanced-geometry xmlns:dr3d="urn:oasis:names:tc:opendocument:xmlns:dr3d:1.0" draw:type="non-primitive" svg:viewBox="0 0 21600 21600" draw:enhanced-path="M 0 0 L 21600 0 21600 21600 0 21600 Z N"/>
        </draw:custom-shape>
        <draw:custom-shape svg:x="0.5in" svg:y="0.98in" svg:width="4.2in" svg:height="0.35in" draw:id="id193" draw:style-name="a530" draw:name="Text 7">
          <svg:title/>
          <svg:desc/>
          <text:p text:style-name="a529" text:class-names="" text:cond-style-name=""><text:span text:style-name="a527" text:class-names="">STAR SCHEMA MODEL</text:span><text:span text:style-name="a528" text:class-names=""/></text:p>
          <draw:enhanced-geometry xmlns:dr3d="urn:oasis:names:tc:opendocument:xmlns:dr3d:1.0" draw:type="non-primitive" svg:viewBox="0 0 21600 21600" draw:enhanced-path="M 0 0 L 21600 0 21600 21600 0 21600 Z N"/>
        </draw:custom-shape>
        <draw:custom-shape svg:x="0.7in" svg:y="1.5in" svg:width="2.2in" svg:height="0.75in" draw:id="id194" draw:style-name="a531" draw:name="Shape 8">
          <svg:title/>
          <svg:desc/>
          <draw:enhanced-geometry xmlns:dr3d="urn:oasis:names:tc:opendocument:xmlns:dr3d:1.0" draw:type="non-primitive" svg:viewBox="0 0 21600 21600" draw:enhanced-path="M 0 0 L 21600 0 21600 21600 0 21600 Z N"/>
        </draw:custom-shape>
        <draw:custom-shape svg:x="0.7in" svg:y="1.5in" svg:width="2.2in" svg:height="0.75in" draw:id="id195" draw:style-name="a538" draw:name="Text 9">
          <svg:title/>
          <svg:desc/>
          <text:p text:style-name="a534" text:class-names="" text:cond-style-name=""><text:span text:style-name="a532" text:class-names="">📅 <text:s text:c="1"/>Calendar Table</text:span><text:span text:style-name="a533" text:class-names=""/></text:p>
          <text:p text:style-name="a537" text:class-names="" text:cond-style-name=""><text:span text:style-name="a535" text:class-names="">Date · Month · Year</text:span><text:span text:style-name="a536" text:class-names=""/></text:p>
          <draw:enhanced-geometry xmlns:dr3d="urn:oasis:names:tc:opendocument:xmlns:dr3d:1.0" draw:type="non-primitive" svg:viewBox="0 0 21600 21600" draw:enhanced-path="M 0 0 L 21600 0 21600 21600 0 21600 Z N"/>
        </draw:custom-shape>
        <draw:custom-shape svg:x="1.76in" svg:y="2.28in" svg:width="0.08in" svg:height="0.35in" draw:id="id196" draw:style-name="a539" draw:name="Shape 10">
          <svg:title/>
          <svg:desc/>
          <draw:enhanced-geometry xmlns:dr3d="urn:oasis:names:tc:opendocument:xmlns:dr3d:1.0" draw:type="non-primitive" svg:viewBox="0 0 21600 21600" draw:enhanced-path="M 0 0 L 21600 0 21600 21600 0 21600 Z N"/>
        </draw:custom-shape>
        <draw:custom-shape svg:x="1.2in" svg:y="2.28in" svg:width="1.2in" svg:height="0.35in" draw:id="id197" draw:style-name="a543" draw:name="Text 11">
          <svg:title/>
          <svg:desc/>
          <text:p text:style-name="a542" text:class-names="" text:cond-style-name=""><text:span text:style-name="a540" text:class-names="">1 → ∞</text:span><text:span text:style-name="a541" text:class-names=""/></text:p>
          <draw:enhanced-geometry xmlns:dr3d="urn:oasis:names:tc:opendocument:xmlns:dr3d:1.0" draw:type="non-primitive" svg:viewBox="0 0 21600 21600" draw:enhanced-path="M 0 0 L 21600 0 21600 21600 0 21600 Z N"/>
        </draw:custom-shape>
        <draw:custom-shape svg:x="0.7in" svg:y="2.65in" svg:width="2.2in" svg:height="0.75in" draw:id="id198" draw:style-name="a544" draw:name="Shape 12">
          <svg:title/>
          <svg:desc/>
          <draw:enhanced-geometry xmlns:dr3d="urn:oasis:names:tc:opendocument:xmlns:dr3d:1.0" draw:type="non-primitive" svg:viewBox="0 0 21600 21600" draw:enhanced-path="M 0 0 L 21600 0 21600 21600 0 21600 Z N"/>
        </draw:custom-shape>
        <draw:custom-shape svg:x="0.7in" svg:y="2.65in" svg:width="2.2in" svg:height="0.75in" draw:id="id199" draw:style-name="a551" draw:name="Text 13">
          <svg:title/>
          <svg:desc/>
          <text:p text:style-name="a547" text:class-names="" text:cond-style-name=""><text:span text:style-name="a545" text:class-names="">🏨 <text:s text:c="1"/>Hotel Data (Fact)</text:span><text:span text:style-name="a546" text:class-names=""/></text:p>
          <text:p text:style-name="a550" text:class-names="" text:cond-style-name=""><text:span text:style-name="a548" text:class-names="">Bookings · ADR · Revenue · Guests</text:span><text:span text:style-name="a549" text:class-names=""/></text:p>
          <draw:enhanced-geometry xmlns:dr3d="urn:oasis:names:tc:opendocument:xmlns:dr3d:1.0" draw:type="non-primitive" svg:viewBox="0 0 21600 21600" draw:enhanced-path="M 0 0 L 21600 0 21600 21600 0 21600 Z N"/>
        </draw:custom-shape>
        <draw:custom-shape svg:x="0.55in" svg:y="3.6in" svg:width="4.1in" svg:height="1.2in" draw:id="id200" draw:style-name="a564" draw:name="Text 14">
          <svg:title/>
          <svg:desc/>
          <text:p text:style-name="a554" text:class-names="" text:cond-style-name=""><text:span text:style-name="a552" text:class-names="">Relationship:</text:span><text:span text:style-name="a553" text:class-names=""/></text:p>
          <text:p text:style-name="a557" text:class-names="" text:cond-style-name=""><text:span text:style-name="a555" text:class-names="">Calendar[Date] → Hotel_Data[Arrival Date]</text:span><text:span text:style-name="a556" text:class-names=""/></text:p>
          <text:p text:style-name="a560" text:class-names="" text:cond-style-name=""><text:span text:style-name="a558" text:class-names="">One-to-Many | Enables time-period filtering</text:span><text:span text:style-name="a559" text:class-names=""/></text:p>
          <text:p text:style-name="a563" text:class-names="" text:cond-style-name=""><text:span text:style-name="a561" text:class-names="">across all dashboards.</text:span><text:span text:style-name="a562" text:class-names=""/></text:p>
          <draw:enhanced-geometry xmlns:dr3d="urn:oasis:names:tc:opendocument:xmlns:dr3d:1.0" draw:type="non-primitive" svg:viewBox="0 0 21600 21600" draw:enhanced-path="M 0 0 L 21600 0 21600 21600 0 21600 Z N"/>
        </draw:custom-shape>
        <draw:custom-shape svg:x="5.1in" svg:y="0.85in" svg:width="4.55in" svg:height="4.3in" draw:id="id201" draw:style-name="a565" draw:name="Shape 15">
          <svg:title/>
          <svg:desc/>
          <draw:enhanced-geometry xmlns:dr3d="urn:oasis:names:tc:opendocument:xmlns:dr3d:1.0" draw:type="non-primitive" svg:viewBox="0 0 21600 21600" draw:enhanced-path="M 0 0 L 21600 0 21600 21600 0 21600 Z N"/>
        </draw:custom-shape>
        <draw:custom-shape svg:x="5.1in" svg:y="0.85in" svg:width="0.07in" svg:height="4.3in" draw:id="id202" draw:style-name="a566" draw:name="Shape 16">
          <svg:title/>
          <svg:desc/>
          <draw:enhanced-geometry xmlns:dr3d="urn:oasis:names:tc:opendocument:xmlns:dr3d:1.0" draw:type="non-primitive" svg:viewBox="0 0 21600 21600" draw:enhanced-path="M 0 0 L 21600 0 21600 21600 0 21600 Z N"/>
        </draw:custom-shape>
        <draw:custom-shape svg:x="5.25in" svg:y="0.98in" svg:width="4.2in" svg:height="0.35in" draw:id="id203" draw:style-name="a570" draw:name="Text 17">
          <svg:title/>
          <svg:desc/>
          <text:p text:style-name="a569" text:class-names="" text:cond-style-name=""><text:span text:style-name="a567" text:class-names="">16 DAX MEASURES</text:span><text:span text:style-name="a568" text:class-names=""/></text:p>
          <draw:enhanced-geometry xmlns:dr3d="urn:oasis:names:tc:opendocument:xmlns:dr3d:1.0" draw:type="non-primitive" svg:viewBox="0 0 21600 21600" draw:enhanced-path="M 0 0 L 21600 0 21600 21600 0 21600 Z N"/>
        </draw:custom-shape>
        <draw:custom-shape svg:x="5.2in" svg:y="1.42in" svg:width="4.35in" svg:height="0.7in" draw:id="id204" draw:style-name="a571" draw:name="Shape 18">
          <svg:title/>
          <svg:desc/>
          <draw:enhanced-geometry xmlns:dr3d="urn:oasis:names:tc:opendocument:xmlns:dr3d:1.0" draw:type="non-primitive" svg:viewBox="0 0 21600 21600" draw:enhanced-path="M 0 0 L 21600 0 21600 21600 0 21600 Z N"/>
        </draw:custom-shape>
        <draw:custom-shape svg:x="5.3in" svg:y="1.47in" svg:width="1.8in" svg:height="0.3in" draw:id="id205" draw:style-name="a575" draw:name="Text 19">
          <svg:title/>
          <svg:desc/>
          <text:p text:style-name="a574" text:class-names="" text:cond-style-name=""><text:span text:style-name="a572" text:class-names="">💰 Revenue</text:span><text:span text:style-name="a573" text:class-names=""/></text:p>
          <draw:enhanced-geometry xmlns:dr3d="urn:oasis:names:tc:opendocument:xmlns:dr3d:1.0" draw:type="non-primitive" svg:viewBox="0 0 21600 21600" draw:enhanced-path="M 0 0 L 21600 0 21600 21600 0 21600 Z N"/>
        </draw:custom-shape>
        <draw:custom-shape svg:x="5.3in" svg:y="1.77in" svg:width="4.1in" svg:height="0.28in" draw:id="id206" draw:style-name="a579" draw:name="Text 20">
          <svg:title/>
          <svg:desc/>
          <text:p text:style-name="a578" text:class-names="" text:cond-style-name=""><text:span text:style-name="a576" text:class-names="">Total Revenue · Revenue per Night · Revenue Loss</text:span><text:span text:style-name="a577" text:class-names=""/></text:p>
          <draw:enhanced-geometry xmlns:dr3d="urn:oasis:names:tc:opendocument:xmlns:dr3d:1.0" draw:type="non-primitive" svg:viewBox="0 0 21600 21600" draw:enhanced-path="M 0 0 L 21600 0 21600 21600 0 21600 Z N"/>
        </draw:custom-shape>
        <draw:custom-shape svg:x="5.2in" svg:y="2.25in" svg:width="4.35in" svg:height="0.7in" draw:id="id207" draw:style-name="a580" draw:name="Shape 21">
          <svg:title/>
          <svg:desc/>
          <draw:enhanced-geometry xmlns:dr3d="urn:oasis:names:tc:opendocument:xmlns:dr3d:1.0" draw:type="non-primitive" svg:viewBox="0 0 21600 21600" draw:enhanced-path="M 0 0 L 21600 0 21600 21600 0 21600 Z N"/>
        </draw:custom-shape>
        <draw:custom-shape svg:x="5.3in" svg:y="2.3in" svg:width="1.8in" svg:height="0.3in" draw:id="id208" draw:style-name="a584" draw:name="Text 22">
          <svg:title/>
          <svg:desc/>
          <text:p text:style-name="a583" text:class-names="" text:cond-style-name=""><text:span text:style-name="a581" text:class-names="">👥 Customer</text:span><text:span text:style-name="a582" text:class-names=""/></text:p>
          <draw:enhanced-geometry xmlns:dr3d="urn:oasis:names:tc:opendocument:xmlns:dr3d:1.0" draw:type="non-primitive" svg:viewBox="0 0 21600 21600" draw:enhanced-path="M 0 0 L 21600 0 21600 21600 0 21600 Z N"/>
        </draw:custom-shape>
        <draw:custom-shape svg:x="5.3in" svg:y="2.6in" svg:width="4.1in" svg:height="0.28in" draw:id="id209" draw:style-name="a588" draw:name="Text 23">
          <svg:title/>
          <svg:desc/>
          <text:p text:style-name="a587" text:class-names="" text:cond-style-name=""><text:span text:style-name="a585" text:class-names="">Total Customers · Repeat % · Repeated Guests</text:span><text:span text:style-name="a586" text:class-names=""/></text:p>
          <draw:enhanced-geometry xmlns:dr3d="urn:oasis:names:tc:opendocument:xmlns:dr3d:1.0" draw:type="non-primitive" svg:viewBox="0 0 21600 21600" draw:enhanced-path="M 0 0 L 21600 0 21600 21600 0 21600 Z N"/>
        </draw:custom-shape>
        <draw:custom-shape svg:x="5.2in" svg:y="3.08in" svg:width="4.35in" svg:height="0.7in" draw:id="id210" draw:style-name="a589" draw:name="Shape 24">
          <svg:title/>
          <svg:desc/>
          <draw:enhanced-geometry xmlns:dr3d="urn:oasis:names:tc:opendocument:xmlns:dr3d:1.0" draw:type="non-primitive" svg:viewBox="0 0 21600 21600" draw:enhanced-path="M 0 0 L 21600 0 21600 21600 0 21600 Z N"/>
        </draw:custom-shape>
        <draw:custom-shape svg:x="5.3in" svg:y="3.13in" svg:width="1.8in" svg:height="0.3in" draw:id="id211" draw:style-name="a593" draw:name="Text 25">
          <svg:title/>
          <svg:desc/>
          <text:p text:style-name="a592" text:class-names="" text:cond-style-name=""><text:span text:style-name="a590" text:class-names="">🛏 Occupancy</text:span><text:span text:style-name="a591" text:class-names=""/></text:p>
          <draw:enhanced-geometry xmlns:dr3d="urn:oasis:names:tc:opendocument:xmlns:dr3d:1.0" draw:type="non-primitive" svg:viewBox="0 0 21600 21600" draw:enhanced-path="M 0 0 L 21600 0 21600 21600 0 21600 Z N"/>
        </draw:custom-shape>
        <draw:custom-shape svg:x="5.3in" svg:y="3.43in" svg:width="4.1in" svg:height="0.28in" draw:id="id212" draw:style-name="a597" draw:name="Text 26">
          <svg:title/>
          <svg:desc/>
          <text:p text:style-name="a596" text:class-names="" text:cond-style-name=""><text:span text:style-name="a594" text:class-names="">Total Guest Count · Occupancy Proxy · Stayed</text:span><text:span text:style-name="a595" text:class-names=""/></text:p>
          <draw:enhanced-geometry xmlns:dr3d="urn:oasis:names:tc:opendocument:xmlns:dr3d:1.0" draw:type="non-primitive" svg:viewBox="0 0 21600 21600" draw:enhanced-path="M 0 0 L 21600 0 21600 21600 0 21600 Z N"/>
        </draw:custom-shape>
        <draw:custom-shape svg:x="5.2in" svg:y="3.91in" svg:width="4.35in" svg:height="0.7in" draw:id="id213" draw:style-name="a598" draw:name="Shape 27">
          <svg:title/>
          <svg:desc/>
          <draw:enhanced-geometry xmlns:dr3d="urn:oasis:names:tc:opendocument:xmlns:dr3d:1.0" draw:type="non-primitive" svg:viewBox="0 0 21600 21600" draw:enhanced-path="M 0 0 L 21600 0 21600 21600 0 21600 Z N"/>
        </draw:custom-shape>
        <draw:custom-shape svg:x="5.3in" svg:y="3.96in" svg:width="1.8in" svg:height="0.3in" draw:id="id214" draw:style-name="a602" draw:name="Text 28">
          <svg:title/>
          <svg:desc/>
          <text:p text:style-name="a601" text:class-names="" text:cond-style-name=""><text:span text:style-name="a599" text:class-names="">📅 Booking</text:span><text:span text:style-name="a600" text:class-names=""/></text:p>
          <draw:enhanced-geometry xmlns:dr3d="urn:oasis:names:tc:opendocument:xmlns:dr3d:1.0" draw:type="non-primitive" svg:viewBox="0 0 21600 21600" draw:enhanced-path="M 0 0 L 21600 0 21600 21600 0 21600 Z N"/>
        </draw:custom-shape>
        <draw:custom-shape svg:x="5.3in" svg:y="4.26in" svg:width="4.1in" svg:height="0.28in" draw:id="id215" draw:style-name="a606" draw:name="Text 29">
          <svg:title/>
          <svg:desc/>
          <text:p text:style-name="a605" text:class-names="" text:cond-style-name=""><text:span text:style-name="a603" text:class-names="">Total Bookings · New Bookings · Repeated Bookings</text:span><text:span text:style-name="a604" text:class-names=""/></text:p>
          <draw:enhanced-geometry xmlns:dr3d="urn:oasis:names:tc:opendocument:xmlns:dr3d:1.0" draw:type="non-primitive" svg:viewBox="0 0 21600 21600" draw:enhanced-path="M 0 0 L 21600 0 21600 21600 0 21600 Z N"/>
        </draw:custom-shape>
        <presentation:notes draw:style-name="a612">
          <draw:page-thumbnail draw:page-number="7" svg:x="0in" svg:y="0in" svg:width="0in" svg:height="0in" presentation:class="page" draw:id="id216" presentation:style-name="a607" draw:name="Slide Image Placeholder 1">
            <svg:title/>
            <svg:desc/>
          </draw:page-thumbnail>
          <draw:frame draw:id="id217" presentation:style-name="a608" draw:name="Notes Placeholder 2" svg:x="0in" svg:y="0in" svg:width="0in" svg:height="0in" presentation:class="notes" presentation:placeholder="true">
            <draw:text-box/>
            <svg:title/>
            <svg:desc/>
          </draw:frame>
          <draw:frame draw:id="id218" presentation:style-name="a611" draw:name="Slide Number Placeholder 3" svg:x="0in" svg:y="0in" svg:width="0in" svg:height="0in" presentation:class="page-number" presentation:placeholder="false">
            <draw:text-box>
              <text:p text:style-name="a610" text:class-names="" text:cond-style-name=""><text:span text:style-name="a609" text:class-names=""><text:page-number style:num-format="1" text:fixed="false">7</text:page-number></text:span></text:p>
            </draw:text-box>
            <svg:title/>
            <svg:desc/>
          </draw:frame>
        </presentation:notes>
      </draw:page>
      <draw:page draw:name="Slide 8" draw:style-name="a613" draw:master-page-name="Master1-Layout1-cust-DEFAULT" presentation:presentation-page-layout-name="Master1-PPL1" draw:id="Slide-263">
        <draw:custom-shape svg:x="0in" svg:y="0in" svg:width="10in" svg:height="0.65in" draw:id="id219" draw:style-name="a614" draw:name="Shape 0">
          <svg:title/>
          <svg:desc/>
          <draw:enhanced-geometry xmlns:dr3d="urn:oasis:names:tc:opendocument:xmlns:dr3d:1.0" draw:type="non-primitive" svg:viewBox="0 0 21600 21600" draw:enhanced-path="M 0 0 L 21600 0 21600 21600 0 21600 Z N"/>
        </draw:custom-shape>
        <draw:custom-shape svg:x="0in" svg:y="0.65in" svg:width="10in" svg:height="0.055in" draw:id="id220" draw:style-name="a615" draw:name="Shape 1">
          <svg:title/>
          <svg:desc/>
          <draw:enhanced-geometry xmlns:dr3d="urn:oasis:names:tc:opendocument:xmlns:dr3d:1.0" draw:type="non-primitive" svg:viewBox="0 0 21600 21600" draw:enhanced-path="M 0 0 L 21600 0 21600 21600 0 21600 Z N"/>
        </draw:custom-shape>
        <draw:custom-shape svg:x="0.45in" svg:y="0.08in" svg:width="8.5in" svg:height="0.52in" draw:id="id221" draw:style-name="a619" draw:name="Text 2">
          <svg:title/>
          <svg:desc/>
          <text:p text:style-name="a618" text:class-names="" text:cond-style-name=""><text:span text:style-name="a616" text:class-names="">DASHBOARD SUMMARIES — ALL 4 DASHBOARDS</text:span><text:span text:style-name="a617" text:class-names=""/></text:p>
          <draw:enhanced-geometry xmlns:dr3d="urn:oasis:names:tc:opendocument:xmlns:dr3d:1.0" draw:type="non-primitive" svg:viewBox="0 0 21600 21600" draw:enhanced-path="M 0 0 L 21600 0 21600 21600 0 21600 Z N"/>
        </draw:custom-shape>
        <draw:custom-shape svg:x="0in" svg:y="5.35in" svg:width="10in" svg:height="0.275in" draw:id="id222" draw:style-name="a620" draw:name="Shape 3">
          <svg:title/>
          <svg:desc/>
          <draw:enhanced-geometry xmlns:dr3d="urn:oasis:names:tc:opendocument:xmlns:dr3d:1.0" draw:type="non-primitive" svg:viewBox="0 0 21600 21600" draw:enhanced-path="M 0 0 L 21600 0 21600 21600 0 21600 Z N"/>
        </draw:custom-shape>
        <draw:custom-shape svg:x="0.3in" svg:y="5.35in" svg:width="9.4in" svg:height="0.275in" draw:id="id223" draw:style-name="a624" draw:name="Text 4">
          <svg:title/>
          <svg:desc/>
          <text:p text:style-name="a623" text:class-names="" text:cond-style-name=""><text:span text:style-name="a621" text:class-names="">HotelRevAI <text:s text:c="1"/>| <text:s text:c="1"/>AI-Driven Revenue Analysis</text:span><text:span text:style-name="a622" text:class-names=""/></text:p>
          <draw:enhanced-geometry xmlns:dr3d="urn:oasis:names:tc:opendocument:xmlns:dr3d:1.0" draw:type="non-primitive" svg:viewBox="0 0 21600 21600" draw:enhanced-path="M 0 0 L 21600 0 21600 21600 0 21600 Z N"/>
        </draw:custom-shape>
        <draw:custom-shape svg:x="0.28in" svg:y="0.82in" svg:width="4.58in" svg:height="2.12in" draw:id="id224" draw:style-name="a625" draw:name="Shape 5">
          <svg:title/>
          <svg:desc/>
          <draw:enhanced-geometry xmlns:dr3d="urn:oasis:names:tc:opendocument:xmlns:dr3d:1.0" draw:type="non-primitive" svg:viewBox="0 0 21600 21600" draw:enhanced-path="M 0 0 L 21600 0 21600 21600 0 21600 Z N"/>
        </draw:custom-shape>
        <draw:custom-shape svg:x="0.28in" svg:y="0.82in" svg:width="0.07in" svg:height="2.12in" draw:id="id225" draw:style-name="a626" draw:name="Shape 6">
          <svg:title/>
          <svg:desc/>
          <draw:enhanced-geometry xmlns:dr3d="urn:oasis:names:tc:opendocument:xmlns:dr3d:1.0" draw:type="non-primitive" svg:viewBox="0 0 21600 21600" draw:enhanced-path="M 0 0 L 21600 0 21600 21600 0 21600 Z N"/>
        </draw:custom-shape>
        <draw:custom-shape svg:x="0.28in" svg:y="0.82in" svg:width="4.58in" svg:height="0.5in" draw:id="id226" draw:style-name="a627" draw:name="Shape 7">
          <svg:title/>
          <svg:desc/>
          <draw:enhanced-geometry xmlns:dr3d="urn:oasis:names:tc:opendocument:xmlns:dr3d:1.0" draw:type="non-primitive" svg:viewBox="0 0 21600 21600" draw:enhanced-path="M 0 0 L 21600 0 21600 21600 0 21600 Z N"/>
        </draw:custom-shape>
        <draw:custom-shape svg:x="0.4in" svg:y="0.9in" svg:width="0.38in" svg:height="0.34in" draw:id="id227" draw:style-name="a628" draw:name="Shape 8">
          <svg:title/>
          <svg:desc/>
          <draw:enhanced-geometry xmlns:dr3d="urn:oasis:names:tc:opendocument:xmlns:dr3d:1.0" draw:type="non-primitive" svg:viewBox="0 0 21600 21600" draw:enhanced-path="M 0 0 L 21600 0 21600 21600 0 21600 Z N"/>
        </draw:custom-shape>
        <draw:custom-shape svg:x="0.4in" svg:y="0.9in" svg:width="0.38in" svg:height="0.34in" draw:id="id228" draw:style-name="a632" draw:name="Text 9">
          <svg:title/>
          <svg:desc/>
          <text:p text:style-name="a631" text:class-names="" text:cond-style-name=""><text:span text:style-name="a629" text:class-names="">D1</text:span><text:span text:style-name="a630" text:class-names=""/></text:p>
          <draw:enhanced-geometry xmlns:dr3d="urn:oasis:names:tc:opendocument:xmlns:dr3d:1.0" draw:type="non-primitive" svg:viewBox="0 0 21600 21600" draw:enhanced-path="M 0 0 L 21600 0 21600 21600 0 21600 Z N"/>
        </draw:custom-shape>
        <draw:custom-shape svg:x="0.86in" svg:y="0.92in" svg:width="2.8in" svg:height="0.32in" draw:id="id229" draw:style-name="a636" draw:name="Text 10">
          <svg:title/>
          <svg:desc/>
          <text:p text:style-name="a635" text:class-names="" text:cond-style-name=""><text:span text:style-name="a633" text:class-names="">Revenue Performance</text:span><text:span text:style-name="a634" text:class-names=""/></text:p>
          <draw:enhanced-geometry xmlns:dr3d="urn:oasis:names:tc:opendocument:xmlns:dr3d:1.0" draw:type="non-primitive" svg:viewBox="0 0 21600 21600" draw:enhanced-path="M 0 0 L 21600 0 21600 21600 0 21600 Z N"/>
        </draw:custom-shape>
        <draw:custom-shape svg:x="3.58in" svg:y="0.9in" svg:width="1.1in" svg:height="0.58in" draw:id="id230" draw:style-name="a640" draw:name="Text 11">
          <svg:title/>
          <svg:desc/>
          <text:p text:style-name="a639" text:class-names="" text:cond-style-name=""><text:span text:style-name="a637" text:class-names="">↗ ADR</text:span><text:span text:style-name="a638" text:class-names=""/></text:p>
          <draw:enhanced-geometry xmlns:dr3d="urn:oasis:names:tc:opendocument:xmlns:dr3d:1.0" draw:type="non-primitive" svg:viewBox="0 0 21600 21600" draw:enhanced-path="M 0 0 L 21600 0 21600 21600 0 21600 Z N"/>
        </draw:custom-shape>
        <draw:custom-shape svg:x="3.53in" svg:y="1.44in" svg:width="1.2in" svg:height="0.26in" draw:id="id231" draw:style-name="a644" draw:name="Text 12">
          <svg:title/>
          <svg:desc/>
          <text:p text:style-name="a643" text:class-names="" text:cond-style-name=""><text:span text:style-name="a641" text:class-names="">Yearly Growth</text:span><text:span text:style-name="a642" text:class-names=""/></text:p>
          <draw:enhanced-geometry xmlns:dr3d="urn:oasis:names:tc:opendocument:xmlns:dr3d:1.0" draw:type="non-primitive" svg:viewBox="0 0 21600 21600" draw:enhanced-path="M 0 0 L 21600 0 21600 21600 0 21600 Z N"/>
        </draw:custom-shape>
        <draw:custom-shape svg:x="0.46in" svg:y="1.38in" svg:width="4.18in" svg:height="1.44in" draw:id="id232" draw:style-name="a657" draw:name="Text 13">
          <svg:title/>
          <svg:desc/>
          <text:list text:style-name="a648">
            <text:list-item>
              <text:p text:style-name="a647" text:class-names="" text:cond-style-name=""><text:span text:style-name="a645" text:class-names="">OTA channel leads revenue share</text:span><text:span text:style-name="a646" text:class-names=""/></text:p>
            </text:list-item>
          </text:list>
          <text:list text:style-name="a652">
            <text:list-item>
              <text:p text:style-name="a651" text:class-names="" text:cond-style-name=""><text:span text:style-name="a649" text:class-names="">ADR rising: 2015 → 2016 → 2017</text:span><text:span text:style-name="a650" text:class-names=""/></text:p>
            </text:list-item>
          </text:list>
          <text:list text:style-name="a656">
            <text:list-item>
              <text:p text:style-name="a655" text:class-names="" text:cond-style-name=""><text:span text:style-name="a653" text:class-names="">Cancellations minimal after filtering</text:span><text:span text:style-name="a654" text:class-names=""/></text:p>
            </text:list-item>
          </text:list>
          <draw:enhanced-geometry xmlns:dr3d="urn:oasis:names:tc:opendocument:xmlns:dr3d:1.0" draw:type="non-primitive" svg:viewBox="0 0 21600 21600" draw:enhanced-path="M 0 0 L 21600 0 21600 21600 0 21600 Z N"/>
        </draw:custom-shape>
        <draw:custom-shape svg:x="5.16in" svg:y="0.82in" svg:width="4.58in" svg:height="2.12in" draw:id="id233" draw:style-name="a658" draw:name="Shape 14">
          <svg:title/>
          <svg:desc/>
          <draw:enhanced-geometry xmlns:dr3d="urn:oasis:names:tc:opendocument:xmlns:dr3d:1.0" draw:type="non-primitive" svg:viewBox="0 0 21600 21600" draw:enhanced-path="M 0 0 L 21600 0 21600 21600 0 21600 Z N"/>
        </draw:custom-shape>
        <draw:custom-shape svg:x="5.16in" svg:y="0.82in" svg:width="0.07in" svg:height="2.12in" draw:id="id234" draw:style-name="a659" draw:name="Shape 15">
          <svg:title/>
          <svg:desc/>
          <draw:enhanced-geometry xmlns:dr3d="urn:oasis:names:tc:opendocument:xmlns:dr3d:1.0" draw:type="non-primitive" svg:viewBox="0 0 21600 21600" draw:enhanced-path="M 0 0 L 21600 0 21600 21600 0 21600 Z N"/>
        </draw:custom-shape>
        <draw:custom-shape svg:x="5.16in" svg:y="0.82in" svg:width="4.58in" svg:height="0.5in" draw:id="id235" draw:style-name="a660" draw:name="Shape 16">
          <svg:title/>
          <svg:desc/>
          <draw:enhanced-geometry xmlns:dr3d="urn:oasis:names:tc:opendocument:xmlns:dr3d:1.0" draw:type="non-primitive" svg:viewBox="0 0 21600 21600" draw:enhanced-path="M 0 0 L 21600 0 21600 21600 0 21600 Z N"/>
        </draw:custom-shape>
        <draw:custom-shape svg:x="5.28in" svg:y="0.9in" svg:width="0.38in" svg:height="0.34in" draw:id="id236" draw:style-name="a661" draw:name="Shape 17">
          <svg:title/>
          <svg:desc/>
          <draw:enhanced-geometry xmlns:dr3d="urn:oasis:names:tc:opendocument:xmlns:dr3d:1.0" draw:type="non-primitive" svg:viewBox="0 0 21600 21600" draw:enhanced-path="M 0 0 L 21600 0 21600 21600 0 21600 Z N"/>
        </draw:custom-shape>
        <draw:custom-shape svg:x="5.28in" svg:y="0.9in" svg:width="0.38in" svg:height="0.34in" draw:id="id237" draw:style-name="a665" draw:name="Text 18">
          <svg:title/>
          <svg:desc/>
          <text:p text:style-name="a664" text:class-names="" text:cond-style-name=""><text:span text:style-name="a662" text:class-names="">D2</text:span><text:span text:style-name="a663" text:class-names=""/></text:p>
          <draw:enhanced-geometry xmlns:dr3d="urn:oasis:names:tc:opendocument:xmlns:dr3d:1.0" draw:type="non-primitive" svg:viewBox="0 0 21600 21600" draw:enhanced-path="M 0 0 L 21600 0 21600 21600 0 21600 Z N"/>
        </draw:custom-shape>
        <draw:custom-shape svg:x="5.74in" svg:y="0.92in" svg:width="2.8in" svg:height="0.32in" draw:id="id238" draw:style-name="a669" draw:name="Text 19">
          <svg:title/>
          <svg:desc/>
          <text:p text:style-name="a668" text:class-names="" text:cond-style-name=""><text:span text:style-name="a666" text:class-names="">Customer &amp; Booking Behaviour</text:span><text:span text:style-name="a667" text:class-names=""/></text:p>
          <draw:enhanced-geometry xmlns:dr3d="urn:oasis:names:tc:opendocument:xmlns:dr3d:1.0" draw:type="non-primitive" svg:viewBox="0 0 21600 21600" draw:enhanced-path="M 0 0 L 21600 0 21600 21600 0 21600 Z N"/>
        </draw:custom-shape>
        <draw:custom-shape svg:x="8.46in" svg:y="0.9in" svg:width="1.1in" svg:height="0.58in" draw:id="id239" draw:style-name="a673" draw:name="Text 20">
          <svg:title/>
          <svg:desc/>
          <text:p text:style-name="a672" text:class-names="" text:cond-style-name=""><text:span text:style-name="a670" text:class-names="">4.33%</text:span><text:span text:style-name="a671" text:class-names=""/></text:p>
          <draw:enhanced-geometry xmlns:dr3d="urn:oasis:names:tc:opendocument:xmlns:dr3d:1.0" draw:type="non-primitive" svg:viewBox="0 0 21600 21600" draw:enhanced-path="M 0 0 L 21600 0 21600 21600 0 21600 Z N"/>
        </draw:custom-shape>
        <draw:custom-shape svg:x="8.41in" svg:y="1.44in" svg:width="1.2in" svg:height="0.26in" draw:id="id240" draw:style-name="a677" draw:name="Text 21">
          <svg:title/>
          <svg:desc/>
          <text:p text:style-name="a676" text:class-names="" text:cond-style-name=""><text:span text:style-name="a674" text:class-names="">Repeat Rate</text:span><text:span text:style-name="a675" text:class-names=""/></text:p>
          <draw:enhanced-geometry xmlns:dr3d="urn:oasis:names:tc:opendocument:xmlns:dr3d:1.0" draw:type="non-primitive" svg:viewBox="0 0 21600 21600" draw:enhanced-path="M 0 0 L 21600 0 21600 21600 0 21600 Z N"/>
        </draw:custom-shape>
        <draw:custom-shape svg:x="5.34in" svg:y="1.38in" svg:width="4.18in" svg:height="1.44in" draw:id="id241" draw:style-name="a690" draw:name="Text 22">
          <svg:title/>
          <svg:desc/>
          <text:list text:style-name="a681">
            <text:list-item>
              <text:p text:style-name="a680" text:class-names="" text:cond-style-name=""><text:span text:style-name="a678" text:class-names="">Only 4.33% repeat guests (low loyalty)</text:span><text:span text:style-name="a679" text:class-names=""/></text:p>
            </text:list-item>
          </text:list>
          <text:list text:style-name="a685">
            <text:list-item>
              <text:p text:style-name="a684" text:class-names="" text:cond-style-name=""><text:span text:style-name="a682" text:class-names="">Portugal: 20K+ bookings — top country</text:span><text:span text:style-name="a683" text:class-names=""/></text:p>
            </text:list-item>
          </text:list>
          <text:list text:style-name="a689">
            <text:list-item>
              <text:p text:style-name="a688" text:class-names="" text:cond-style-name=""><text:span text:style-name="a686" text:class-names="">~70% bookings from Transient customers</text:span><text:span text:style-name="a687" text:class-names=""/></text:p>
            </text:list-item>
          </text:list>
          <draw:enhanced-geometry xmlns:dr3d="urn:oasis:names:tc:opendocument:xmlns:dr3d:1.0" draw:type="non-primitive" svg:viewBox="0 0 21600 21600" draw:enhanced-path="M 0 0 L 21600 0 21600 21600 0 21600 Z N"/>
        </draw:custom-shape>
        <draw:custom-shape svg:x="0.28in" svg:y="3.12in" svg:width="4.58in" svg:height="2.12in" draw:id="id242" draw:style-name="a691" draw:name="Shape 23">
          <svg:title/>
          <svg:desc/>
          <draw:enhanced-geometry xmlns:dr3d="urn:oasis:names:tc:opendocument:xmlns:dr3d:1.0" draw:type="non-primitive" svg:viewBox="0 0 21600 21600" draw:enhanced-path="M 0 0 L 21600 0 21600 21600 0 21600 Z N"/>
        </draw:custom-shape>
        <draw:custom-shape svg:x="0.28in" svg:y="3.12in" svg:width="0.07in" svg:height="2.12in" draw:id="id243" draw:style-name="a692" draw:name="Shape 24">
          <svg:title/>
          <svg:desc/>
          <draw:enhanced-geometry xmlns:dr3d="urn:oasis:names:tc:opendocument:xmlns:dr3d:1.0" draw:type="non-primitive" svg:viewBox="0 0 21600 21600" draw:enhanced-path="M 0 0 L 21600 0 21600 21600 0 21600 Z N"/>
        </draw:custom-shape>
        <draw:custom-shape svg:x="0.28in" svg:y="3.12in" svg:width="4.58in" svg:height="0.5in" draw:id="id244" draw:style-name="a693" draw:name="Shape 25">
          <svg:title/>
          <svg:desc/>
          <draw:enhanced-geometry xmlns:dr3d="urn:oasis:names:tc:opendocument:xmlns:dr3d:1.0" draw:type="non-primitive" svg:viewBox="0 0 21600 21600" draw:enhanced-path="M 0 0 L 21600 0 21600 21600 0 21600 Z N"/>
        </draw:custom-shape>
        <draw:custom-shape svg:x="0.4in" svg:y="3.2in" svg:width="0.38in" svg:height="0.34in" draw:id="id245" draw:style-name="a694" draw:name="Shape 26">
          <svg:title/>
          <svg:desc/>
          <draw:enhanced-geometry xmlns:dr3d="urn:oasis:names:tc:opendocument:xmlns:dr3d:1.0" draw:type="non-primitive" svg:viewBox="0 0 21600 21600" draw:enhanced-path="M 0 0 L 21600 0 21600 21600 0 21600 Z N"/>
        </draw:custom-shape>
        <draw:custom-shape svg:x="0.4in" svg:y="3.2in" svg:width="0.38in" svg:height="0.34in" draw:id="id246" draw:style-name="a698" draw:name="Text 27">
          <svg:title/>
          <svg:desc/>
          <text:p text:style-name="a697" text:class-names="" text:cond-style-name=""><text:span text:style-name="a695" text:class-names="">D3</text:span><text:span text:style-name="a696" text:class-names=""/></text:p>
          <draw:enhanced-geometry xmlns:dr3d="urn:oasis:names:tc:opendocument:xmlns:dr3d:1.0" draw:type="non-primitive" svg:viewBox="0 0 21600 21600" draw:enhanced-path="M 0 0 L 21600 0 21600 21600 0 21600 Z N"/>
        </draw:custom-shape>
        <draw:custom-shape svg:x="0.86in" svg:y="3.22in" svg:width="2.8in" svg:height="0.32in" draw:id="id247" draw:style-name="a702" draw:name="Text 28">
          <svg:title/>
          <svg:desc/>
          <text:p text:style-name="a701" text:class-names="" text:cond-style-name=""><text:span text:style-name="a699" text:class-names="">Revenue Optimization</text:span><text:span text:style-name="a700" text:class-names=""/></text:p>
          <draw:enhanced-geometry xmlns:dr3d="urn:oasis:names:tc:opendocument:xmlns:dr3d:1.0" draw:type="non-primitive" svg:viewBox="0 0 21600 21600" draw:enhanced-path="M 0 0 L 21600 0 21600 21600 0 21600 Z N"/>
        </draw:custom-shape>
        <draw:custom-shape svg:x="3.58in" svg:y="3.2in" svg:width="1.1in" svg:height="0.58in" draw:id="id248" draw:style-name="a706" draw:name="Text 29">
          <svg:title/>
          <svg:desc/>
          <text:p text:style-name="a705" text:class-names="" text:cond-style-name=""><text:span text:style-name="a703" text:class-names="">Aug</text:span><text:span text:style-name="a704" text:class-names=""/></text:p>
          <draw:enhanced-geometry xmlns:dr3d="urn:oasis:names:tc:opendocument:xmlns:dr3d:1.0" draw:type="non-primitive" svg:viewBox="0 0 21600 21600" draw:enhanced-path="M 0 0 L 21600 0 21600 21600 0 21600 Z N"/>
        </draw:custom-shape>
        <draw:custom-shape svg:x="3.53in" svg:y="3.74in" svg:width="1.2in" svg:height="0.26in" draw:id="id249" draw:style-name="a710" draw:name="Text 30">
          <svg:title/>
          <svg:desc/>
          <text:p text:style-name="a709" text:class-names="" text:cond-style-name=""><text:span text:style-name="a707" text:class-names="">Peak Month</text:span><text:span text:style-name="a708" text:class-names=""/></text:p>
          <draw:enhanced-geometry xmlns:dr3d="urn:oasis:names:tc:opendocument:xmlns:dr3d:1.0" draw:type="non-primitive" svg:viewBox="0 0 21600 21600" draw:enhanced-path="M 0 0 L 21600 0 21600 21600 0 21600 Z N"/>
        </draw:custom-shape>
        <draw:custom-shape svg:x="0.46in" svg:y="3.68in" svg:width="4.18in" svg:height="1.44in" draw:id="id250" draw:style-name="a723" draw:name="Text 31">
          <svg:title/>
          <svg:desc/>
          <text:list text:style-name="a714">
            <text:list-item>
              <text:p text:style-name="a713" text:class-names="" text:cond-style-name=""><text:span text:style-name="a711" text:class-names="">August: peak demand, ADR &amp; revenue</text:span><text:span text:style-name="a712" text:class-names=""/></text:p>
            </text:list-item>
          </text:list>
          <text:list text:style-name="a718">
            <text:list-item>
              <text:p text:style-name="a717" text:class-names="" text:cond-style-name=""><text:span text:style-name="a715" text:class-names="">31–90 day lead time = best ADR</text:span><text:span text:style-name="a716" text:class-names=""/></text:p>
            </text:list-item>
          </text:list>
          <text:list text:style-name="a722">
            <text:list-item>
              <text:p text:style-name="a721" text:class-names="" text:cond-style-name=""><text:span text:style-name="a719" text:class-names="">OTA dominates across both hotel types</text:span><text:span text:style-name="a720" text:class-names=""/></text:p>
            </text:list-item>
          </text:list>
          <draw:enhanced-geometry xmlns:dr3d="urn:oasis:names:tc:opendocument:xmlns:dr3d:1.0" draw:type="non-primitive" svg:viewBox="0 0 21600 21600" draw:enhanced-path="M 0 0 L 21600 0 21600 21600 0 21600 Z N"/>
        </draw:custom-shape>
        <draw:custom-shape svg:x="5.16in" svg:y="3.12in" svg:width="4.58in" svg:height="2.12in" draw:id="id251" draw:style-name="a724" draw:name="Shape 32">
          <svg:title/>
          <svg:desc/>
          <draw:enhanced-geometry xmlns:dr3d="urn:oasis:names:tc:opendocument:xmlns:dr3d:1.0" draw:type="non-primitive" svg:viewBox="0 0 21600 21600" draw:enhanced-path="M 0 0 L 21600 0 21600 21600 0 21600 Z N"/>
        </draw:custom-shape>
        <draw:custom-shape svg:x="5.16in" svg:y="3.12in" svg:width="0.07in" svg:height="2.12in" draw:id="id252" draw:style-name="a725" draw:name="Shape 33">
          <svg:title/>
          <svg:desc/>
          <draw:enhanced-geometry xmlns:dr3d="urn:oasis:names:tc:opendocument:xmlns:dr3d:1.0" draw:type="non-primitive" svg:viewBox="0 0 21600 21600" draw:enhanced-path="M 0 0 L 21600 0 21600 21600 0 21600 Z N"/>
        </draw:custom-shape>
        <draw:custom-shape svg:x="5.16in" svg:y="3.12in" svg:width="4.58in" svg:height="0.5in" draw:id="id253" draw:style-name="a726" draw:name="Shape 34">
          <svg:title/>
          <svg:desc/>
          <draw:enhanced-geometry xmlns:dr3d="urn:oasis:names:tc:opendocument:xmlns:dr3d:1.0" draw:type="non-primitive" svg:viewBox="0 0 21600 21600" draw:enhanced-path="M 0 0 L 21600 0 21600 21600 0 21600 Z N"/>
        </draw:custom-shape>
        <draw:custom-shape svg:x="5.28in" svg:y="3.2in" svg:width="0.38in" svg:height="0.34in" draw:id="id254" draw:style-name="a727" draw:name="Shape 35">
          <svg:title/>
          <svg:desc/>
          <draw:enhanced-geometry xmlns:dr3d="urn:oasis:names:tc:opendocument:xmlns:dr3d:1.0" draw:type="non-primitive" svg:viewBox="0 0 21600 21600" draw:enhanced-path="M 0 0 L 21600 0 21600 21600 0 21600 Z N"/>
        </draw:custom-shape>
        <draw:custom-shape svg:x="5.28in" svg:y="3.2in" svg:width="0.38in" svg:height="0.34in" draw:id="id255" draw:style-name="a731" draw:name="Text 36">
          <svg:title/>
          <svg:desc/>
          <text:p text:style-name="a730" text:class-names="" text:cond-style-name=""><text:span text:style-name="a728" text:class-names="">D4</text:span><text:span text:style-name="a729" text:class-names=""/></text:p>
          <draw:enhanced-geometry xmlns:dr3d="urn:oasis:names:tc:opendocument:xmlns:dr3d:1.0" draw:type="non-primitive" svg:viewBox="0 0 21600 21600" draw:enhanced-path="M 0 0 L 21600 0 21600 21600 0 21600 Z N"/>
        </draw:custom-shape>
        <draw:custom-shape svg:x="5.74in" svg:y="3.22in" svg:width="2.8in" svg:height="0.32in" draw:id="id256" draw:style-name="a735" draw:name="Text 37">
          <svg:title/>
          <svg:desc/>
          <text:p text:style-name="a734" text:class-names="" text:cond-style-name=""><text:span text:style-name="a732" text:class-names="">Seasonality &amp; Stay Patterns</text:span><text:span text:style-name="a733" text:class-names=""/></text:p>
          <draw:enhanced-geometry xmlns:dr3d="urn:oasis:names:tc:opendocument:xmlns:dr3d:1.0" draw:type="non-primitive" svg:viewBox="0 0 21600 21600" draw:enhanced-path="M 0 0 L 21600 0 21600 21600 0 21600 Z N"/>
        </draw:custom-shape>
        <draw:custom-shape svg:x="8.46in" svg:y="3.2in" svg:width="1.1in" svg:height="0.58in" draw:id="id257" draw:style-name="a739" draw:name="Text 38">
          <svg:title/>
          <svg:desc/>
          <text:p text:style-name="a738" text:class-names="" text:cond-style-name=""><text:span text:style-name="a736" text:class-names="">49%</text:span><text:span text:style-name="a737" text:class-names=""/></text:p>
          <draw:enhanced-geometry xmlns:dr3d="urn:oasis:names:tc:opendocument:xmlns:dr3d:1.0" draw:type="non-primitive" svg:viewBox="0 0 21600 21600" draw:enhanced-path="M 0 0 L 21600 0 21600 21600 0 21600 Z N"/>
        </draw:custom-shape>
        <draw:custom-shape svg:x="8.41in" svg:y="3.74in" svg:width="1.2in" svg:height="0.26in" draw:id="id258" draw:style-name="a743" draw:name="Text 39">
          <svg:title/>
          <svg:desc/>
          <text:p text:style-name="a742" text:class-names="" text:cond-style-name=""><text:span text:style-name="a740" text:class-names="">Rev: 4–7 Nights</text:span><text:span text:style-name="a741" text:class-names=""/></text:p>
          <draw:enhanced-geometry xmlns:dr3d="urn:oasis:names:tc:opendocument:xmlns:dr3d:1.0" draw:type="non-primitive" svg:viewBox="0 0 21600 21600" draw:enhanced-path="M 0 0 L 21600 0 21600 21600 0 21600 Z N"/>
        </draw:custom-shape>
        <draw:custom-shape svg:x="5.34in" svg:y="3.68in" svg:width="4.18in" svg:height="1.44in" draw:id="id259" draw:style-name="a756" draw:name="Text 40">
          <svg:title/>
          <svg:desc/>
          <text:list text:style-name="a747">
            <text:list-item>
              <text:p text:style-name="a746" text:class-names="" text:cond-style-name=""><text:span text:style-name="a744" text:class-names="">3–4 night stays most common pattern</text:span><text:span text:style-name="a745" text:class-names=""/></text:p>
            </text:list-item>
          </text:list>
          <text:list text:style-name="a751">
            <text:list-item>
              <text:p text:style-name="a750" text:class-names="" text:cond-style-name=""><text:span text:style-name="a748" text:class-names="">4–7 nights drives ~49% of revenue</text:span><text:span text:style-name="a749" text:class-names=""/></text:p>
            </text:list-item>
          </text:list>
          <text:list text:style-name="a755">
            <text:list-item>
              <text:p text:style-name="a754" text:class-names="" text:cond-style-name=""><text:span text:style-name="a752" text:class-names="">Jan &amp; Nov are low-demand months</text:span><text:span text:style-name="a753" text:class-names=""/></text:p>
            </text:list-item>
          </text:list>
          <draw:enhanced-geometry xmlns:dr3d="urn:oasis:names:tc:opendocument:xmlns:dr3d:1.0" draw:type="non-primitive" svg:viewBox="0 0 21600 21600" draw:enhanced-path="M 0 0 L 21600 0 21600 21600 0 21600 Z N"/>
        </draw:custom-shape>
        <presentation:notes draw:style-name="a762">
          <draw:page-thumbnail draw:page-number="8" svg:x="0in" svg:y="0in" svg:width="0in" svg:height="0in" presentation:class="page" draw:id="id260" presentation:style-name="a757" draw:name="Slide Image Placeholder 1">
            <svg:title/>
            <svg:desc/>
          </draw:page-thumbnail>
          <draw:frame draw:id="id261" presentation:style-name="a758" draw:name="Notes Placeholder 2" svg:x="0in" svg:y="0in" svg:width="0in" svg:height="0in" presentation:class="notes" presentation:placeholder="true">
            <draw:text-box/>
            <svg:title/>
            <svg:desc/>
          </draw:frame>
          <draw:frame draw:id="id262" presentation:style-name="a761" draw:name="Slide Number Placeholder 3" svg:x="0in" svg:y="0in" svg:width="0in" svg:height="0in" presentation:class="page-number" presentation:placeholder="false">
            <draw:text-box>
              <text:p text:style-name="a760" text:class-names="" text:cond-style-name=""><text:span text:style-name="a759" text:class-names=""><text:page-number style:num-format="1" text:fixed="false">8</text:page-number></text:span></text:p>
            </draw:text-box>
            <svg:title/>
            <svg:desc/>
          </draw:frame>
        </presentation:notes>
      </draw:page>
      <draw:page draw:name="Slide 11" draw:style-name="a763" draw:master-page-name="Master1-Layout1-cust-DEFAULT" presentation:presentation-page-layout-name="Master1-PPL1" draw:id="Slide-266">
        <draw:custom-shape svg:x="0in" svg:y="0in" svg:width="10in" svg:height="0.65in" draw:id="id263" draw:style-name="a764" draw:name="Shape 0">
          <svg:title/>
          <svg:desc/>
          <draw:enhanced-geometry xmlns:dr3d="urn:oasis:names:tc:opendocument:xmlns:dr3d:1.0" draw:type="non-primitive" svg:viewBox="0 0 21600 21600" draw:enhanced-path="M 0 0 L 21600 0 21600 21600 0 21600 Z N"/>
        </draw:custom-shape>
        <draw:custom-shape svg:x="0in" svg:y="0.65in" svg:width="10in" svg:height="0.055in" draw:id="id264" draw:style-name="a765" draw:name="Shape 1">
          <svg:title/>
          <svg:desc/>
          <draw:enhanced-geometry xmlns:dr3d="urn:oasis:names:tc:opendocument:xmlns:dr3d:1.0" draw:type="non-primitive" svg:viewBox="0 0 21600 21600" draw:enhanced-path="M 0 0 L 21600 0 21600 21600 0 21600 Z N"/>
        </draw:custom-shape>
        <draw:custom-shape svg:x="0.45in" svg:y="0.08in" svg:width="8.5in" svg:height="0.52in" draw:id="id265" draw:style-name="a769" draw:name="Text 2">
          <svg:title/>
          <svg:desc/>
          <text:p text:style-name="a768" text:class-names="" text:cond-style-name=""><text:span text:style-name="a766" text:class-names="">KEY FINDINGS SUMMARY</text:span><text:span text:style-name="a767" text:class-names=""/></text:p>
          <draw:enhanced-geometry xmlns:dr3d="urn:oasis:names:tc:opendocument:xmlns:dr3d:1.0" draw:type="non-primitive" svg:viewBox="0 0 21600 21600" draw:enhanced-path="M 0 0 L 21600 0 21600 21600 0 21600 Z N"/>
        </draw:custom-shape>
        <draw:custom-shape svg:x="0in" svg:y="5.35in" svg:width="10in" svg:height="0.275in" draw:id="id266" draw:style-name="a770" draw:name="Shape 3">
          <svg:title/>
          <svg:desc/>
          <draw:enhanced-geometry xmlns:dr3d="urn:oasis:names:tc:opendocument:xmlns:dr3d:1.0" draw:type="non-primitive" svg:viewBox="0 0 21600 21600" draw:enhanced-path="M 0 0 L 21600 0 21600 21600 0 21600 Z N"/>
        </draw:custom-shape>
        <draw:custom-shape svg:x="0.3in" svg:y="5.35in" svg:width="9.4in" svg:height="0.275in" draw:id="id267" draw:style-name="a774" draw:name="Text 4">
          <svg:title/>
          <svg:desc/>
          <text:p text:style-name="a773" text:class-names="" text:cond-style-name=""><text:span text:style-name="a771" text:class-names="">HotelRevAI <text:s text:c="1"/>| <text:s text:c="1"/>AI-Driven Revenue Analysis</text:span><text:span text:style-name="a772" text:class-names=""/></text:p>
          <draw:enhanced-geometry xmlns:dr3d="urn:oasis:names:tc:opendocument:xmlns:dr3d:1.0" draw:type="non-primitive" svg:viewBox="0 0 21600 21600" draw:enhanced-path="M 0 0 L 21600 0 21600 21600 0 21600 Z N"/>
        </draw:custom-shape>
        <draw:custom-shape svg:x="0.35in" svg:y="0.97in" svg:width="0.06in" svg:height="0.3in" draw:id="id268" draw:style-name="a775" draw:name="Shape 5">
          <svg:title/>
          <svg:desc/>
          <draw:enhanced-geometry xmlns:dr3d="urn:oasis:names:tc:opendocument:xmlns:dr3d:1.0" draw:type="non-primitive" svg:viewBox="0 0 21600 21600" draw:enhanced-path="M 0 0 L 21600 0 21600 21600 0 21600 Z N"/>
        </draw:custom-shape>
        <draw:custom-shape svg:x="0.55in" svg:y="0.88in" svg:width="4.5in" svg:height="0.52in" draw:id="id269" draw:style-name="a779" draw:name="Text 6">
          <svg:title/>
          <svg:desc/>
          <text:p text:style-name="a778" text:class-names="" text:cond-style-name=""><text:span text:style-name="a776" text:class-names="">Online travel agencies (OTA) generate the highest share of revenue</text:span><text:span text:style-name="a777" text:class-names=""/></text:p>
          <draw:enhanced-geometry xmlns:dr3d="urn:oasis:names:tc:opendocument:xmlns:dr3d:1.0" draw:type="non-primitive" svg:viewBox="0 0 21600 21600" draw:enhanced-path="M 0 0 L 21600 0 21600 21600 0 21600 Z N"/>
        </draw:custom-shape>
        <draw:custom-shape svg:x="0.35in" svg:y="1.64in" svg:width="0.06in" svg:height="0.3in" draw:id="id270" draw:style-name="a780" draw:name="Shape 7">
          <svg:title/>
          <svg:desc/>
          <draw:enhanced-geometry xmlns:dr3d="urn:oasis:names:tc:opendocument:xmlns:dr3d:1.0" draw:type="non-primitive" svg:viewBox="0 0 21600 21600" draw:enhanced-path="M 0 0 L 21600 0 21600 21600 0 21600 Z N"/>
        </draw:custom-shape>
        <draw:custom-shape svg:x="0.55in" svg:y="1.55in" svg:width="4.5in" svg:height="0.52in" draw:id="id271" draw:style-name="a784" draw:name="Text 8">
          <svg:title/>
          <svg:desc/>
          <text:p text:style-name="a783" text:class-names="" text:cond-style-name=""><text:span text:style-name="a781" text:class-names="">Transient customers contribute the majority of bookings (~70%)</text:span><text:span text:style-name="a782" text:class-names=""/></text:p>
          <draw:enhanced-geometry xmlns:dr3d="urn:oasis:names:tc:opendocument:xmlns:dr3d:1.0" draw:type="non-primitive" svg:viewBox="0 0 21600 21600" draw:enhanced-path="M 0 0 L 21600 0 21600 21600 0 21600 Z N"/>
        </draw:custom-shape>
        <draw:custom-shape svg:x="0.35in" svg:y="2.31in" svg:width="0.06in" svg:height="0.3in" draw:id="id272" draw:style-name="a785" draw:name="Shape 9">
          <svg:title/>
          <svg:desc/>
          <draw:enhanced-geometry xmlns:dr3d="urn:oasis:names:tc:opendocument:xmlns:dr3d:1.0" draw:type="non-primitive" svg:viewBox="0 0 21600 21600" draw:enhanced-path="M 0 0 L 21600 0 21600 21600 0 21600 Z N"/>
        </draw:custom-shape>
        <draw:custom-shape svg:x="0.55in" svg:y="2.22in" svg:width="4.5in" svg:height="0.52in" draw:id="id273" draw:style-name="a789" draw:name="Text 10">
          <svg:title/>
          <svg:desc/>
          <text:p text:style-name="a788" text:class-names="" text:cond-style-name=""><text:span text:style-name="a786" text:class-names="">Repeat guest percentage is very low (~4%), indicating low customer loyalty</text:span><text:span text:style-name="a787" text:class-names=""/></text:p>
          <draw:enhanced-geometry xmlns:dr3d="urn:oasis:names:tc:opendocument:xmlns:dr3d:1.0" draw:type="non-primitive" svg:viewBox="0 0 21600 21600" draw:enhanced-path="M 0 0 L 21600 0 21600 21600 0 21600 Z N"/>
        </draw:custom-shape>
        <draw:custom-shape svg:x="0.35in" svg:y="2.98in" svg:width="0.06in" svg:height="0.3in" draw:id="id274" draw:style-name="a790" draw:name="Shape 11">
          <svg:title/>
          <svg:desc/>
          <draw:enhanced-geometry xmlns:dr3d="urn:oasis:names:tc:opendocument:xmlns:dr3d:1.0" draw:type="non-primitive" svg:viewBox="0 0 21600 21600" draw:enhanced-path="M 0 0 L 21600 0 21600 21600 0 21600 Z N"/>
        </draw:custom-shape>
        <draw:custom-shape svg:x="0.55in" svg:y="2.89in" svg:width="4.5in" svg:height="0.52in" draw:id="id275" draw:style-name="a794" draw:name="Text 12">
          <svg:title/>
          <svg:desc/>
          <text:p text:style-name="a793" text:class-names="" text:cond-style-name=""><text:span text:style-name="a791" text:class-names="">August is the peak demand and revenue month across all metrics</text:span><text:span text:style-name="a792" text:class-names=""/></text:p>
          <draw:enhanced-geometry xmlns:dr3d="urn:oasis:names:tc:opendocument:xmlns:dr3d:1.0" draw:type="non-primitive" svg:viewBox="0 0 21600 21600" draw:enhanced-path="M 0 0 L 21600 0 21600 21600 0 21600 Z N"/>
        </draw:custom-shape>
        <draw:custom-shape svg:x="0.35in" svg:y="3.65in" svg:width="0.06in" svg:height="0.3in" draw:id="id276" draw:style-name="a795" draw:name="Shape 13">
          <svg:title/>
          <svg:desc/>
          <draw:enhanced-geometry xmlns:dr3d="urn:oasis:names:tc:opendocument:xmlns:dr3d:1.0" draw:type="non-primitive" svg:viewBox="0 0 21600 21600" draw:enhanced-path="M 0 0 L 21600 0 21600 21600 0 21600 Z N"/>
        </draw:custom-shape>
        <draw:custom-shape svg:x="0.55in" svg:y="3.56in" svg:width="4.5in" svg:height="0.52in" draw:id="id277" draw:style-name="a799" draw:name="Text 14">
          <svg:title/>
          <svg:desc/>
          <text:p text:style-name="a798" text:class-names="" text:cond-style-name=""><text:span text:style-name="a796" text:class-names="">Early bookings (31–90 days lead time) generate higher revenue</text:span><text:span text:style-name="a797" text:class-names=""/></text:p>
          <draw:enhanced-geometry xmlns:dr3d="urn:oasis:names:tc:opendocument:xmlns:dr3d:1.0" draw:type="non-primitive" svg:viewBox="0 0 21600 21600" draw:enhanced-path="M 0 0 L 21600 0 21600 21600 0 21600 Z N"/>
        </draw:custom-shape>
        <draw:custom-shape svg:x="0.35in" svg:y="4.32in" svg:width="0.06in" svg:height="0.3in" draw:id="id278" draw:style-name="a800" draw:name="Shape 15">
          <svg:title/>
          <svg:desc/>
          <draw:enhanced-geometry xmlns:dr3d="urn:oasis:names:tc:opendocument:xmlns:dr3d:1.0" draw:type="non-primitive" svg:viewBox="0 0 21600 21600" draw:enhanced-path="M 0 0 L 21600 0 21600 21600 0 21600 Z N"/>
        </draw:custom-shape>
        <draw:custom-shape svg:x="0.55in" svg:y="4.23in" svg:width="4.5in" svg:height="0.52in" draw:id="id279" draw:style-name="a804" draw:name="Text 16">
          <svg:title/>
          <svg:desc/>
          <text:p text:style-name="a803" text:class-names="" text:cond-style-name=""><text:span text:style-name="a801" text:class-names="">Short stays (3–4 nights) are the most common booking pattern</text:span><text:span text:style-name="a802" text:class-names=""/></text:p>
          <draw:enhanced-geometry xmlns:dr3d="urn:oasis:names:tc:opendocument:xmlns:dr3d:1.0" draw:type="non-primitive" svg:viewBox="0 0 21600 21600" draw:enhanced-path="M 0 0 L 21600 0 21600 21600 0 21600 Z N"/>
        </draw:custom-shape>
        <draw:custom-shape svg:x="0.35in" svg:y="4.99in" svg:width="0.06in" svg:height="0.3in" draw:id="id280" draw:style-name="a805" draw:name="Shape 17">
          <svg:title/>
          <svg:desc/>
          <draw:enhanced-geometry xmlns:dr3d="urn:oasis:names:tc:opendocument:xmlns:dr3d:1.0" draw:type="non-primitive" svg:viewBox="0 0 21600 21600" draw:enhanced-path="M 0 0 L 21600 0 21600 21600 0 21600 Z N"/>
        </draw:custom-shape>
        <draw:custom-shape svg:x="0.55in" svg:y="4.9in" svg:width="4.5in" svg:height="0.52in" draw:id="id281" draw:style-name="a809" draw:name="Text 18">
          <svg:title/>
          <svg:desc/>
          <text:p text:style-name="a808" text:class-names="" text:cond-style-name=""><text:span text:style-name="a806" text:class-names="">Longer stays (4–7 nights) contribute ~49% to total revenue</text:span><text:span text:style-name="a807" text:class-names=""/></text:p>
          <draw:enhanced-geometry xmlns:dr3d="urn:oasis:names:tc:opendocument:xmlns:dr3d:1.0" draw:type="non-primitive" svg:viewBox="0 0 21600 21600" draw:enhanced-path="M 0 0 L 21600 0 21600 21600 0 21600 Z N"/>
        </draw:custom-shape>
        <draw:custom-shape svg:x="5.2in" svg:y="0.97in" svg:width="0.06in" svg:height="0.3in" draw:id="id282" draw:style-name="a810" draw:name="Shape 19">
          <svg:title/>
          <svg:desc/>
          <draw:enhanced-geometry xmlns:dr3d="urn:oasis:names:tc:opendocument:xmlns:dr3d:1.0" draw:type="non-primitive" svg:viewBox="0 0 21600 21600" draw:enhanced-path="M 0 0 L 21600 0 21600 21600 0 21600 Z N"/>
        </draw:custom-shape>
        <draw:custom-shape svg:x="5.4in" svg:y="0.88in" svg:width="4.5in" svg:height="0.52in" draw:id="id283" draw:style-name="a814" draw:name="Text 20">
          <svg:title/>
          <svg:desc/>
          <text:p text:style-name="a813" text:class-names="" text:cond-style-name=""><text:span text:style-name="a811" text:class-names="">Demand is comparatively low during January and November</text:span><text:span text:style-name="a812" text:class-names=""/></text:p>
          <draw:enhanced-geometry xmlns:dr3d="urn:oasis:names:tc:opendocument:xmlns:dr3d:1.0" draw:type="non-primitive" svg:viewBox="0 0 21600 21600" draw:enhanced-path="M 0 0 L 21600 0 21600 21600 0 21600 Z N"/>
        </draw:custom-shape>
        <draw:custom-shape svg:x="5.2in" svg:y="1.64in" svg:width="0.06in" svg:height="0.3in" draw:id="id284" draw:style-name="a815" draw:name="Shape 21">
          <svg:title/>
          <svg:desc/>
          <draw:enhanced-geometry xmlns:dr3d="urn:oasis:names:tc:opendocument:xmlns:dr3d:1.0" draw:type="non-primitive" svg:viewBox="0 0 21600 21600" draw:enhanced-path="M 0 0 L 21600 0 21600 21600 0 21600 Z N"/>
        </draw:custom-shape>
        <draw:custom-shape svg:x="5.4in" svg:y="1.55in" svg:width="4.5in" svg:height="0.52in" draw:id="id285" draw:style-name="a819" draw:name="Text 22">
          <svg:title/>
          <svg:desc/>
          <text:p text:style-name="a818" text:class-names="" text:cond-style-name=""><text:span text:style-name="a816" text:class-names="">Revenue shows a clear seasonal trend across different months</text:span><text:span text:style-name="a817" text:class-names=""/></text:p>
          <draw:enhanced-geometry xmlns:dr3d="urn:oasis:names:tc:opendocument:xmlns:dr3d:1.0" draw:type="non-primitive" svg:viewBox="0 0 21600 21600" draw:enhanced-path="M 0 0 L 21600 0 21600 21600 0 21600 Z N"/>
        </draw:custom-shape>
        <draw:custom-shape svg:x="5.2in" svg:y="2.31in" svg:width="0.06in" svg:height="0.3in" draw:id="id286" draw:style-name="a820" draw:name="Shape 23">
          <svg:title/>
          <svg:desc/>
          <draw:enhanced-geometry xmlns:dr3d="urn:oasis:names:tc:opendocument:xmlns:dr3d:1.0" draw:type="non-primitive" svg:viewBox="0 0 21600 21600" draw:enhanced-path="M 0 0 L 21600 0 21600 21600 0 21600 Z N"/>
        </draw:custom-shape>
        <draw:custom-shape svg:x="5.4in" svg:y="2.22in" svg:width="4.5in" svg:height="0.52in" draw:id="id287" draw:style-name="a824" draw:name="Text 24">
          <svg:title/>
          <svg:desc/>
          <text:p text:style-name="a823" text:class-names="" text:cond-style-name=""><text:span text:style-name="a821" text:class-names="">Pricing (ADR) shows a gradual increase over the 2015–2017 period</text:span><text:span text:style-name="a822" text:class-names=""/></text:p>
          <draw:enhanced-geometry xmlns:dr3d="urn:oasis:names:tc:opendocument:xmlns:dr3d:1.0" draw:type="non-primitive" svg:viewBox="0 0 21600 21600" draw:enhanced-path="M 0 0 L 21600 0 21600 21600 0 21600 Z N"/>
        </draw:custom-shape>
        <draw:custom-shape svg:x="5.2in" svg:y="2.98in" svg:width="0.06in" svg:height="0.3in" draw:id="id288" draw:style-name="a825" draw:name="Shape 25">
          <svg:title/>
          <svg:desc/>
          <draw:enhanced-geometry xmlns:dr3d="urn:oasis:names:tc:opendocument:xmlns:dr3d:1.0" draw:type="non-primitive" svg:viewBox="0 0 21600 21600" draw:enhanced-path="M 0 0 L 21600 0 21600 21600 0 21600 Z N"/>
        </draw:custom-shape>
        <draw:custom-shape svg:x="5.4in" svg:y="2.89in" svg:width="4.5in" svg:height="0.52in" draw:id="id289" draw:style-name="a829" draw:name="Text 26">
          <svg:title/>
          <svg:desc/>
          <text:p text:style-name="a828" text:class-names="" text:cond-style-name=""><text:span text:style-name="a826" text:class-names="">Booking demand is concentrated in specific countries (e.g., Portugal)</text:span><text:span text:style-name="a827" text:class-names=""/></text:p>
          <draw:enhanced-geometry xmlns:dr3d="urn:oasis:names:tc:opendocument:xmlns:dr3d:1.0" draw:type="non-primitive" svg:viewBox="0 0 21600 21600" draw:enhanced-path="M 0 0 L 21600 0 21600 21600 0 21600 Z N"/>
        </draw:custom-shape>
        <draw:custom-shape svg:x="5.2in" svg:y="3.65in" svg:width="0.06in" svg:height="0.3in" draw:id="id290" draw:style-name="a830" draw:name="Shape 27">
          <svg:title/>
          <svg:desc/>
          <draw:enhanced-geometry xmlns:dr3d="urn:oasis:names:tc:opendocument:xmlns:dr3d:1.0" draw:type="non-primitive" svg:viewBox="0 0 21600 21600" draw:enhanced-path="M 0 0 L 21600 0 21600 21600 0 21600 Z N"/>
        </draw:custom-shape>
        <draw:custom-shape svg:x="5.4in" svg:y="3.56in" svg:width="4.5in" svg:height="0.52in" draw:id="id291" draw:style-name="a834" draw:name="Text 28">
          <svg:title/>
          <svg:desc/>
          <text:p text:style-name="a833" text:class-names="" text:cond-style-name=""><text:span text:style-name="a831" text:class-names="">Cancellation impact is minimal after data filtering applied</text:span><text:span text:style-name="a832" text:class-names=""/></text:p>
          <draw:enhanced-geometry xmlns:dr3d="urn:oasis:names:tc:opendocument:xmlns:dr3d:1.0" draw:type="non-primitive" svg:viewBox="0 0 21600 21600" draw:enhanced-path="M 0 0 L 21600 0 21600 21600 0 21600 Z N"/>
        </draw:custom-shape>
        <draw:custom-shape svg:x="5.2in" svg:y="4.32in" svg:width="0.06in" svg:height="0.3in" draw:id="id292" draw:style-name="a835" draw:name="Shape 29">
          <svg:title/>
          <svg:desc/>
          <draw:enhanced-geometry xmlns:dr3d="urn:oasis:names:tc:opendocument:xmlns:dr3d:1.0" draw:type="non-primitive" svg:viewBox="0 0 21600 21600" draw:enhanced-path="M 0 0 L 21600 0 21600 21600 0 21600 Z N"/>
        </draw:custom-shape>
        <draw:custom-shape svg:x="5.4in" svg:y="4.23in" svg:width="4.5in" svg:height="0.52in" draw:id="id293" draw:style-name="a839" draw:name="Text 30">
          <svg:title/>
          <svg:desc/>
          <text:p text:style-name="a838" text:class-names="" text:cond-style-name=""><text:span text:style-name="a836" text:class-names="">Room demand is relatively evenly distributed across room types</text:span><text:span text:style-name="a837" text:class-names=""/></text:p>
          <draw:enhanced-geometry xmlns:dr3d="urn:oasis:names:tc:opendocument:xmlns:dr3d:1.0" draw:type="non-primitive" svg:viewBox="0 0 21600 21600" draw:enhanced-path="M 0 0 L 21600 0 21600 21600 0 21600 Z N"/>
        </draw:custom-shape>
        <presentation:notes draw:style-name="a845">
          <draw:page-thumbnail draw:page-number="9" svg:x="0in" svg:y="0in" svg:width="0in" svg:height="0in" presentation:class="page" draw:id="id294" presentation:style-name="a840" draw:name="Slide Image Placeholder 1">
            <svg:title/>
            <svg:desc/>
          </draw:page-thumbnail>
          <draw:frame draw:id="id295" presentation:style-name="a841" draw:name="Notes Placeholder 2" svg:x="0in" svg:y="0in" svg:width="0in" svg:height="0in" presentation:class="notes" presentation:placeholder="true">
            <draw:text-box/>
            <svg:title/>
            <svg:desc/>
          </draw:frame>
          <draw:frame draw:id="id296" presentation:style-name="a844" draw:name="Slide Number Placeholder 3" svg:x="0in" svg:y="0in" svg:width="0in" svg:height="0in" presentation:class="page-number" presentation:placeholder="false">
            <draw:text-box>
              <text:p text:style-name="a843" text:class-names="" text:cond-style-name=""><text:span text:style-name="a842" text:class-names=""><text:page-number style:num-format="1" text:fixed="false">9</text:page-number></text:span></text:p>
            </draw:text-box>
            <svg:title/>
            <svg:desc/>
          </draw:frame>
        </presentation:notes>
      </draw:page>
      <draw:page draw:name="Slide 12" draw:style-name="a846" draw:master-page-name="Master1-Layout1-cust-DEFAULT" presentation:presentation-page-layout-name="Master1-PPL1" draw:id="Slide-267">
        <draw:custom-shape svg:x="0in" svg:y="0in" svg:width="10in" svg:height="0.65in" draw:id="id297" draw:style-name="a847" draw:name="Shape 0">
          <svg:title/>
          <svg:desc/>
          <draw:enhanced-geometry xmlns:dr3d="urn:oasis:names:tc:opendocument:xmlns:dr3d:1.0" draw:type="non-primitive" svg:viewBox="0 0 21600 21600" draw:enhanced-path="M 0 0 L 21600 0 21600 21600 0 21600 Z N"/>
        </draw:custom-shape>
        <draw:custom-shape svg:x="0in" svg:y="0.65in" svg:width="10in" svg:height="0.055in" draw:id="id298" draw:style-name="a848" draw:name="Shape 1">
          <svg:title/>
          <svg:desc/>
          <draw:enhanced-geometry xmlns:dr3d="urn:oasis:names:tc:opendocument:xmlns:dr3d:1.0" draw:type="non-primitive" svg:viewBox="0 0 21600 21600" draw:enhanced-path="M 0 0 L 21600 0 21600 21600 0 21600 Z N"/>
        </draw:custom-shape>
        <draw:custom-shape svg:x="0.45in" svg:y="0.08in" svg:width="8.5in" svg:height="0.52in" draw:id="id299" draw:style-name="a852" draw:name="Text 2">
          <svg:title/>
          <svg:desc/>
          <text:p text:style-name="a851" text:class-names="" text:cond-style-name=""><text:span text:style-name="a849" text:class-names="">CONCLUSION &amp; FUTURE ENHANCEMENTS</text:span><text:span text:style-name="a850" text:class-names=""/></text:p>
          <draw:enhanced-geometry xmlns:dr3d="urn:oasis:names:tc:opendocument:xmlns:dr3d:1.0" draw:type="non-primitive" svg:viewBox="0 0 21600 21600" draw:enhanced-path="M 0 0 L 21600 0 21600 21600 0 21600 Z N"/>
        </draw:custom-shape>
        <draw:custom-shape svg:x="0in" svg:y="5.35in" svg:width="10in" svg:height="0.275in" draw:id="id300" draw:style-name="a853" draw:name="Shape 3">
          <svg:title/>
          <svg:desc/>
          <draw:enhanced-geometry xmlns:dr3d="urn:oasis:names:tc:opendocument:xmlns:dr3d:1.0" draw:type="non-primitive" svg:viewBox="0 0 21600 21600" draw:enhanced-path="M 0 0 L 21600 0 21600 21600 0 21600 Z N"/>
        </draw:custom-shape>
        <draw:custom-shape svg:x="0.3in" svg:y="5.35in" svg:width="9.4in" svg:height="0.275in" draw:id="id301" draw:style-name="a857" draw:name="Text 4">
          <svg:title/>
          <svg:desc/>
          <text:p text:style-name="a856" text:class-names="" text:cond-style-name=""><text:span text:style-name="a854" text:class-names="">HotelRevAI <text:s text:c="1"/>| <text:s text:c="1"/>AI-Driven Revenue Analysis</text:span><text:span text:style-name="a855" text:class-names=""/></text:p>
          <draw:enhanced-geometry xmlns:dr3d="urn:oasis:names:tc:opendocument:xmlns:dr3d:1.0" draw:type="non-primitive" svg:viewBox="0 0 21600 21600" draw:enhanced-path="M 0 0 L 21600 0 21600 21600 0 21600 Z N"/>
        </draw:custom-shape>
        <draw:custom-shape svg:x="0.35in" svg:y="0.85in" svg:width="5.4in" svg:height="4.3in" draw:id="id302" draw:style-name="a858" draw:name="Shape 5">
          <svg:title/>
          <svg:desc/>
          <draw:enhanced-geometry xmlns:dr3d="urn:oasis:names:tc:opendocument:xmlns:dr3d:1.0" draw:type="non-primitive" svg:viewBox="0 0 21600 21600" draw:enhanced-path="M 0 0 L 21600 0 21600 21600 0 21600 Z N"/>
        </draw:custom-shape>
        <draw:custom-shape svg:x="0.35in" svg:y="0.85in" svg:width="0.07in" svg:height="4.3in" draw:id="id303" draw:style-name="a859" draw:name="Shape 6">
          <svg:title/>
          <svg:desc/>
          <draw:enhanced-geometry xmlns:dr3d="urn:oasis:names:tc:opendocument:xmlns:dr3d:1.0" draw:type="non-primitive" svg:viewBox="0 0 21600 21600" draw:enhanced-path="M 0 0 L 21600 0 21600 21600 0 21600 Z N"/>
        </draw:custom-shape>
        <draw:custom-shape svg:x="0.5in" svg:y="0.98in" svg:width="5in" svg:height="0.35in" draw:id="id304" draw:style-name="a863" draw:name="Text 7">
          <svg:title/>
          <svg:desc/>
          <text:p text:style-name="a862" text:class-names="" text:cond-style-name=""><text:span text:style-name="a860" text:class-names="">CONCLUSION</text:span><text:span text:style-name="a861" text:class-names=""/></text:p>
          <draw:enhanced-geometry xmlns:dr3d="urn:oasis:names:tc:opendocument:xmlns:dr3d:1.0" draw:type="non-primitive" svg:viewBox="0 0 21600 21600" draw:enhanced-path="M 0 0 L 21600 0 21600 21600 0 21600 Z N"/>
        </draw:custom-shape>
        <draw:custom-shape svg:x="0.5in" svg:y="1.42in" svg:width="5in" svg:height="2.8in" draw:id="id305" draw:style-name="a872" draw:name="Text 8">
          <svg:title/>
          <svg:desc/>
          <text:p text:style-name="a866" text:class-names="" text:cond-style-name=""><text:span text:style-name="a864" text:class-names="">The HotelRevAI project demonstrates how Power BI can transform raw hotel booking data into actionable business insights through data loading, modelling, and interactive dashboards.</text:span><text:span text:style-name="a865" text:class-names=""/></text:p>
          <text:p text:style-name="a868" text:class-names="" text:cond-style-name=""><text:span text:style-name="a867" text:class-names=""/></text:p>
          <text:p text:style-name="a871" text:class-names="" text:cond-style-name=""><text:span text:style-name="a869" text:class-names="">The analysis highlights key revenue drivers such as OTA channels, Transient customers, peak demand in August, and longer stays. These insights support strategic decisions like dynamic pricing, improved cancellation policies, loyalty programs, and growth of direct booking channels to enhance overall revenue performance.</text:span><text:span text:style-name="a870" text:class-names=""/></text:p>
          <draw:enhanced-geometry xmlns:dr3d="urn:oasis:names:tc:opendocument:xmlns:dr3d:1.0" draw:type="non-primitive" svg:viewBox="0 0 21600 21600" draw:enhanced-path="M 0 0 L 21600 0 21600 21600 0 21600 Z N"/>
        </draw:custom-shape>
        <draw:custom-shape svg:x="5.95in" svg:y="0.85in" svg:width="3.7in" svg:height="4.3in" draw:id="id306" draw:style-name="a873" draw:name="Shape 9">
          <svg:title/>
          <svg:desc/>
          <draw:enhanced-geometry xmlns:dr3d="urn:oasis:names:tc:opendocument:xmlns:dr3d:1.0" draw:type="non-primitive" svg:viewBox="0 0 21600 21600" draw:enhanced-path="M 0 0 L 21600 0 21600 21600 0 21600 Z N"/>
        </draw:custom-shape>
        <draw:custom-shape svg:x="5.95in" svg:y="0.85in" svg:width="0.07in" svg:height="4.3in" draw:id="id307" draw:style-name="a874" draw:name="Shape 10">
          <svg:title/>
          <svg:desc/>
          <draw:enhanced-geometry xmlns:dr3d="urn:oasis:names:tc:opendocument:xmlns:dr3d:1.0" draw:type="non-primitive" svg:viewBox="0 0 21600 21600" draw:enhanced-path="M 0 0 L 21600 0 21600 21600 0 21600 Z N"/>
        </draw:custom-shape>
        <draw:custom-shape svg:x="6.1in" svg:y="0.98in" svg:width="3.4in" svg:height="0.35in" draw:id="id308" draw:style-name="a878" draw:name="Text 11">
          <svg:title/>
          <svg:desc/>
          <text:p text:style-name="a877" text:class-names="" text:cond-style-name=""><text:span text:style-name="a875" text:class-names="">FUTURE ENHANCEMENTS</text:span><text:span text:style-name="a876" text:class-names=""/></text:p>
          <draw:enhanced-geometry xmlns:dr3d="urn:oasis:names:tc:opendocument:xmlns:dr3d:1.0" draw:type="non-primitive" svg:viewBox="0 0 21600 21600" draw:enhanced-path="M 0 0 L 21600 0 21600 21600 0 21600 Z N"/>
        </draw:custom-shape>
        <draw:custom-shape svg:x="6.05in" svg:y="1.5in" svg:width="0.45in" svg:height="0.5in" draw:id="id309" draw:style-name="a882" draw:name="Text 12">
          <svg:title/>
          <svg:desc/>
          <text:p text:style-name="a881" text:class-names="" text:cond-style-name=""><text:span text:style-name="a879" text:class-names="">ML</text:span><text:span text:style-name="a880" text:class-names=""/></text:p>
          <draw:enhanced-geometry xmlns:dr3d="urn:oasis:names:tc:opendocument:xmlns:dr3d:1.0" draw:type="non-primitive" svg:viewBox="0 0 21600 21600" draw:enhanced-path="M 0 0 L 21600 0 21600 21600 0 21600 Z N"/>
        </draw:custom-shape>
        <draw:custom-shape svg:x="6.55in" svg:y="1.56in" svg:width="2.9in" svg:height="0.42in" draw:id="id310" draw:style-name="a886" draw:name="Text 13">
          <svg:title/>
          <svg:desc/>
          <text:p text:style-name="a885" text:class-names="" text:cond-style-name=""><text:span text:style-name="a883" text:class-names="">ML models for demand forecasting</text:span><text:span text:style-name="a884" text:class-names=""/></text:p>
          <draw:enhanced-geometry xmlns:dr3d="urn:oasis:names:tc:opendocument:xmlns:dr3d:1.0" draw:type="non-primitive" svg:viewBox="0 0 21600 21600" draw:enhanced-path="M 0 0 L 21600 0 21600 21600 0 21600 Z N"/>
        </draw:custom-shape>
        <draw:custom-shape svg:x="6.05in" svg:y="2.22in" svg:width="0.45in" svg:height="0.5in" draw:id="id311" draw:style-name="a890" draw:name="Text 14">
          <svg:title/>
          <svg:desc/>
          <text:p text:style-name="a889" text:class-names="" text:cond-style-name=""><text:span text:style-name="a887" text:class-names="">&gt;&gt;</text:span><text:span text:style-name="a888" text:class-names=""/></text:p>
          <draw:enhanced-geometry xmlns:dr3d="urn:oasis:names:tc:opendocument:xmlns:dr3d:1.0" draw:type="non-primitive" svg:viewBox="0 0 21600 21600" draw:enhanced-path="M 0 0 L 21600 0 21600 21600 0 21600 Z N"/>
        </draw:custom-shape>
        <draw:custom-shape svg:x="6.55in" svg:y="2.28in" svg:width="2.9in" svg:height="0.42in" draw:id="id312" draw:style-name="a894" draw:name="Text 15">
          <svg:title/>
          <svg:desc/>
          <text:p text:style-name="a893" text:class-names="" text:cond-style-name=""><text:span text:style-name="a891" text:class-names="">Real-time live booking pipeline</text:span><text:span text:style-name="a892" text:class-names=""/></text:p>
          <draw:enhanced-geometry xmlns:dr3d="urn:oasis:names:tc:opendocument:xmlns:dr3d:1.0" draw:type="non-primitive" svg:viewBox="0 0 21600 21600" draw:enhanced-path="M 0 0 L 21600 0 21600 21600 0 21600 Z N"/>
        </draw:custom-shape>
        <draw:custom-shape svg:x="6.05in" svg:y="2.94in" svg:width="0.45in" svg:height="0.5in" draw:id="id313" draw:style-name="a898" draw:name="Text 16">
          <svg:title/>
          <svg:desc/>
          <text:p text:style-name="a897" text:class-names="" text:cond-style-name=""><text:span text:style-name="a895" text:class-names="">CL</text:span><text:span text:style-name="a896" text:class-names=""/></text:p>
          <draw:enhanced-geometry xmlns:dr3d="urn:oasis:names:tc:opendocument:xmlns:dr3d:1.0" draw:type="non-primitive" svg:viewBox="0 0 21600 21600" draw:enhanced-path="M 0 0 L 21600 0 21600 21600 0 21600 Z N"/>
        </draw:custom-shape>
        <draw:custom-shape svg:x="6.55in" svg:y="3in" svg:width="2.9in" svg:height="0.42in" draw:id="id314" draw:style-name="a902" draw:name="Text 17">
          <svg:title/>
          <svg:desc/>
          <text:p text:style-name="a901" text:class-names="" text:cond-style-name=""><text:span text:style-name="a899" text:class-names="">Customer segmentation via clustering</text:span><text:span text:style-name="a900" text:class-names=""/></text:p>
          <draw:enhanced-geometry xmlns:dr3d="urn:oasis:names:tc:opendocument:xmlns:dr3d:1.0" draw:type="non-primitive" svg:viewBox="0 0 21600 21600" draw:enhanced-path="M 0 0 L 21600 0 21600 21600 0 21600 Z N"/>
        </draw:custom-shape>
        <draw:custom-shape svg:x="6.05in" svg:y="3.66in" svg:width="0.45in" svg:height="0.5in" draw:id="id315" draw:style-name="a906" draw:name="Text 18">
          <svg:title/>
          <svg:desc/>
          <text:p text:style-name="a905" text:class-names="" text:cond-style-name=""><text:span text:style-name="a903" text:class-names="">#1</text:span><text:span text:style-name="a904" text:class-names=""/></text:p>
          <draw:enhanced-geometry xmlns:dr3d="urn:oasis:names:tc:opendocument:xmlns:dr3d:1.0" draw:type="non-primitive" svg:viewBox="0 0 21600 21600" draw:enhanced-path="M 0 0 L 21600 0 21600 21600 0 21600 Z N"/>
        </draw:custom-shape>
        <draw:custom-shape svg:x="6.55in" svg:y="3.72in" svg:width="2.9in" svg:height="0.42in" draw:id="id316" draw:style-name="a910" draw:name="Text 19">
          <svg:title/>
          <svg:desc/>
          <text:p text:style-name="a909" text:class-names="" text:cond-style-name=""><text:span text:style-name="a907" text:class-names="">Competitor rate benchmarking</text:span><text:span text:style-name="a908" text:class-names=""/></text:p>
          <draw:enhanced-geometry xmlns:dr3d="urn:oasis:names:tc:opendocument:xmlns:dr3d:1.0" draw:type="non-primitive" svg:viewBox="0 0 21600 21600" draw:enhanced-path="M 0 0 L 21600 0 21600 21600 0 21600 Z N"/>
        </draw:custom-shape>
        <draw:custom-shape svg:x="6.05in" svg:y="4.38in" svg:width="0.45in" svg:height="0.5in" draw:id="id317" draw:style-name="a914" draw:name="Text 20">
          <svg:title/>
          <svg:desc/>
          <text:p text:style-name="a913" text:class-names="" text:cond-style-name=""><text:span text:style-name="a911" text:class-names="">!!</text:span><text:span text:style-name="a912" text:class-names=""/></text:p>
          <draw:enhanced-geometry xmlns:dr3d="urn:oasis:names:tc:opendocument:xmlns:dr3d:1.0" draw:type="non-primitive" svg:viewBox="0 0 21600 21600" draw:enhanced-path="M 0 0 L 21600 0 21600 21600 0 21600 Z N"/>
        </draw:custom-shape>
        <draw:custom-shape svg:x="6.55in" svg:y="4.44in" svg:width="2.9in" svg:height="0.42in" draw:id="id318" draw:style-name="a918" draw:name="Text 21">
          <svg:title/>
          <svg:desc/>
          <text:p text:style-name="a917" text:class-names="" text:cond-style-name=""><text:span text:style-name="a915" text:class-names="">Automated anomaly detection alerts</text:span><text:span text:style-name="a916" text:class-names=""/></text:p>
          <draw:enhanced-geometry xmlns:dr3d="urn:oasis:names:tc:opendocument:xmlns:dr3d:1.0" draw:type="non-primitive" svg:viewBox="0 0 21600 21600" draw:enhanced-path="M 0 0 L 21600 0 21600 21600 0 21600 Z N"/>
        </draw:custom-shape>
        <presentation:notes draw:style-name="a924">
          <draw:page-thumbnail draw:page-number="10" svg:x="0in" svg:y="0in" svg:width="0in" svg:height="0in" presentation:class="page" draw:id="id319" presentation:style-name="a919" draw:name="Slide Image Placeholder 1">
            <svg:title/>
            <svg:desc/>
          </draw:page-thumbnail>
          <draw:frame draw:id="id320" presentation:style-name="a920" draw:name="Notes Placeholder 2" svg:x="0in" svg:y="0in" svg:width="0in" svg:height="0in" presentation:class="notes" presentation:placeholder="true">
            <draw:text-box/>
            <svg:title/>
            <svg:desc/>
          </draw:frame>
          <draw:frame draw:id="id321" presentation:style-name="a923" draw:name="Slide Number Placeholder 3" svg:x="0in" svg:y="0in" svg:width="0in" svg:height="0in" presentation:class="page-number" presentation:placeholder="false">
            <draw:text-box>
              <text:p text:style-name="a922" text:class-names="" text:cond-style-name=""><text:span text:style-name="a921" text:class-names=""><text:page-number style:num-format="1" text:fixed="false">10</text:page-number></text:span></text:p>
            </draw:text-box>
            <svg:title/>
            <svg:desc/>
          </draw:frame>
        </presentation:notes>
      </draw:page>
      <draw:page draw:name="Slide 13" draw:style-name="a925" draw:master-page-name="Master1-Layout1-cust-DEFAULT" presentation:presentation-page-layout-name="Master1-PPL1" draw:id="Slide-268">
        <draw:custom-shape svg:x="0in" svg:y="0in" svg:width="10in" svg:height="1.2in" draw:id="id322" draw:style-name="a926" draw:name="Shape 0">
          <svg:title/>
          <svg:desc/>
          <draw:enhanced-geometry xmlns:dr3d="urn:oasis:names:tc:opendocument:xmlns:dr3d:1.0" draw:type="non-primitive" svg:viewBox="0 0 21600 21600" draw:enhanced-path="M 0 0 L 21600 0 21600 21600 0 21600 Z N"/>
        </draw:custom-shape>
        <draw:custom-shape svg:x="0in" svg:y="4.4in" svg:width="10in" svg:height="1.225in" draw:id="id323" draw:style-name="a927" draw:name="Shape 1">
          <svg:title/>
          <svg:desc/>
          <draw:enhanced-geometry xmlns:dr3d="urn:oasis:names:tc:opendocument:xmlns:dr3d:1.0" draw:type="non-primitive" svg:viewBox="0 0 21600 21600" draw:enhanced-path="M 0 0 L 21600 0 21600 21600 0 21600 Z N"/>
        </draw:custom-shape>
        <draw:custom-shape svg:x="0in" svg:y="4.38in" svg:width="10in" svg:height="0.06in" draw:id="id324" draw:style-name="a928" draw:name="Shape 2">
          <svg:title/>
          <svg:desc/>
          <draw:enhanced-geometry xmlns:dr3d="urn:oasis:names:tc:opendocument:xmlns:dr3d:1.0" draw:type="non-primitive" svg:viewBox="0 0 21600 21600" draw:enhanced-path="M 0 0 L 21600 0 21600 21600 0 21600 Z N"/>
        </draw:custom-shape>
        <draw:custom-shape svg:x="0.5in" svg:y="1.6in" svg:width="9in" svg:height="1.1in" draw:id="id325" draw:style-name="a932" draw:name="Text 3">
          <svg:title/>
          <svg:desc/>
          <text:p text:style-name="a931" text:class-names="" text:cond-style-name=""><text:span text:style-name="a929" text:class-names="">THANK YOU</text:span><text:span text:style-name="a930" text:class-names=""/></text:p>
          <draw:enhanced-geometry xmlns:dr3d="urn:oasis:names:tc:opendocument:xmlns:dr3d:1.0" draw:type="non-primitive" svg:viewBox="0 0 21600 21600" draw:enhanced-path="M 0 0 L 21600 0 21600 21600 0 21600 Z N"/>
        </draw:custom-shape>
        <draw:custom-shape svg:x="0.5in" svg:y="2.85in" svg:width="9in" svg:height="0.5in" draw:id="id326" draw:style-name="a936" draw:name="Text 4">
          <svg:title/>
          <svg:desc/>
          <text:p text:style-name="a935" text:class-names="" text:cond-style-name=""><text:span text:style-name="a933" text:class-names="">HotelRevAI <text:s text:c="1"/>| <text:s text:c="1"/>AI-Driven Revenue Analysis for Hotels</text:span><text:span text:style-name="a934" text:class-names=""/></text:p>
          <draw:enhanced-geometry xmlns:dr3d="urn:oasis:names:tc:opendocument:xmlns:dr3d:1.0" draw:type="non-primitive" svg:viewBox="0 0 21600 21600" draw:enhanced-path="M 0 0 L 21600 0 21600 21600 0 21600 Z N"/>
        </draw:custom-shape>
        <draw:custom-shape svg:x="0.5in" svg:y="4.55in" svg:width="9in" svg:height="0.45in" draw:id="id327" draw:style-name="a940" draw:name="Text 5">
          <svg:title/>
          <svg:desc/>
          <text:p text:style-name="a939" text:class-names="" text:cond-style-name=""><text:span text:style-name="a937" text:class-names="">Team D: A. Vedavarshini <text:s text:c="1"/>· <text:s text:c="1"/>Anwesha Barpanda <text:s text:c="1"/>· <text:s text:c="1"/>V. Sathvikkummar <text:s text:c="1"/>· <text:s text:c="1"/>Nivetha L <text:s text:c="1"/>· <text:s text:c="1"/>Kashish Patel <text:s text:c="1"/>· <text:s text:c="1"/>Marasu Vijaya Lakshmi</text:span><text:span text:style-name="a938" text:class-names=""/></text:p>
          <draw:enhanced-geometry xmlns:dr3d="urn:oasis:names:tc:opendocument:xmlns:dr3d:1.0" draw:type="non-primitive" svg:viewBox="0 0 21600 21600" draw:enhanced-path="M 0 0 L 21600 0 21600 21600 0 21600 Z N"/>
        </draw:custom-shape>
        <presentation:notes draw:style-name="a946">
          <draw:page-thumbnail draw:page-number="11" svg:x="0in" svg:y="0in" svg:width="0in" svg:height="0in" presentation:class="page" draw:id="id328" presentation:style-name="a941" draw:name="Slide Image Placeholder 1">
            <svg:title/>
            <svg:desc/>
          </draw:page-thumbnail>
          <draw:frame draw:id="id329" presentation:style-name="a942" draw:name="Notes Placeholder 2" svg:x="0in" svg:y="0in" svg:width="0in" svg:height="0in" presentation:class="notes" presentation:placeholder="true">
            <draw:text-box/>
            <svg:title/>
            <svg:desc/>
          </draw:frame>
          <draw:frame draw:id="id330" presentation:style-name="a945" draw:name="Slide Number Placeholder 3" svg:x="0in" svg:y="0in" svg:width="0in" svg:height="0in" presentation:class="page-number" presentation:placeholder="false">
            <draw:text-box>
              <text:p text:style-name="a944" text:class-names="" text:cond-style-name=""><text:span text:style-name="a943" text:class-names=""><text:page-number style:num-format="1" text:fixed="false">11</text:page-numb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EFAUL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5.625in" fo:page-height="10in" style:print-orientation="portrait" style:register-truth-ref-style-name=""/>
    </style:page-layout>
    <style:page-layout style:name="pageLayout3">
      <style:page-layout-properties fo:page-width="5.625in" fo:page-height="10in" style:print-orientation="portrait" style:register-truth-ref-style-name=""/>
    </style:page-layout>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office:automatic-styles>
  <office:master-styles>
    <draw:layer-set>
      <draw:layer draw:name="Master1-bg" draw:protected="true"/>
    </draw:layer-set>
    <style:master-page style:name="Master1-Office-Theme" style:page-layout-name="pageLayout1" draw:style-name="a0">
      <presentation:notes style:page-layout-name="pageLayout2" draw:style-name="a1"/>
    </style:master-page>
    <style:master-page style:name="Master1-Layout1-cust-DEFAULT" style:page-layout-name="pageLayout1" draw:style-name="a2">
      <presentation:notes style:page-layout-name="pageLayout2" draw:style-name="a3"/>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HotelRevAI — AI-Driven Revenue Analysis</dc:title>
    <dc:subject>PptxGenJS Presentation</dc:subject>
    <meta:initial-creator>PptxGenJS</meta:initial-creator>
    <dc:creator>Guest User</dc:creator>
    <meta:creation-date>2026-03-28T06:58:37Z</meta:creation-date>
    <dc:date>2026-03-28T12:57:13Z</dc:date>
    <meta:editing-cycles>6</meta:editing-cycles>
    <meta:editing-duration>PT360S</meta:editing-duration>
    <meta:document-statistic meta:paragraph-count="196" meta:word-count="1082"/>
  </office:meta>
</office:document-meta>
</file>